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elvetica1" svg:font-family="Helvetic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1in"/>
    </style:style>
    <style:style style:name="Table3.B" style:family="table-column">
      <style:table-column-properties style:column-width="5.5576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3.A2" style:family="table-cell">
      <style:table-cell-properties style:vertical-align="middle" fo:padding-left="0.0375in" fo:padding-right="0.0375in" fo:padding-top="0in" fo:padding-bottom="0in" fo:border="0.5pt solid #000000"/>
    </style:style>
    <style:style style:name="Table3.B2" style:family="table-cell">
      <style:table-cell-properties style:vertical-align="middle" fo:padding-left="0.0375in" fo:padding-right="0.0375in" fo:padding-top="0in" fo:padding-bottom="0in" fo:border="0.5pt solid #000000"/>
    </style:style>
    <style:style style:name="Table3.C2" style:family="table-cell">
      <style:table-cell-properties style:vertical-align="middle" fo:padding-left="0.0375in" fo:padding-right="0.0375in" fo:padding-top="0in" fo:padding-bottom="0in" fo:border="0.5pt solid #000000"/>
    </style:style>
    <style:style style:name="Table3.A3" style:family="table-cell">
      <style:table-cell-properties style:vertical-align="middle" fo:padding-left="0.0375in" fo:padding-right="0.0375in" fo:padding-top="0in" fo:padding-bottom="0in" fo:border="0.5pt solid #000000"/>
    </style:style>
    <style:style style:name="Table3.B3" style:family="table-cell">
      <style:table-cell-properties style:vertical-align="middle" fo:padding-left="0.0375in" fo:padding-right="0.0375in" fo:padding-top="0in" fo:padding-bottom="0in" fo:border="0.5pt solid #000000"/>
    </style:style>
    <style:style style:name="Table3.C3" style:family="table-cell">
      <style:table-cell-properties style:vertical-align="middle" fo:padding-left="0.0375in" fo:padding-right="0.0375in" fo:padding-top="0in" fo:padding-bottom="0in" fo:border="0.5pt solid #000000"/>
    </style:style>
    <style:style style:name="Table3.A4" style:family="table-cell">
      <style:table-cell-properties style:vertical-align="middle" fo:padding-left="0.0375in" fo:padding-right="0.0375in" fo:padding-top="0in" fo:padding-bottom="0in" fo:border="0.5pt solid #000000"/>
    </style:style>
    <style:style style:name="Table3.B4" style:family="table-cell">
      <style:table-cell-properties style:vertical-align="middle" fo:padding-left="0.0375in" fo:padding-right="0.0375in" fo:padding-top="0in" fo:padding-bottom="0in" fo:border="0.5pt solid #000000"/>
    </style:style>
    <style:style style:name="Table3.C4" style:family="table-cell">
      <style:table-cell-properties style:vertical-align="middle" fo:padding-left="0.0375in" fo:padding-right="0.0375in" fo:padding-top="0in" fo:padding-bottom="0in" fo:border="0.5pt solid #000000"/>
    </style:style>
    <style:style style:name="Table3.A5" style:family="table-cell">
      <style:table-cell-properties style:vertical-align="middle" fo:padding-left="0.0375in" fo:padding-right="0.0375in" fo:padding-top="0in" fo:padding-bottom="0in" fo:border="0.5pt solid #000000"/>
    </style:style>
    <style:style style:name="Table3.B5" style:family="table-cell">
      <style:table-cell-properties style:vertical-align="middle" fo:padding-left="0.0375in" fo:padding-right="0.0375in" fo:padding-top="0in" fo:padding-bottom="0in" fo:border="0.5pt solid #000000"/>
    </style:style>
    <style:style style:name="Table3.C5" style:family="table-cell">
      <style:table-cell-properties style:vertical-align="middle" fo:padding-left="0.0375in" fo:padding-right="0.0375in" fo:padding-top="0in" fo:padding-bottom="0in" fo:border="0.5pt solid #000000"/>
    </style:style>
    <style:style style:name="Table4" style:family="table">
      <style:table-properties style:width="7.0896in" fo:margin-left="0in" fo:margin-top="0in" fo:margin-bottom="0in" table:align="left"/>
    </style:style>
    <style:style style:name="Table4.A" style:family="table-column">
      <style:table-column-properties style:column-width="1.1271in"/>
    </style:style>
    <style:style style:name="Table4.B" style:family="table-column">
      <style:table-column-properties style:column-width="5.5576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4.A2" style:family="table-cell">
      <style:table-cell-properties style:vertical-align="middle" fo:padding-left="0.0375in" fo:padding-right="0.0375in" fo:padding-top="0in" fo:padding-bottom="0in" fo:border="0.5pt solid #000000"/>
    </style:style>
    <style:style style:name="Table4.B2" style:family="table-cell">
      <style:table-cell-properties style:vertical-align="middle" fo:padding-left="0.0375in" fo:padding-right="0.0375in" fo:padding-top="0in" fo:padding-bottom="0in" fo:border="0.5pt solid #000000"/>
    </style:style>
    <style:style style:name="Table4.C2" style:family="table-cell">
      <style:table-cell-properties style:vertical-align="middle" fo:padding-left="0.0375in" fo:padding-right="0.0375in" fo:padding-top="0in" fo:padding-bottom="0in" fo:border="0.5pt solid #000000"/>
    </style:style>
    <style:style style:name="Table4.A3" style:family="table-cell">
      <style:table-cell-properties style:vertical-align="middle" fo:padding-left="0.0375in" fo:padding-right="0.0375in" fo:padding-top="0in" fo:padding-bottom="0in" fo:border="0.5pt solid #000000"/>
    </style:style>
    <style:style style:name="Table4.B3" style:family="table-cell">
      <style:table-cell-properties style:vertical-align="middle" fo:padding-left="0.0375in" fo:padding-right="0.0375in" fo:padding-top="0in" fo:padding-bottom="0in" fo:border="0.5pt solid #000000"/>
    </style:style>
    <style:style style:name="Table4.C3" style:family="table-cell">
      <style:table-cell-properties style:vertical-align="middle" fo:padding-left="0.0375in" fo:padding-right="0.0375in" fo:padding-top="0in" fo:padding-bottom="0in" fo:border="0.5pt solid #000000"/>
    </style:style>
    <style:style style:name="Table4.A4" style:family="table-cell">
      <style:table-cell-properties style:vertical-align="middle" fo:padding-left="0.0375in" fo:padding-right="0.0375in" fo:padding-top="0in" fo:padding-bottom="0in" fo:border="0.5pt solid #000000"/>
    </style:style>
    <style:style style:name="Table4.B4" style:family="table-cell">
      <style:table-cell-properties style:vertical-align="middle" fo:padding-left="0.0375in" fo:padding-right="0.0375in" fo:padding-top="0in" fo:padding-bottom="0in" fo:border="0.5pt solid #000000"/>
    </style:style>
    <style:style style:name="Table4.C4" style:family="table-cell">
      <style:table-cell-properties style:vertical-align="middle" fo:padding-left="0.0375in" fo:padding-right="0.0375in" fo:padding-top="0in" fo:padding-bottom="0in" fo:border="0.5pt solid #000000"/>
    </style:style>
    <style:style style:name="Table4.A5" style:family="table-cell">
      <style:table-cell-properties style:vertical-align="middle" fo:padding-left="0.0375in" fo:padding-right="0.0375in" fo:padding-top="0in" fo:padding-bottom="0in" fo:border="0.5pt solid #000000"/>
    </style:style>
    <style:style style:name="Table4.B5" style:family="table-cell">
      <style:table-cell-properties style:vertical-align="middle" fo:padding-left="0.0375in" fo:padding-right="0.0375in" fo:padding-top="0in" fo:padding-bottom="0in" fo:border="0.5pt solid #000000"/>
    </style:style>
    <style:style style:name="Table4.C5" style:family="table-cell">
      <style:table-cell-properties style:vertical-align="middle" fo:padding-left="0.0375in" fo:padding-right="0.0375in" fo:padding-top="0in" fo:padding-bottom="0in" fo:border="0.5pt solid #000000"/>
    </style:style>
    <style:style style:name="Table4.A6" style:family="table-cell">
      <style:table-cell-properties style:vertical-align="middle" fo:padding-left="0.0375in" fo:padding-right="0.0375in" fo:padding-top="0in" fo:padding-bottom="0in" fo:border="0.5pt solid #000000"/>
    </style:style>
    <style:style style:name="Table4.B6" style:family="table-cell">
      <style:table-cell-properties style:vertical-align="middle" fo:padding-left="0.0375in" fo:padding-right="0.0375in" fo:padding-top="0in" fo:padding-bottom="0in" fo:border="0.5pt solid #000000"/>
    </style:style>
    <style:style style:name="Table4.C6" style:family="table-cell">
      <style:table-cell-properties style:vertical-align="middle" fo:padding-left="0.0375in" fo:padding-right="0.0375in" fo:padding-top="0in" fo:padding-bottom="0in" fo:border="0.5pt solid #000000"/>
    </style:style>
    <style:style style:name="Table5" style:family="table">
      <style:table-properties style:width="7.0896in" fo:margin-left="0in" fo:margin-top="0in" fo:margin-bottom="0in" table:align="left"/>
    </style:style>
    <style:style style:name="Table5.A" style:family="table-column">
      <style:table-column-properties style:column-width="0.6701in"/>
    </style:style>
    <style:style style:name="Table5.B" style:family="table-column">
      <style:table-column-properties style:column-width="6.0465in"/>
    </style:style>
    <style:style style:name="Table5.C" style:family="table-column">
      <style:table-column-properties style:column-width="0.3729in"/>
    </style:style>
    <style:style style:name="Table5.1" style:family="table-row">
      <style:table-row-properties fo:keep-together="always"/>
    </style:style>
    <style:style style:name="Table5.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5.A2" style:family="table-cell">
      <style:table-cell-properties style:vertical-align="" fo:padding-left="0.0389in" fo:padding-right="0.0389in" fo:padding-top="0in" fo:padding-bottom="0in" fo:border="0.5pt solid #000000"/>
    </style:style>
    <style:style style:name="Table5.B2" style:family="table-cell">
      <style:table-cell-properties style:vertical-align="" fo:padding-left="0.0389in" fo:padding-right="0.0389in" fo:padding-top="0in" fo:padding-bottom="0in" fo:border="0.5pt solid #000000"/>
    </style:style>
    <style:style style:name="Table5.C2" style:family="table-cell">
      <style:table-cell-properties style:vertical-align="middle" fo:padding-left="0.0389in" fo:padding-right="0.0389in" fo:padding-top="0in" fo:padding-bottom="0in" fo:border="0.5pt solid #000000"/>
    </style:style>
    <style:style style:name="Table5.A3" style:family="table-cell">
      <style:table-cell-properties style:vertical-align="" fo:padding-left="0.0389in" fo:padding-right="0.0389in" fo:padding-top="0in" fo:padding-bottom="0in" fo:border="0.5pt solid #000000"/>
    </style:style>
    <style:style style:name="Table5.B3" style:family="table-cell">
      <style:table-cell-properties style:vertical-align="" fo:padding-left="0.0389in" fo:padding-right="0.0389in" fo:padding-top="0in" fo:padding-bottom="0in" fo:border="0.5pt solid #000000"/>
    </style:style>
    <style:style style:name="Table5.C3" style:family="table-cell">
      <style:table-cell-properties style:vertical-align="middle" fo:padding-left="0.0389in" fo:padding-right="0.0389in" fo:padding-top="0in" fo:padding-bottom="0in" fo:border="0.5pt solid #000000"/>
    </style:style>
    <style:style style:name="Table5.A4" style:family="table-cell">
      <style:table-cell-properties style:vertical-align="" fo:padding-left="0.0389in" fo:padding-right="0.0389in" fo:padding-top="0in" fo:padding-bottom="0in" fo:border="0.5pt solid #000000"/>
    </style:style>
    <style:style style:name="Table5.B4" style:family="table-cell">
      <style:table-cell-properties style:vertical-align="" fo:padding-left="0.0389in" fo:padding-right="0.0389in" fo:padding-top="0in" fo:padding-bottom="0in" fo:border="0.5pt solid #000000"/>
    </style:style>
    <style:style style:name="Table5.C4" style:family="table-cell">
      <style:table-cell-properties style:vertical-align="middle" fo:padding-left="0.0389in" fo:padding-right="0.0389in" fo:padding-top="0in" fo:padding-bottom="0in" fo:border="0.5pt solid #000000"/>
    </style:style>
    <style:style style:name="Table5.A5" style:family="table-cell">
      <style:table-cell-properties style:vertical-align="" fo:padding-left="0.0389in" fo:padding-right="0.0389in" fo:padding-top="0in" fo:padding-bottom="0in" fo:border="0.5pt solid #000000"/>
    </style:style>
    <style:style style:name="Table5.B5" style:family="table-cell">
      <style:table-cell-properties style:vertical-align="" fo:padding-left="0.0389in" fo:padding-right="0.0389in" fo:padding-top="0in" fo:padding-bottom="0in" fo:border="0.5pt solid #000000"/>
    </style:style>
    <style:style style:name="Table5.C5" style:family="table-cell">
      <style:table-cell-properties style:vertical-align="middle" fo:padding-left="0.0389in" fo:padding-right="0.0389in" fo:padding-top="0in" fo:padding-bottom="0in" fo:border="0.5pt solid #000000"/>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6.A2" style:family="table-cell">
      <style:table-cell-properties style:vertical-align="" fo:padding-left="0.0389in" fo:padding-right="0.0389in" fo:padding-top="0in" fo:padding-bottom="0in" fo:border="0.5pt solid #000000"/>
    </style:style>
    <style:style style:name="Table6.B2" style:family="table-cell">
      <style:table-cell-properties style:vertical-align="" fo:padding-left="0.0389in" fo:padding-right="0.0389in" fo:padding-top="0in" fo:padding-bottom="0in" fo:border="0.5pt solid #000000"/>
    </style:style>
    <style:style style:name="Table6.C2" style:family="table-cell">
      <style:table-cell-properties style:vertical-align="middle" fo:padding-left="0.0389in" fo:padding-right="0.0389in" fo:padding-top="0in" fo:padding-bottom="0in" fo:border="0.5pt solid #000000"/>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7.A2" style:family="table-cell">
      <style:table-cell-properties style:vertical-align="" fo:padding-left="0.0389in" fo:padding-right="0.0389in" fo:padding-top="0in" fo:padding-bottom="0in" fo:border="0.5pt solid #000000"/>
    </style:style>
    <style:style style:name="Table7.B2" style:family="table-cell">
      <style:table-cell-properties style:vertical-align="" fo:padding-left="0.0389in" fo:padding-right="0.0389in" fo:padding-top="0in" fo:padding-bottom="0in" fo:border="0.5pt solid #000000"/>
    </style:style>
    <style:style style:name="Table7.C2" style:family="table-cell">
      <style:table-cell-properties style:vertical-align="middle" fo:padding-left="0.0389in" fo:padding-right="0.0389in" fo:padding-top="0in" fo:padding-bottom="0in" fo:border="0.5pt solid #000000"/>
    </style:style>
    <style:style style:name="Table7.A3" style:family="table-cell">
      <style:table-cell-properties style:vertical-align="" fo:padding-left="0.0389in" fo:padding-right="0.0389in" fo:padding-top="0in" fo:padding-bottom="0in" fo:border="0.5pt solid #000000"/>
    </style:style>
    <style:style style:name="Table7.B3" style:family="table-cell">
      <style:table-cell-properties style:vertical-align="" fo:padding-left="0.0389in" fo:padding-right="0.0389in" fo:padding-top="0in" fo:padding-bottom="0in" fo:border="0.5pt solid #000000"/>
    </style:style>
    <style:style style:name="Table7.C3" style:family="table-cell">
      <style:table-cell-properties style:vertical-align="middle" fo:padding-left="0.0389in" fo:padding-right="0.0389in" fo:padding-top="0in" fo:padding-bottom="0in" fo:border="0.5pt solid #000000"/>
    </style:style>
    <style:style style:name="Table7.A4" style:family="table-cell">
      <style:table-cell-properties style:vertical-align="" fo:padding-left="0.0389in" fo:padding-right="0.0389in" fo:padding-top="0in" fo:padding-bottom="0in" fo:border="0.5pt solid #000000"/>
    </style:style>
    <style:style style:name="Table7.B4" style:family="table-cell">
      <style:table-cell-properties style:vertical-align="" fo:padding-left="0.0389in" fo:padding-right="0.0389in" fo:padding-top="0in" fo:padding-bottom="0in" fo:border="0.5pt solid #000000"/>
    </style:style>
    <style:style style:name="Table7.C4" style:family="table-cell">
      <style:table-cell-properties style:vertical-align="middle" fo:padding-left="0.0389in" fo:padding-right="0.0389in" fo:padding-top="0in" fo:padding-bottom="0in" fo:border="0.5pt solid #000000"/>
    </style:style>
    <style:style style:name="Table7.A5" style:family="table-cell">
      <style:table-cell-properties style:vertical-align="" fo:padding-left="0.0389in" fo:padding-right="0.0389in" fo:padding-top="0in" fo:padding-bottom="0in" fo:border="0.5pt solid #000000"/>
    </style:style>
    <style:style style:name="Table7.B5" style:family="table-cell">
      <style:table-cell-properties style:vertical-align="" fo:padding-left="0.0389in" fo:padding-right="0.0389in" fo:padding-top="0in" fo:padding-bottom="0in" fo:border="0.5pt solid #000000"/>
    </style:style>
    <style:style style:name="Table7.C5" style:family="table-cell">
      <style:table-cell-properties style:vertical-align="middle" fo:padding-left="0.0389in" fo:padding-right="0.0389in" fo:padding-top="0in" fo:padding-bottom="0in" fo:border="0.5pt solid #000000"/>
    </style:style>
    <style:style style:name="Table8" style:family="table">
      <style:table-properties style:width="7.0896in" fo:margin-left="0in" fo:margin-top="0in" fo:margin-bottom="0in" table:align="left"/>
    </style:style>
    <style:style style:name="Table8.A" style:family="table-column">
      <style:table-column-properties style:column-width="0.6701in"/>
    </style:style>
    <style:style style:name="Table8.B" style:family="table-column">
      <style:table-column-properties style:column-width="6.0465in"/>
    </style:style>
    <style:style style:name="Table8.C" style:family="table-column">
      <style:table-column-properties style:column-width="0.3729in"/>
    </style:style>
    <style:style style:name="Table8.1" style:family="table-row">
      <style:table-row-properties fo:keep-together="always"/>
    </style:style>
    <style:style style:name="Table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8.A2" style:family="table-cell">
      <style:table-cell-properties style:vertical-align="" fo:padding-left="0.0389in" fo:padding-right="0.0389in" fo:padding-top="0in" fo:padding-bottom="0in" fo:border="0.5pt solid #000000"/>
    </style:style>
    <style:style style:name="Table8.B2" style:family="table-cell">
      <style:table-cell-properties style:vertical-align="" fo:padding-left="0.0389in" fo:padding-right="0.0389in" fo:padding-top="0in" fo:padding-bottom="0in" fo:border="0.5pt solid #000000"/>
    </style:style>
    <style:style style:name="Table8.C2" style:family="table-cell">
      <style:table-cell-properties style:vertical-align="middle" fo:padding-left="0.0389in" fo:padding-right="0.0389in" fo:padding-top="0in" fo:padding-bottom="0in" fo:border="0.5pt solid #000000"/>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9.A2" style:family="table-cell">
      <style:table-cell-properties style:vertical-align="" fo:padding-left="0.0389in" fo:padding-right="0.0389in" fo:padding-top="0in" fo:padding-bottom="0in" fo:border="0.5pt solid #000000"/>
    </style:style>
    <style:style style:name="Table9.B2" style:family="table-cell">
      <style:table-cell-properties style:vertical-align="" fo:padding-left="0.0389in" fo:padding-right="0.0389in" fo:padding-top="0in" fo:padding-bottom="0in" fo:border="0.5pt solid #000000"/>
    </style:style>
    <style:style style:name="Table9.C2" style:family="table-cell">
      <style:table-cell-properties style:vertical-align="middle" fo:padding-left="0.0389in" fo:padding-right="0.0389in" fo:padding-top="0in" fo:padding-bottom="0in" fo:border="0.5pt solid #000000"/>
    </style:style>
    <style:style style:name="Table10" style:family="table">
      <style:table-properties style:width="7.0896in" fo:margin-left="0in" fo:margin-top="0in" fo:margin-bottom="0in" table:align="left"/>
    </style:style>
    <style:style style:name="Table10.A" style:family="table-column">
      <style:table-column-properties style:column-width="1.0847in"/>
    </style:style>
    <style:style style:name="Table10.B" style:family="table-column">
      <style:table-column-properties style:column-width="5.6in"/>
    </style:style>
    <style:style style:name="Table10.C" style:family="table-column">
      <style:table-column-properties style:column-width="0.4049in"/>
    </style:style>
    <style:style style:name="Table10.1" style:family="table-row">
      <style:table-row-properties fo:keep-together="always"/>
    </style:style>
    <style:style style:name="Table10.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0.A2" style:family="table-cell">
      <style:table-cell-properties style:vertical-align="middle" fo:padding-left="0.0375in" fo:padding-right="0.0375in" fo:padding-top="0in" fo:padding-bottom="0in" fo:border="0.5pt solid #000000"/>
    </style:style>
    <style:style style:name="Table10.B2" style:family="table-cell">
      <style:table-cell-properties style:vertical-align="middle" fo:padding-left="0.0375in" fo:padding-right="0.0375in" fo:padding-top="0in" fo:padding-bottom="0in" fo:border="0.5pt solid #000000"/>
    </style:style>
    <style:style style:name="Table10.C2" style:family="table-cell">
      <style:table-cell-properties style:vertical-align="middle" fo:padding-left="0.0375in" fo:padding-right="0.0375in" fo:padding-top="0in" fo:padding-bottom="0in" fo:border="0.5pt solid #000000"/>
    </style:style>
    <style:style style:name="Table11" style:family="table">
      <style:table-properties style:width="7.0896in" fo:margin-left="0in" fo:margin-top="0in" fo:margin-bottom="0in" table:align="left"/>
    </style:style>
    <style:style style:name="Table11.A" style:family="table-column">
      <style:table-column-properties style:column-width="1.1271in"/>
    </style:style>
    <style:style style:name="Table11.B" style:family="table-column">
      <style:table-column-properties style:column-width="5.5576in"/>
    </style:style>
    <style:style style:name="Table11.C" style:family="table-column">
      <style:table-column-properties style:column-width="0.4049in"/>
    </style:style>
    <style:style style:name="Table11.1" style:family="table-row">
      <style:table-row-properties fo:keep-together="always"/>
    </style:style>
    <style:style style:name="Table11.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1.A2" style:family="table-cell">
      <style:table-cell-properties style:vertical-align="middle" fo:padding-left="0.0375in" fo:padding-right="0.0375in" fo:padding-top="0in" fo:padding-bottom="0in" fo:border="0.5pt solid #000000"/>
    </style:style>
    <style:style style:name="Table11.B2" style:family="table-cell">
      <style:table-cell-properties style:vertical-align="middle" fo:padding-left="0.0375in" fo:padding-right="0.0375in" fo:padding-top="0in" fo:padding-bottom="0in" fo:border="0.5pt solid #000000"/>
    </style:style>
    <style:style style:name="Table11.C2" style:family="table-cell">
      <style:table-cell-properties style:vertical-align="middle" fo:padding-left="0.0375in" fo:padding-right="0.0375in" fo:padding-top="0in" fo:padding-bottom="0in" fo:border="0.5pt solid #000000"/>
    </style:style>
    <style:style style:name="Table12" style:family="table">
      <style:table-properties style:width="7.0896in" fo:margin-left="0in" fo:margin-top="0in" fo:margin-bottom="0in" table:align="left"/>
    </style:style>
    <style:style style:name="Table12.A" style:family="table-column">
      <style:table-column-properties style:column-width="1.0847in"/>
    </style:style>
    <style:style style:name="Table12.B" style:family="table-column">
      <style:table-column-properties style:column-width="5.6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2.A2" style:family="table-cell">
      <style:table-cell-properties style:vertical-align="middle" fo:padding-left="0.0375in" fo:padding-right="0.0375in" fo:padding-top="0in" fo:padding-bottom="0in" fo:border="0.5pt solid #000000"/>
    </style:style>
    <style:style style:name="Table12.B2" style:family="table-cell">
      <style:table-cell-properties style:vertical-align="middle" fo:padding-left="0.0375in" fo:padding-right="0.0375in" fo:padding-top="0in" fo:padding-bottom="0in" fo:border="0.5pt solid #000000"/>
    </style:style>
    <style:style style:name="Table12.C2" style:family="table-cell">
      <style:table-cell-properties style:vertical-align="middle" fo:padding-left="0.0375in" fo:padding-right="0.0375in" fo:padding-top="0in" fo:padding-bottom="0in" fo:border="0.5pt solid #000000"/>
    </style:style>
    <style:style style:name="Table13" style:family="table">
      <style:table-properties style:width="7.0896in" fo:margin-left="0in" fo:margin-top="0in" fo:margin-bottom="0in" table:align="left"/>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3.A2" style:family="table-cell">
      <style:table-cell-properties style:vertical-align="" fo:padding-left="0.0389in" fo:padding-right="0.0389in" fo:padding-top="0in" fo:padding-bottom="0in" fo:border="0.5pt solid #000000"/>
    </style:style>
    <style:style style:name="Table13.B2" style:family="table-cell">
      <style:table-cell-properties style:vertical-align="" fo:padding-left="0.0389in" fo:padding-right="0.0389in" fo:padding-top="0in" fo:padding-bottom="0in" fo:border="0.5pt solid #000000"/>
    </style:style>
    <style:style style:name="Table13.C2" style:family="table-cell">
      <style:table-cell-properties style:vertical-align="middle" fo:padding-left="0.0389in" fo:padding-right="0.0389in" fo:padding-top="0in" fo:padding-bottom="0in" fo:border="0.5pt solid #000000"/>
    </style:style>
    <style:style style:name="Table13.A3" style:family="table-cell">
      <style:table-cell-properties style:vertical-align="" fo:padding-left="0.0389in" fo:padding-right="0.0389in" fo:padding-top="0in" fo:padding-bottom="0in" fo:border="0.5pt solid #000000"/>
    </style:style>
    <style:style style:name="Table13.B3" style:family="table-cell">
      <style:table-cell-properties style:vertical-align="" fo:padding-left="0.0389in" fo:padding-right="0.0389in" fo:padding-top="0in" fo:padding-bottom="0in" fo:border="0.5pt solid #000000"/>
    </style:style>
    <style:style style:name="Table13.C3" style:family="table-cell">
      <style:table-cell-properties style:vertical-align="middle" fo:padding-left="0.0389in" fo:padding-right="0.0389in" fo:padding-top="0in" fo:padding-bottom="0in" fo:border="0.5pt solid #000000"/>
    </style:style>
    <style:style style:name="Table13.A4" style:family="table-cell">
      <style:table-cell-properties style:vertical-align="" fo:padding-left="0.0389in" fo:padding-right="0.0389in" fo:padding-top="0in" fo:padding-bottom="0in" fo:border="0.5pt solid #000000"/>
    </style:style>
    <style:style style:name="Table13.B4" style:family="table-cell">
      <style:table-cell-properties style:vertical-align="" fo:padding-left="0.0389in" fo:padding-right="0.0389in" fo:padding-top="0in" fo:padding-bottom="0in" fo:border="0.5pt solid #000000"/>
    </style:style>
    <style:style style:name="Table13.C4" style:family="table-cell">
      <style:table-cell-properties style:vertical-align="middle" fo:padding-left="0.0389in" fo:padding-right="0.0389in" fo:padding-top="0in" fo:padding-bottom="0in" fo:border="0.5pt solid #000000"/>
    </style:style>
    <style:style style:name="Table14" style:family="table">
      <style:table-properties style:width="7.0896in" fo:margin-left="0in" fo:margin-top="0in" fo:margin-bottom="0in" table:align="left"/>
    </style:style>
    <style:style style:name="Table14.A" style:family="table-column">
      <style:table-column-properties style:column-width="6.7167in"/>
    </style:style>
    <style:style style:name="Table14.B" style:family="table-column">
      <style:table-column-properties style:column-width="0.3722in"/>
    </style:style>
    <style:style style:name="Table14.1" style:family="table-row">
      <style:table-row-properties fo:keep-together="always"/>
    </style:style>
    <style:style style:name="Table14.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4.A2" style:family="table-cell">
      <style:table-cell-properties style:vertical-align="" fo:padding-left="0.0389in" fo:padding-right="0.0389in" fo:padding-top="0in" fo:padding-bottom="0in" fo:border="0.5pt solid #000000"/>
    </style:style>
    <style:style style:name="Table14.B2" style:family="table-cell">
      <style:table-cell-properties style:vertical-align="middle" fo:padding-left="0.0389in" fo:padding-right="0.0389in" fo:padding-top="0in" fo:padding-bottom="0in" fo:border="0.5pt solid #000000"/>
    </style:style>
    <style:style style:name="Table15" style:family="table">
      <style:table-properties style:width="7.0896in" fo:margin-left="0in" fo:margin-top="0in" fo:margin-bottom="0in" table:align="left"/>
    </style:style>
    <style:style style:name="Table15.A" style:family="table-column">
      <style:table-column-properties style:column-width="7.0896in"/>
    </style:style>
    <style:style style:name="Table15.1" style:family="table-row">
      <style:table-row-properties fo:keep-together="always"/>
    </style:style>
    <style:style style:name="Table15.A1" style:family="table-cell">
      <style:table-cell-properties style:vertical-align="middle" fo:background-color="#eeeeff" fo:padding-left="0.0375in" fo:padding-right="0.03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375in" fo:padding-right="0.0375in" fo:padding-top="0in" fo:padding-bottom="0in" fo:border="0.5pt solid #000000"/>
    </style:style>
    <style:style style:name="Table16" style:family="table">
      <style:table-properties style:width="7.0896in" fo:margin-left="0in" fo:margin-top="0in" fo:margin-bottom="0in" table:align="left"/>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6.A2" style:family="table-cell">
      <style:table-cell-properties style:vertical-align="" fo:padding-left="0.0389in" fo:padding-right="0.0389in" fo:padding-top="0in" fo:padding-bottom="0in" fo:border="0.5pt solid #000000"/>
    </style:style>
    <style:style style:name="Table16.B2" style:family="table-cell">
      <style:table-cell-properties style:vertical-align="" fo:padding-left="0.0389in" fo:padding-right="0.0389in" fo:padding-top="0in" fo:padding-bottom="0in" fo:border="0.5pt solid #000000"/>
    </style:style>
    <style:style style:name="Table16.C2" style:family="table-cell">
      <style:table-cell-properties style:vertical-align="middle" fo:padding-left="0.0389in" fo:padding-right="0.0389in" fo:padding-top="0in" fo:padding-bottom="0in" fo:border="0.5pt solid #000000"/>
    </style:style>
    <style:style style:name="Table16.A3" style:family="table-cell">
      <style:table-cell-properties style:vertical-align="" fo:padding-left="0.0389in" fo:padding-right="0.0389in" fo:padding-top="0in" fo:padding-bottom="0in" fo:border="0.5pt solid #000000"/>
    </style:style>
    <style:style style:name="Table16.B3" style:family="table-cell">
      <style:table-cell-properties style:vertical-align="" fo:padding-left="0.0389in" fo:padding-right="0.0389in" fo:padding-top="0in" fo:padding-bottom="0in" fo:border="0.5pt solid #000000"/>
    </style:style>
    <style:style style:name="Table16.C3" style:family="table-cell">
      <style:table-cell-properties style:vertical-align="middle" fo:padding-left="0.0389in" fo:padding-right="0.0389in" fo:padding-top="0in" fo:padding-bottom="0in" fo:border="0.5pt solid #000000"/>
    </style:style>
    <style:style style:name="Table16.A4" style:family="table-cell">
      <style:table-cell-properties style:vertical-align="" fo:padding-left="0.0389in" fo:padding-right="0.0389in" fo:padding-top="0in" fo:padding-bottom="0in" fo:border="0.5pt solid #000000"/>
    </style:style>
    <style:style style:name="Table16.B4" style:family="table-cell">
      <style:table-cell-properties style:vertical-align="" fo:padding-left="0.0389in" fo:padding-right="0.0389in" fo:padding-top="0in" fo:padding-bottom="0in" fo:border="0.5pt solid #000000"/>
    </style:style>
    <style:style style:name="Table16.C4" style:family="table-cell">
      <style:table-cell-properties style:vertical-align="middle" fo:padding-left="0.0389in" fo:padding-right="0.0389in" fo:padding-top="0in" fo:padding-bottom="0in" fo:border="0.5pt solid #000000"/>
    </style:style>
    <style:style style:name="Table17" style:family="table">
      <style:table-properties style:width="7.0896in" fo:margin-left="0in" fo:margin-top="0in" fo:margin-bottom="0in" table:align="left"/>
    </style:style>
    <style:style style:name="Table17.A" style:family="table-column">
      <style:table-column-properties style:column-width="1.0847in"/>
    </style:style>
    <style:style style:name="Table17.B" style:family="table-column">
      <style:table-column-properties style:column-width="5.6in"/>
    </style:style>
    <style:style style:name="Table17.C" style:family="table-column">
      <style:table-column-properties style:column-width="0.4049in"/>
    </style:style>
    <style:style style:name="Table17.1" style:family="table-row">
      <style:table-row-properties fo:keep-together="always"/>
    </style:style>
    <style:style style:name="Table17.A1" style:family="table-cell">
      <style:table-cell-properties style:vertical-align="middle" fo:background-color="#ccccff" fo:padding-left="0.0375in" fo:padding-right="0.0375in" fo:padding-top="0in" fo:padding-bottom="0in" fo:border="0.5pt solid #000000">
        <style:background-image/>
      </style:table-cell-properties>
    </style:style>
    <style:style style:name="Table17.A2" style:family="table-cell">
      <style:table-cell-properties style:vertical-align="middle" fo:padding-left="0.0375in" fo:padding-right="0.0375in" fo:padding-top="0in" fo:padding-bottom="0in" fo:border="0.5pt solid #000000"/>
    </style:style>
    <style:style style:name="Table17.B2" style:family="table-cell">
      <style:table-cell-properties style:vertical-align="middle" fo:padding-left="0.0375in" fo:padding-right="0.0375in" fo:padding-top="0in" fo:padding-bottom="0in" fo:border="0.5pt solid #000000"/>
    </style:style>
    <style:style style:name="Table17.C2" style:family="table-cell">
      <style:table-cell-properties style:vertical-align="middle" fo:padding-left="0.0375in" fo:padding-right="0.0375in" fo:padding-top="0in" fo:padding-bottom="0in" fo:border="0.5pt solid #000000"/>
    </style:style>
    <style:style style:name="Table17.A3" style:family="table-cell">
      <style:table-cell-properties style:vertical-align="middle" fo:padding-left="0.0375in" fo:padding-right="0.0375in" fo:padding-top="0in" fo:padding-bottom="0in" fo:border="0.5pt solid #000000"/>
    </style:style>
    <style:style style:name="Table17.B3" style:family="table-cell">
      <style:table-cell-properties style:vertical-align="middle" fo:padding-left="0.0375in" fo:padding-right="0.0375in" fo:padding-top="0in" fo:padding-bottom="0in" fo:border="0.5pt solid #000000"/>
    </style:style>
    <style:style style:name="Table17.C3" style:family="table-cell">
      <style:table-cell-properties style:vertical-align="middle" fo:padding-left="0.0375in" fo:padding-right="0.0375in" fo:padding-top="0in" fo:padding-bottom="0in" fo:border="0.5pt solid #000000"/>
    </style:style>
    <style:style style:name="Table18" style:family="table">
      <style:table-properties style:width="7.0896in" fo:margin-left="0in" fo:margin-top="0in" fo:margin-bottom="0in" table:align="left"/>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8.A2" style:family="table-cell">
      <style:table-cell-properties style:vertical-align="" fo:padding-left="0.0389in" fo:padding-right="0.0389in" fo:padding-top="0in" fo:padding-bottom="0in" fo:border="0.5pt solid #000000"/>
    </style:style>
    <style:style style:name="Table18.B2" style:family="table-cell">
      <style:table-cell-properties style:vertical-align="" fo:padding-left="0.0389in" fo:padding-right="0.0389in" fo:padding-top="0in" fo:padding-bottom="0in" fo:border="0.5pt solid #000000"/>
    </style:style>
    <style:style style:name="Table18.C2" style:family="table-cell">
      <style:table-cell-properties style:vertical-align="middle" fo:padding-left="0.0389in" fo:padding-right="0.0389in" fo:padding-top="0in" fo:padding-bottom="0in" fo:border="0.5pt solid #000000"/>
    </style:style>
    <style:style style:name="Table19" style:family="table">
      <style:table-properties style:width="7.0896in" fo:margin-left="0in" fo:margin-top="0in" fo:margin-bottom="0in" table:align="left"/>
    </style:style>
    <style:style style:name="Table19.A" style:family="table-column">
      <style:table-column-properties style:column-width="0.6701in"/>
    </style:style>
    <style:style style:name="Table19.B" style:family="table-column">
      <style:table-column-properties style:column-width="6.0465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0">
        <style:background-image/>
      </style:table-cell-properties>
    </style:style>
    <style:style style:name="Table19.A2" style:family="table-cell">
      <style:table-cell-properties style:vertical-align="" fo:padding-left="0.0389in" fo:padding-right="0.0389in" fo:padding-top="0in" fo:padding-bottom="0in" fo:border="0.5pt solid #000000"/>
    </style:style>
    <style:style style:name="Table19.B2" style:family="table-cell">
      <style:table-cell-properties style:vertical-align="" fo:padding-left="0.0389in" fo:padding-right="0.0389in" fo:padding-top="0in" fo:padding-bottom="0in" fo:border="0.5pt solid #000000"/>
    </style:style>
    <style:style style:name="Table19.C2" style:family="table-cell">
      <style:table-cell-properties style:vertical-align="middle" fo:padding-left="0.0389in" fo:padding-right="0.0389in" fo:padding-top="0in" fo:padding-bottom="0in"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officeooo:rsid="00388e51" officeooo:paragraph-rsid="00388e51"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388e51" officeooo:paragraph-rsid="00388e51"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officeooo:paragraph-rsid="0021c380"/>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color="#ff0000" fo:language="en" fo:country="US" fo:font-style="italic" officeooo:paragraph-rsid="002a6e71"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paragraph-rsid="00292939"/>
    </style:style>
    <style:style style:name="P22" style:family="paragraph" style:parent-style-name="Body">
      <style:text-properties fo:color="#000000" style:text-outline="false" style:text-line-through-style="none" style:text-line-through-type="none" style:font-name="Arial" fo:font-size="10pt" fo:letter-spacing="normal" fo:font-style="normal" fo:text-shadow="none" style:text-underline-style="none" fo:font-weight="normal" officeooo:paragraph-rsid="002a6e71"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23" style:family="paragraph" style:parent-style-name="Body">
      <style:text-properties officeooo:rsid="002e6358" officeooo:paragraph-rsid="002bce2d"/>
    </style:style>
    <style:style style:name="P24" style:family="paragraph" style:parent-style-name="Body">
      <style:text-properties officeooo:rsid="0033fcf2" officeooo:paragraph-rsid="002bce2d"/>
    </style:style>
    <style:style style:name="P25" style:family="paragraph" style:parent-style-name="Body">
      <style:text-properties officeooo:paragraph-rsid="002bce2d"/>
    </style:style>
    <style:style style:name="P26" style:family="paragraph" style:parent-style-name="Body">
      <style:text-properties officeooo:rsid="002bce2d" officeooo:paragraph-rsid="002eeed5"/>
    </style:style>
    <style:style style:name="P27" style:family="paragraph" style:parent-style-name="Body">
      <style:text-properties officeooo:rsid="002e8766" officeooo:paragraph-rsid="002e8766"/>
    </style:style>
    <style:style style:name="P28" style:family="paragraph" style:parent-style-name="Body">
      <style:text-properties officeooo:rsid="002fded0" officeooo:paragraph-rsid="002fded0"/>
    </style:style>
    <style:style style:name="P29" style:family="paragraph" style:parent-style-name="Body">
      <style:text-properties officeooo:paragraph-rsid="002fef0e"/>
    </style:style>
    <style:style style:name="P30" style:family="paragraph" style:parent-style-name="Body">
      <style:text-properties officeooo:rsid="002fef0e" officeooo:paragraph-rsid="002fef0e"/>
    </style:style>
    <style:style style:name="P31" style:family="paragraph" style:parent-style-name="Body">
      <style:text-properties officeooo:rsid="003334ad" officeooo:paragraph-rsid="003334ad"/>
    </style:style>
    <style:style style:name="P32" style:family="paragraph" style:parent-style-name="Body">
      <style:text-properties officeooo:rsid="00357025" officeooo:paragraph-rsid="00357025"/>
    </style:style>
    <style:style style:name="P33" style:family="paragraph" style:parent-style-name="Body">
      <style:text-properties officeooo:rsid="0036edb5" officeooo:paragraph-rsid="0036edb5"/>
    </style:style>
    <style:style style:name="P34"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35" style:family="paragraph" style:parent-style-name="Standard">
      <style:text-properties style:font-name="Arial" fo:language="en" fo:country="US" officeooo:paragraph-rsid="0021c380" style:language-complex="ar" style:country-complex="SA"/>
    </style:style>
    <style:style style:name="P36" style:family="paragraph" style:parent-style-name="Standard">
      <style:text-properties style:font-name="Arial" fo:language="en" fo:country="US" officeooo:rsid="001febee" officeooo:paragraph-rsid="0021c380" style:language-complex="ar" style:country-complex="SA"/>
    </style:style>
    <style:style style:name="P37" style:family="paragraph" style:parent-style-name="Standard">
      <style:text-properties fo:color="#000000" style:text-outline="false" style:font-name="ArialMT" fo:font-size="10pt" fo:letter-spacing="normal" style:text-underline-style="none" officeooo:rsid="0027f1fb" officeooo:paragraph-rsid="00292939" style:letter-kerning="false" style:font-size-asian="10pt"/>
    </style:style>
    <style:style style:name="P38" style:family="paragraph" style:parent-style-name="Standard">
      <style:text-properties fo:color="#000000" style:text-outline="false" style:font-name="ArialMT" fo:font-size="10pt" fo:letter-spacing="normal" style:text-underline-style="none" officeooo:rsid="0028311f" officeooo:paragraph-rsid="00292939" style:letter-kerning="false" style:font-size-asian="10pt"/>
    </style:style>
    <style:style style:name="P39" style:family="paragraph" style:parent-style-name="Standard">
      <style:text-properties fo:color="#000000" style:text-outline="false" style:font-name="ArialMT" fo:font-size="10pt" fo:letter-spacing="normal" style:text-underline-style="none" officeooo:paragraph-rsid="00292939" style:letter-kerning="false" style:font-size-asian="10pt"/>
    </style:style>
    <style:style style:name="P40" style:family="paragraph" style:parent-style-name="Standard">
      <style:text-properties officeooo:paragraph-rsid="00292939"/>
    </style:style>
    <style:style style:name="P41" style:family="paragraph" style:parent-style-name="Standard">
      <style:text-properties officeooo:rsid="0028311f" officeooo:paragraph-rsid="002a6e71"/>
    </style:style>
    <style:style style:name="P42" style:family="paragraph" style:parent-style-name="Standard">
      <style:paragraph-properties fo:margin-top="0in" fo:margin-bottom="0.1665in" loext:contextual-spacing="false" fo:text-align="justify" style:justify-single-word="false" style:text-autospace="none"/>
      <style:text-properties fo:color="#000000" style:text-outline="false" style:font-name="ArialMT" fo:font-size="10pt" fo:letter-spacing="normal" style:text-underline-style="none" fo:font-weight="normal" officeooo:rsid="0027f1fb" officeooo:paragraph-rsid="002a6e71" style:letter-kerning="false" style:font-name-asian="Helvetica1" style:font-size-asian="10pt" style:font-weight-asian="normal" style:font-name-complex="Helvetica1" style:font-size-complex="10pt" style:font-weight-complex="normal"/>
    </style:style>
    <style:style style:name="P43"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paragraph-rsid="002a6e71" style:font-name-asian="Helvetica1" style:font-size-asian="10pt" style:font-weight-asian="normal" style:font-name-complex="Helvetica1" style:font-size-complex="10pt" style:font-weight-complex="normal"/>
    </style:style>
    <style:style style:name="P44"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rsid="0028e0a4" officeooo:paragraph-rsid="002a6e71" style:font-name-asian="Helvetica1" style:font-size-asian="10pt" style:font-weight-asian="normal" style:font-name-complex="Helvetica1" style:font-size-complex="10pt" style:font-weight-complex="normal"/>
    </style:style>
    <style:style style:name="P45" style:family="paragraph" style:parent-style-name="Definition_20_Term">
      <style:text-properties fo:language="en" fo:country="US" style:language-complex="ar" style:country-complex="SA"/>
    </style:style>
    <style:style style:name="P46" style:family="paragraph" style:parent-style-name="Definition_20_Term">
      <style:text-properties officeooo:paragraph-rsid="002bce2d"/>
    </style:style>
    <style:style style:name="P47" style:family="paragraph" style:parent-style-name="Definition_20_Term" style:list-style-name="WW8Num3">
      <style:text-properties officeooo:paragraph-rsid="002e8766"/>
    </style:style>
    <style:style style:name="P48" style:family="paragraph" style:parent-style-name="Definition_20_Term">
      <style:text-properties officeooo:paragraph-rsid="002e8766"/>
    </style:style>
    <style:style style:name="P49" style:family="paragraph" style:parent-style-name="Definition_20_Term">
      <style:text-properties officeooo:paragraph-rsid="002f0de9"/>
    </style:style>
    <style:style style:name="P5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1" style:family="paragraph" style:parent-style-name="CellBody">
      <style:text-properties officeooo:rsid="004cab37" officeooo:paragraph-rsid="004cab37"/>
    </style:style>
    <style:style style:name="P52" style:family="paragraph" style:parent-style-name="Standard">
      <style:text-properties fo:color="#ff0000" fo:language="en" fo:country="US" fo:font-style="italic" fo:font-weight="bold" style:font-style-asian="italic" style:font-weight-asian="bold" style:language-complex="ar" style:country-complex="SA"/>
    </style:style>
    <style:style style:name="P53" style:family="paragraph" style:parent-style-name="Standard">
      <style:paragraph-properties fo:line-height="0.1945in"/>
      <style:text-properties style:font-name="Arial1"/>
    </style:style>
    <style:style style:name="P54" style:family="paragraph" style:parent-style-name="Standard">
      <style:paragraph-properties fo:line-height="0.1846in"/>
      <style:text-properties style:font-name="Arial1"/>
    </style:style>
    <style:style style:name="P55" style:family="paragraph" style:parent-style-name="Standard">
      <style:paragraph-properties fo:keep-together="always"/>
    </style:style>
    <style:style style:name="P56" style:family="paragraph" style:parent-style-name="Standard">
      <style:paragraph-properties fo:margin-top="0in" fo:margin-bottom="0.1945in" loext:contextual-spacing="false"/>
    </style:style>
    <style:style style:name="P57" style:family="paragraph" style:parent-style-name="Standard">
      <style:paragraph-properties fo:margin-top="0in" fo:margin-bottom="0.1945in" loext:contextual-spacing="false" fo:keep-together="always"/>
    </style:style>
    <style:style style:name="P58" style:family="paragraph" style:parent-style-name="Standard">
      <style:paragraph-properties fo:margin-top="0in" fo:margin-bottom="0.1945in" loext:contextual-spacing="false" fo:keep-with-next="always"/>
    </style:style>
    <style:style style:name="P59" style:family="paragraph" style:parent-style-name="Standard">
      <style:paragraph-properties fo:margin-top="0.0374in" fo:margin-bottom="0.0374in" loext:contextual-spacing="false" fo:text-align="start" style:justify-single-word="false" fo:orphans="2" fo:widows="2"/>
    </style:style>
    <style:style style:name="P6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61" style:family="paragraph" style:parent-style-name="Standard">
      <style:paragraph-properties fo:margin-top="0.0374in" fo:margin-bottom="0.0374in" loext:contextual-spacing="false" fo:text-align="center" style:justify-single-word="false" fo:orphans="2" fo:widows="2"/>
    </style:style>
    <style:style style:name="P6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63" style:family="paragraph" style:parent-style-name="Standard">
      <style:paragraph-properties fo:margin-top="0.0374in" fo:margin-bottom="0.0374in" loext:contextual-spacing="false">
        <style:tab-stops/>
      </style:paragraph-properties>
    </style:style>
    <style:style style:name="P64" style:family="paragraph" style:parent-style-name="Standard">
      <style:paragraph-properties fo:text-align="start" style:justify-single-word="false" fo:orphans="2" fo:widows="2" fo:padding="0in" fo:border-left="none" fo:border-right="none" fo:border-top="none" fo:border-bottom="0.51pt solid #000000"/>
    </style:style>
    <style:style style:name="P65" style:family="paragraph" style:parent-style-name="Standard">
      <style:paragraph-properties fo:margin-top="0.1945in" fo:margin-bottom="0in" loext:contextual-spacing="false"/>
    </style:style>
    <style:style style:name="P66"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67" style:family="paragraph" style:parent-style-name="Standard">
      <style:paragraph-properties fo:margin-top="0.1945in" fo:margin-bottom="0in" loext:contextual-spacing="false" fo:keep-together="always" fo:keep-with-next="always"/>
    </style:style>
    <style:style style:name="P68" style:family="paragraph" style:parent-style-name="Standard">
      <style:paragraph-properties fo:margin-left="0.5in" fo:margin-right="0in" fo:margin-top="0in" fo:margin-bottom="0.1945in" loext:contextual-spacing="false" fo:text-indent="0in" style:auto-text-indent="false"/>
    </style:style>
    <style:style style:name="P69" style:family="paragraph" style:parent-style-name="Standard">
      <style:paragraph-properties fo:margin-left="0.5in" fo:margin-right="0in" fo:text-indent="0in" style:auto-text-indent="false" fo:keep-with-next="always"/>
    </style:style>
    <style:style style:name="P70" style:family="paragraph" style:parent-style-name="Standard">
      <style:paragraph-properties fo:margin-left="0.5in" fo:margin-right="0in" fo:margin-top="0in" fo:margin-bottom="0.1665in" loext:contextual-spacing="false" fo:text-indent="0in" style:auto-text-indent="false"/>
    </style:style>
    <style:style style:name="P71" style:family="paragraph" style:parent-style-name="Standard">
      <style:paragraph-properties fo:margin-left="0.5in" fo:margin-right="0in" fo:text-indent="0in" style:auto-text-indent="false"/>
    </style:style>
    <style:style style:name="P72" style:family="paragraph" style:parent-style-name="Standard">
      <style:paragraph-properties fo:margin-top="0.1945in" fo:margin-bottom="0.1945in" loext:contextual-spacing="false"/>
    </style:style>
    <style:style style:name="P73" style:family="paragraph" style:parent-style-name="Standard">
      <style:paragraph-properties fo:margin-top="0in" fo:margin-bottom="0.1665in" loext:contextual-spacing="false"/>
    </style:style>
    <style:style style:name="P74" style:family="paragraph" style:parent-style-name="Standard">
      <style:paragraph-properties fo:keep-with-next="always"/>
    </style:style>
    <style:style style:name="P75" style:family="paragraph" style:parent-style-name="Standard">
      <style:paragraph-properties fo:keep-together="always" fo:keep-with-next="always"/>
    </style:style>
    <style:style style:name="P76" style:family="paragraph" style:parent-style-name="Standard">
      <style:paragraph-properties fo:margin-top="0.1736in" fo:margin-bottom="0.1945in" loext:contextual-spacing="false" fo:keep-together="always"/>
    </style:style>
    <style:style style:name="P77"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78"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79" style:family="paragraph" style:parent-style-name="Standard">
      <style:paragraph-properties fo:margin-top="0.0319in" fo:margin-bottom="0.0319in" loext:contextual-spacing="false" fo:text-align="center" style:justify-single-word="false" fo:orphans="2" fo:widows="2"/>
    </style:style>
    <style:style style:name="P80"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81" style:family="paragraph" style:parent-style-name="Standard">
      <style:paragraph-properties fo:margin-top="0.0319in" fo:margin-bottom="0.0319in" loext:contextual-spacing="false" fo:text-align="end" style:justify-single-word="false" fo:orphans="2" fo:widows="2"/>
    </style:style>
    <style:style style:name="P82"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83" style:family="paragraph" style:parent-style-name="Standard">
      <style:paragraph-properties fo:margin-top="0.0319in" fo:margin-bottom="0in" loext:contextual-spacing="false" fo:text-align="start" style:justify-single-word="false" fo:orphans="2" fo:widows="2"/>
    </style:style>
    <style:style style:name="P84" style:family="paragraph" style:parent-style-name="Standard">
      <style:paragraph-properties fo:margin-top="0.0319in" fo:margin-bottom="0in" loext:contextual-spacing="false" fo:text-align="start" style:justify-single-word="false" fo:orphans="2" fo:widows="2">
        <style:tab-stops/>
      </style:paragraph-properties>
    </style:style>
    <style:style style:name="P85"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86"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87"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88" style:family="paragraph" style:parent-style-name="Standard">
      <style:paragraph-properties fo:margin-left="1in" fo:margin-right="0in" fo:text-indent="0in" style:auto-text-indent="false"/>
    </style:style>
    <style:style style:name="P89"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90" style:family="paragraph" style:parent-style-name="Standard">
      <style:paragraph-properties fo:margin-top="0.1736in" fo:margin-bottom="0in" loext:contextual-spacing="false" fo:keep-together="always" fo:keep-with-next="always"/>
    </style:style>
    <style:style style:name="P91" style:family="paragraph" style:parent-style-name="Standard">
      <style:paragraph-properties fo:margin-top="0.4165in" fo:margin-bottom="0.0835in" loext:contextual-spacing="false" fo:padding-left="0in" fo:padding-right="0in" fo:padding-top="0.028in" fo:padding-bottom="0in" fo:border-left="none" fo:border-right="none" fo:border-top="0.51pt solid #808080" fo:border-bottom="none"/>
    </style:style>
    <style:style style:name="P92" style:family="paragraph" style:parent-style-name="Heading_20_2">
      <style:text-properties fo:language="en" fo:country="US" style:language-complex="ar" style:country-complex="SA"/>
    </style:style>
    <style:style style:name="P93" style:family="paragraph" style:parent-style-name="Heading_20_2">
      <style:text-properties fo:language="en" fo:country="US" officeooo:rsid="0021c380" officeooo:paragraph-rsid="0021c380" style:language-complex="ar" style:country-complex="SA"/>
    </style:style>
    <style:style style:name="P94" style:family="paragraph" style:parent-style-name="Heading_20_2">
      <style:text-properties fo:language="en" fo:country="US" officeooo:rsid="001febee" officeooo:paragraph-rsid="0021c380" style:language-complex="ar" style:country-complex="SA"/>
    </style:style>
    <style:style style:name="P95" style:family="paragraph" style:parent-style-name="Heading_20_2">
      <style:text-properties fo:language="en" fo:country="US" officeooo:paragraph-rsid="001febee" style:language-complex="ar" style:country-complex="SA"/>
    </style:style>
    <style:style style:name="P96" style:family="paragraph" style:parent-style-name="Heading_20_2">
      <style:text-properties fo:language="en" fo:country="US" officeooo:paragraph-rsid="00292939" style:language-complex="ar" style:country-complex="SA"/>
    </style:style>
    <style:style style:name="P97" style:family="paragraph" style:parent-style-name="Heading_20_2">
      <style:text-properties officeooo:paragraph-rsid="00292939"/>
    </style:style>
    <style:style style:name="P98" style:family="paragraph" style:parent-style-name="Heading_20_2">
      <style:text-properties officeooo:paragraph-rsid="002a6e71"/>
    </style:style>
    <style:style style:name="P99" style:family="paragraph" style:parent-style-name="Heading_20_2">
      <style:text-properties officeooo:rsid="002e8766" officeooo:paragraph-rsid="002e8766"/>
    </style:style>
    <style:style style:name="P100" style:family="paragraph" style:parent-style-name="Heading_20_2">
      <style:text-properties officeooo:rsid="002eeed5" officeooo:paragraph-rsid="002f2399"/>
    </style:style>
    <style:style style:name="P101" style:family="paragraph" style:parent-style-name="Heading_20_2">
      <style:text-properties officeooo:rsid="002f0de9" officeooo:paragraph-rsid="00388ed8"/>
    </style:style>
    <style:style style:name="P102" style:family="paragraph" style:parent-style-name="Heading_20_2">
      <style:text-properties officeooo:rsid="002f2399" officeooo:paragraph-rsid="002f2399"/>
    </style:style>
    <style:style style:name="P103" style:family="paragraph" style:parent-style-name="Heading_20_2">
      <style:text-properties officeooo:rsid="00381443" officeooo:paragraph-rsid="00381443"/>
    </style:style>
    <style:style style:name="P104" style:family="paragraph" style:parent-style-name="Heading_20_2">
      <style:text-properties officeooo:rsid="003bdb6a" officeooo:paragraph-rsid="003bdb6a"/>
    </style:style>
    <style:style style:name="P105" style:family="paragraph" style:parent-style-name="Heading_20_2">
      <style:text-properties officeooo:rsid="003ff3a5" officeooo:paragraph-rsid="003ff3a5"/>
    </style:style>
    <style:style style:name="P106" style:family="paragraph" style:parent-style-name="Heading_20_2">
      <style:text-properties officeooo:rsid="0043c4e2" officeooo:paragraph-rsid="0043c4e2"/>
    </style:style>
    <style:style style:name="P107" style:family="paragraph" style:parent-style-name="Body" style:list-style-name="L1">
      <style:text-properties officeooo:rsid="00264757" officeooo:paragraph-rsid="002bce2d"/>
    </style:style>
    <style:style style:name="P108" style:family="paragraph" style:parent-style-name="Body" style:list-style-name="L2"/>
    <style:style style:name="P109" style:family="paragraph" style:parent-style-name="Body" style:list-style-name="L2">
      <style:text-properties officeooo:rsid="00273ec8" officeooo:paragraph-rsid="00292939"/>
    </style:style>
    <style:style style:name="P110" style:family="paragraph" style:parent-style-name="Body" style:list-style-name="L2">
      <style:text-properties officeooo:rsid="0027f1fb" officeooo:paragraph-rsid="00292939"/>
    </style:style>
    <style:style style:name="P111" style:family="paragraph" style:parent-style-name="Body" style:list-style-name="L3">
      <style:text-properties officeooo:paragraph-rsid="002fef0e"/>
    </style:style>
    <style:style style:name="P112" style:family="paragraph" style:parent-style-name="Body" style:list-style-name="L3">
      <style:text-properties officeooo:rsid="002fef0e" officeooo:paragraph-rsid="002fef0e"/>
    </style:style>
    <style:style style:name="P113" style:family="paragraph" style:parent-style-name="Body">
      <style:text-properties officeooo:rsid="002fef0e" officeooo:paragraph-rsid="002fef0e"/>
    </style:style>
    <style:style style:name="P114" style:family="paragraph" style:parent-style-name="Body">
      <style:text-properties officeooo:rsid="003334ad" officeooo:paragraph-rsid="00388ed8"/>
    </style:style>
    <style:style style:name="P115" style:family="paragraph" style:parent-style-name="Body">
      <style:text-properties officeooo:rsid="00319134" officeooo:paragraph-rsid="00319134"/>
    </style:style>
    <style:style style:name="P116" style:family="paragraph" style:parent-style-name="Body">
      <style:text-properties officeooo:rsid="00388ed8" officeooo:paragraph-rsid="00388ed8"/>
    </style:style>
    <style:style style:name="P117" style:family="paragraph" style:parent-style-name="Body" style:list-style-name="L4">
      <style:text-properties officeooo:rsid="00388ed8" officeooo:paragraph-rsid="00388ed8"/>
    </style:style>
    <style:style style:name="P118" style:family="paragraph" style:parent-style-name="Body">
      <style:text-properties officeooo:rsid="002f0de9" officeooo:paragraph-rsid="00388ed8"/>
    </style:style>
    <style:style style:name="P119" style:family="paragraph" style:parent-style-name="Body">
      <style:text-properties officeooo:rsid="00390f02" officeooo:paragraph-rsid="00390f02"/>
    </style:style>
    <style:style style:name="P120" style:family="paragraph" style:parent-style-name="Body" style:list-style-name="L5">
      <style:text-properties officeooo:rsid="003b58ec" officeooo:paragraph-rsid="003b58ec"/>
    </style:style>
    <style:style style:name="P121" style:family="paragraph" style:parent-style-name="Body">
      <style:text-properties officeooo:rsid="003b58ec" officeooo:paragraph-rsid="003b58ec"/>
    </style:style>
    <style:style style:name="P122" style:family="paragraph" style:parent-style-name="Body">
      <style:text-properties officeooo:rsid="003bdb6a" officeooo:paragraph-rsid="003bdb6a"/>
    </style:style>
    <style:style style:name="P123" style:family="paragraph" style:parent-style-name="Body">
      <style:text-properties officeooo:paragraph-rsid="003bdb6a"/>
    </style:style>
    <style:style style:name="P124" style:family="paragraph" style:parent-style-name="Body">
      <style:text-properties officeooo:rsid="0036edb5" officeooo:paragraph-rsid="0036edb5"/>
    </style:style>
    <style:style style:name="P125" style:family="paragraph" style:parent-style-name="Body">
      <style:text-properties officeooo:rsid="003dc749" officeooo:paragraph-rsid="003dc749"/>
    </style:style>
    <style:style style:name="P126" style:family="paragraph" style:parent-style-name="Body" style:list-style-name="L6">
      <style:text-properties officeooo:rsid="003dc749" officeooo:paragraph-rsid="003dc749"/>
    </style:style>
    <style:style style:name="P127" style:family="paragraph" style:parent-style-name="Body" style:list-style-name="L6">
      <style:text-properties officeooo:rsid="003dc749" officeooo:paragraph-rsid="0042fbb6"/>
    </style:style>
    <style:style style:name="P128" style:family="paragraph" style:parent-style-name="Body">
      <style:text-properties officeooo:rsid="003ff3a5" officeooo:paragraph-rsid="003ff3a5"/>
    </style:style>
    <style:style style:name="P129" style:family="paragraph" style:parent-style-name="Body">
      <style:text-properties officeooo:rsid="0043c4e2" officeooo:paragraph-rsid="0043c4e2"/>
    </style:style>
    <style:style style:name="P130" style:family="paragraph" style:parent-style-name="Body">
      <style:text-properties fo:color="#ff0000" fo:language="en" fo:country="US" fo:font-style="italic" officeooo:rsid="004414b9" officeooo:paragraph-rsid="004414b9" style:font-style-asian="italic" style:language-complex="ar" style:country-complex="SA"/>
    </style:style>
    <style:style style:name="P131" style:family="paragraph" style:parent-style-name="Body">
      <style:text-properties officeooo:rsid="002eeed5" officeooo:paragraph-rsid="002f2399"/>
    </style:style>
    <style:style style:name="P132" style:family="paragraph" style:parent-style-name="Body">
      <style:text-properties officeooo:rsid="00472112" officeooo:paragraph-rsid="00472112"/>
    </style:style>
    <style:style style:name="P133" style:family="paragraph" style:parent-style-name="Body">
      <style:text-properties officeooo:rsid="00477476" officeooo:paragraph-rsid="00477476"/>
    </style:style>
    <style:style style:name="P134" style:family="paragraph" style:parent-style-name="Body">
      <style:text-properties officeooo:rsid="0048416f" officeooo:paragraph-rsid="0048416f"/>
    </style:style>
    <style:style style:name="P135" style:family="paragraph" style:parent-style-name="Body">
      <style:text-properties officeooo:rsid="0048416f" officeooo:paragraph-rsid="0048aa87"/>
    </style:style>
    <style:style style:name="P136" style:family="paragraph" style:parent-style-name="Body" style:list-style-name="L7">
      <style:text-properties officeooo:rsid="0048aa87" officeooo:paragraph-rsid="0048aa87"/>
    </style:style>
    <style:style style:name="P137" style:family="paragraph" style:parent-style-name="Body">
      <style:text-properties officeooo:rsid="0048aa87" officeooo:paragraph-rsid="0048aa87"/>
    </style:style>
    <style:style style:name="P138" style:family="paragraph" style:parent-style-name="Heading_20_3">
      <style:text-properties officeooo:rsid="002fded0" officeooo:paragraph-rsid="002fded0"/>
    </style:style>
    <style:style style:name="P139" style:family="paragraph" style:parent-style-name="Heading_20_3">
      <style:text-properties officeooo:rsid="002f2399" officeooo:paragraph-rsid="002f2399"/>
    </style:style>
    <style:style style:name="P140" style:family="paragraph" style:parent-style-name="Heading_20_3">
      <style:text-properties officeooo:rsid="002f0de9" officeooo:paragraph-rsid="00388ed8"/>
    </style:style>
    <style:style style:name="P141" style:family="paragraph" style:parent-style-name="Heading_20_3">
      <style:text-properties officeooo:rsid="003334ad" officeooo:paragraph-rsid="003334ad"/>
    </style:style>
    <style:style style:name="P142" style:family="paragraph" style:parent-style-name="Heading_20_3">
      <style:text-properties officeooo:rsid="00357025" officeooo:paragraph-rsid="00357025"/>
    </style:style>
    <style:style style:name="P143" style:family="paragraph" style:parent-style-name="Heading_20_3">
      <style:text-properties officeooo:rsid="00388ed8" officeooo:paragraph-rsid="00388ed8"/>
    </style:style>
    <style:style style:name="P144" style:family="paragraph" style:parent-style-name="Heading_20_3">
      <style:text-properties officeooo:rsid="00390f02" officeooo:paragraph-rsid="00390f02"/>
    </style:style>
    <style:style style:name="P145" style:family="paragraph" style:parent-style-name="Heading_20_3">
      <style:text-properties officeooo:rsid="003b58ec" officeooo:paragraph-rsid="003b58ec"/>
    </style:style>
    <style:style style:name="P146" style:family="paragraph" style:parent-style-name="Heading_20_3">
      <style:text-properties officeooo:rsid="003bdb6a" officeooo:paragraph-rsid="003bdb6a"/>
    </style:style>
    <style:style style:name="P147" style:family="paragraph" style:parent-style-name="Heading_20_3">
      <style:text-properties officeooo:paragraph-rsid="003bdb6a"/>
    </style:style>
    <style:style style:name="P148" style:family="paragraph" style:parent-style-name="Heading_20_3">
      <style:text-properties fo:font-weight="bold" style:font-weight-asian="bold" style:font-weight-complex="bold"/>
    </style:style>
    <style:style style:name="P149" style:family="paragraph" style:parent-style-name="Heading_20_3">
      <style:text-properties officeooo:rsid="0048416f" officeooo:paragraph-rsid="0048416f"/>
    </style:style>
    <style:style style:name="P150" style:family="paragraph" style:parent-style-name="Heading_20_1">
      <style:text-properties fo:language="en" fo:country="US" style:language-complex="ar" style:country-complex="SA"/>
    </style:style>
    <style:style style:name="P151" style:family="paragraph" style:parent-style-name="Heading_20_1">
      <style:paragraph-properties fo:break-before="page"/>
      <style:text-properties fo:language="en" fo:country="US" style:language-complex="ar" style:country-complex="SA"/>
    </style:style>
    <style:style style:name="P152" style:family="paragraph" style:parent-style-name="Item_20_Heading">
      <loext:graphic-properties draw:fill="solid" draw:fill-color="#ccccff"/>
      <style:paragraph-properties fo:margin-top="0.1693in" fo:margin-bottom="0.161in" loext:contextual-spacing="false" fo:background-color="#ccccff" fo:padding="0in" fo:border="none"/>
    </style:style>
    <style:style style:name="P153" style:family="paragraph" style:parent-style-name="Item_20_Heading">
      <style:paragraph-properties fo:margin-top="0.0571in" fo:margin-bottom="0.161in" loext:contextual-spacing="false" fo:line-height="0.0008in" fo:padding="0in" fo:border-left="none" fo:border-right="none" fo:border-top="1.5pt solid #808080" fo:border-bottom="none"/>
    </style:style>
    <style:style style:name="P154" style:family="paragraph" style:parent-style-name="Item_20_Heading">
      <style:paragraph-properties fo:margin-top="0.2516in" fo:margin-bottom="0.161in" loext:contextual-spacing="false" fo:line-height="0.0008in" fo:padding="0in" fo:border-left="none" fo:border-right="none" fo:border-top="1.5pt solid #808080" fo:border-bottom="none"/>
    </style:style>
    <style:style style:name="P155" style:family="paragraph" style:parent-style-name="Item_20_Heading">
      <loext:graphic-properties draw:fill="solid" draw:fill-color="#ccccff"/>
      <style:paragraph-properties fo:margin-top="0.0807in" fo:margin-bottom="0.161in" loext:contextual-spacing="false" fo:background-color="#ccccff" fo:padding="0in" fo:border="none"/>
    </style:style>
    <style:style style:name="P156" style:family="paragraph" style:parent-style-name="Detail_20_Heading">
      <loext:graphic-properties draw:fill="solid" draw:fill-color="#ccccff"/>
      <style:paragraph-properties fo:background-color="#ccccff" fo:padding="0in" fo:border="none"/>
    </style:style>
    <style:style style:name="P157" style:family="paragraph" style:parent-style-name="Detail_20_Heading">
      <loext:graphic-properties draw:fill="solid" draw:fill-color="#ccccff"/>
      <style:paragraph-properties fo:margin-top="0.0807in" fo:margin-bottom="0.0193in" loext:contextual-spacing="false" fo:background-color="#ccccff" fo:padding="0in" fo:border="none"/>
    </style:style>
    <style:style style:name="P158" style:family="paragraph" style:parent-style-name="Overview_20_Heading" style:master-page-name="Standard">
      <loext:graphic-properties draw:fill="solid" draw:fill-color="#009999"/>
      <style:paragraph-properties style:page-number="auto" fo:background-color="#009999" fo:padding="0in" fo:border="none"/>
    </style:style>
    <style:style style:name="P159" style:family="paragraph" style:parent-style-name="Class_20_Heading" style:master-page-name="Converted2">
      <loext:graphic-properties draw:fill="solid" draw:fill-color="#fff2cc"/>
      <style:paragraph-properties style:page-number="auto" fo:break-before="page" fo:background-color="#fff2cc" fo:padding="0in" fo:border="none"/>
    </style:style>
    <style:style style:name="P160" style:family="paragraph" style:parent-style-name="Class_20_Heading" style:master-page-name="Converted3">
      <loext:graphic-properties draw:fill="solid" draw:fill-color="#fff2cc"/>
      <style:paragraph-properties fo:margin-left="0.5in" fo:margin-right="0in" fo:margin-top="0in" fo:margin-bottom="0.1945in" loext:contextual-spacing="false" fo:text-indent="0in" style:auto-text-indent="false" style:page-number="auto" fo:break-before="page" fo:background-color="#fff2cc" fo:padding="0in" fo:border="none"/>
    </style:style>
    <style:style style:name="P161" style:family="paragraph" style:parent-style-name="Class_20_Heading" style:master-page-name="Converted4">
      <loext:graphic-properties draw:fill="solid" draw:fill-color="#fff2cc"/>
      <style:paragraph-properties fo:margin-left="1in" fo:margin-right="0in" fo:text-indent="0in" style:auto-text-indent="false" style:page-number="auto" fo:break-before="page" fo:background-color="#fff2cc" fo:padding="0in" fo:border="none"/>
    </style:style>
    <style:style style:name="P162" style:family="paragraph" style:parent-style-name="Class_20_Heading" style:master-page-name="Converted5">
      <loext:graphic-properties draw:fill="solid" draw:fill-color="#fff2cc"/>
      <style:paragraph-properties fo:margin-left="1in" fo:margin-right="0in" fo:text-indent="0in" style:auto-text-indent="false" style:page-number="auto" fo:break-before="page" fo:background-color="#fff2cc" fo:padding="0in" fo:border="none"/>
    </style:style>
    <style:style style:name="P163" style:family="paragraph" style:parent-style-name="Class_20_Heading" style:master-page-name="Converted6">
      <loext:graphic-properties draw:fill="solid" draw:fill-color="#fff2cc"/>
      <style:paragraph-properties fo:margin-left="1in" fo:margin-right="0in" fo:text-indent="0in" style:auto-text-indent="false" style:page-number="auto" fo:break-before="page" fo:background-color="#fff2cc" fo:padding="0in" fo:border="none"/>
    </style:style>
    <style:style style:name="P164" style:family="paragraph" style:parent-style-name="Class_20_Heading" style:master-page-name="Converted14">
      <loext:graphic-properties draw:fill="solid" draw:fill-color="#fff2cc"/>
      <style:paragraph-properties fo:margin-left="1in" fo:margin-right="0in" fo:text-indent="0in" style:auto-text-indent="false" style:page-number="auto" fo:break-before="page" fo:background-color="#fff2cc" fo:padding="0in" fo:border="none"/>
    </style:style>
    <style:style style:name="P165" style:family="paragraph" style:parent-style-name="Class_20_Heading" style:master-page-name="Converted8">
      <loext:graphic-properties draw:fill="solid" draw:fill-color="#fff2cc"/>
      <style:paragraph-properties style:page-number="auto" fo:break-before="page" fo:background-color="#fff2cc" fo:padding="0in" fo:border="none"/>
    </style:style>
    <style:style style:name="P166" style:family="paragraph" style:parent-style-name="Class_20_Heading" style:master-page-name="Converted10">
      <loext:graphic-properties draw:fill="solid" draw:fill-color="#fff2cc"/>
      <style:paragraph-properties style:page-number="auto" fo:break-before="page" fo:background-color="#fff2cc" fo:padding="0in" fo:border="none"/>
    </style:style>
    <style:style style:name="P167" style:family="paragraph" style:parent-style-name="Class_20_Heading" style:master-page-name="Converted11">
      <loext:graphic-properties draw:fill="solid" draw:fill-color="#fff2cc"/>
      <style:paragraph-properties fo:margin-top="0in" fo:margin-bottom="0.1945in" loext:contextual-spacing="false" fo:keep-together="always" style:page-number="auto" fo:break-before="page" fo:background-color="#fff2cc" fo:padding="0in" fo:border="none"/>
    </style:style>
    <style:style style:name="P168" style:family="paragraph" style:parent-style-name="Class_20_Heading" style:master-page-name="Converted13">
      <loext:graphic-properties draw:fill="solid" draw:fill-color="#fff2cc"/>
      <style:paragraph-properties style:page-number="auto" fo:break-before="page" fo:background-color="#fff2cc" fo:padding="0in" fo:border="none"/>
    </style:style>
    <style:style style:name="P169" style:family="paragraph" style:parent-style-name="Package_20_Heading" style:master-page-name="Converted1">
      <loext:graphic-properties draw:fill="solid" draw:fill-color="#d3eafd"/>
      <style:paragraph-properties style:page-number="auto" fo:break-before="page" fo:background-color="#d3eafd" fo:padding="0in" fo:border="none"/>
    </style:style>
    <style:style style:name="P170" style:family="paragraph" style:parent-style-name="Package_20_Heading" style:master-page-name="Converted7">
      <loext:graphic-properties draw:fill="solid" draw:fill-color="#d3eafd"/>
      <style:paragraph-properties fo:margin-left="1in" fo:margin-right="0in" fo:text-indent="0in" style:auto-text-indent="false" style:page-number="auto" fo:break-before="page" fo:background-color="#d3eafd" fo:padding="0in" fo:border="none"/>
    </style:style>
    <style:style style:name="P171" style:family="paragraph" style:parent-style-name="Package_20_Heading" style:master-page-name="Converted12">
      <loext:graphic-properties draw:fill="solid" draw:fill-color="#d3eafd"/>
      <style:paragraph-properties fo:margin-left="1in" fo:margin-right="0in" fo:text-indent="0in" style:auto-text-indent="false" style:page-number="auto" fo:break-before="page" fo:background-color="#d3eafd" fo:padding="0in" fo:border="none"/>
    </style:style>
    <style:style style:name="P172" style:family="paragraph" style:parent-style-name="Package_20_Heading" style:master-page-name="Converted9">
      <loext:graphic-properties draw:fill="solid" draw:fill-color="#d3eafd"/>
      <style:paragraph-properties fo:margin-left="0.5in" fo:margin-right="0in" fo:text-indent="0in" style:auto-text-indent="false" style:page-number="auto" fo:break-before="page" fo:background-color="#d3eafd" fo:padding="0in" fo:border="non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fo:language="en" fo:country="US" officeooo:rsid="002b520d" style:language-complex="ar" style:country-complex="SA"/>
    </style:style>
    <style:style style:name="T7" style:family="text">
      <style:text-properties fo:language="en" fo:country="US" officeooo:rsid="002e8766" style:language-complex="ar" style:country-complex="SA"/>
    </style:style>
    <style:style style:name="T8" style:family="text">
      <style:text-properties fo:language="en" fo:country="US" officeooo:rsid="002eeed5" style:language-complex="ar" style:country-complex="SA"/>
    </style:style>
    <style:style style:name="T9" style:family="text">
      <style:text-properties fo:language="en" fo:country="US" officeooo:rsid="002f0de9" style:language-complex="ar" style:country-complex="SA"/>
    </style:style>
    <style:style style:name="T10" style:family="text">
      <style:text-properties fo:language="en" fo:country="US" fo:font-weight="bold" style:font-weight-asian="bold" style:language-complex="ar" style:country-complex="SA" style:font-weight-complex="bold"/>
    </style:style>
    <style:style style:name="T11" style:family="text">
      <style:text-properties fo:language="en" fo:country="US" fo:font-weight="normal" style:font-weight-asian="normal" style:language-complex="ar" style:country-complex="SA" style:font-weight-complex="normal"/>
    </style:style>
    <style:style style:name="T12" style:family="text">
      <style:text-properties fo:language="en" fo:country="US" fo:font-weight="normal" officeooo:rsid="0027f1fb" style:font-weight-asian="normal" style:language-complex="ar" style:country-complex="SA" style:font-weight-complex="normal"/>
    </style:style>
    <style:style style:name="T13" style:family="text">
      <style:text-properties style:font-name="Courier New"/>
    </style:style>
    <style:style style:name="T14" style:family="text">
      <style:text-properties officeooo:rsid="00253230"/>
    </style:style>
    <style:style style:name="T15" style:family="text">
      <style:text-properties officeooo:rsid="00292939"/>
    </style:style>
    <style:style style:name="T16" style:family="text">
      <style:text-properties officeooo:rsid="00273ec8"/>
    </style:style>
    <style:style style:name="T17" style:family="text">
      <style:text-properties fo:color="#000000" style:text-outline="false" style:font-name="ArialMT" fo:font-size="10pt" fo:letter-spacing="normal" style:text-underline-style="none" style:letter-kerning="false" style:font-size-asian="10pt"/>
    </style:style>
    <style:style style:name="T18" style:family="text">
      <style:text-properties fo:color="#000000" style:text-outline="false" style:font-name="ArialMT" fo:font-size="10pt" fo:letter-spacing="normal" style:text-underline-style="none" officeooo:rsid="00273ec8" style:letter-kerning="false" style:font-size-asian="10pt"/>
    </style:style>
    <style:style style:name="T19" style:family="text">
      <style:text-properties fo:color="#000000" style:text-outline="false" style:font-name="ArialMT" fo:font-size="10pt" fo:letter-spacing="normal" style:text-underline-style="none" officeooo:rsid="0027f1fb" style:letter-kerning="false" style:font-size-asian="10pt"/>
    </style:style>
    <style:style style:name="T20"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af132"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T21"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b520d"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T2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35dbea" style:font-name-asian="Times New Roman" style:font-size-asian="10pt" style:font-name-complex="Times New Roman" style:font-size-complex="10pt" style:language-complex="ar" style:country-complex="SA"/>
    </style:style>
    <style:style style:name="T24" style:family="text">
      <style:text-properties fo:color="#000000" style:font-name="Arial1"/>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2e6358" style:font-weight-asian="bold" style:font-weight-complex="bold"/>
    </style:style>
    <style:style style:name="T28" style:family="text">
      <style:text-properties style:text-outline="false" style:font-name="ArialMT" fo:letter-spacing="normal" style:text-underline-style="none" officeooo:rsid="0027f1fb" style:letter-kerning="false"/>
    </style:style>
    <style:style style:name="T29" style:family="text">
      <style:text-properties style:text-outline="false" style:font-name="ArialMT" fo:letter-spacing="normal" style:text-underline-style="none" officeooo:rsid="0028311f" style:letter-kerning="false"/>
    </style:style>
    <style:style style:name="T30" style:family="text">
      <style:text-properties officeooo:rsid="0028311f"/>
    </style:style>
    <style:style style:name="T31" style:family="text">
      <style:text-properties officeooo:rsid="002af132"/>
    </style:style>
    <style:style style:name="T32" style:family="text">
      <style:text-properties officeooo:rsid="00299632"/>
    </style:style>
    <style:style style:name="T33" style:family="text">
      <style:text-properties officeooo:rsid="002e6358"/>
    </style:style>
    <style:style style:name="T34" style:family="text">
      <style:text-properties officeooo:rsid="0035dbea"/>
    </style:style>
    <style:style style:name="T35" style:family="text">
      <style:text-properties officeooo:rsid="002bce2d"/>
    </style:style>
    <style:style style:name="T36" style:family="text">
      <style:text-properties officeooo:rsid="002ce5c9"/>
    </style:style>
    <style:style style:name="T37" style:family="text">
      <style:text-properties style:font-name="Courier"/>
    </style:style>
    <style:style style:name="T38" style:family="text">
      <style:text-properties style:font-name="Courier" officeooo:rsid="002ce5c9"/>
    </style:style>
    <style:style style:name="T39" style:family="text">
      <style:text-properties style:font-name="Courier" officeooo:rsid="002fded0"/>
    </style:style>
    <style:style style:name="T40" style:family="text">
      <style:text-properties style:font-name="Courier" officeooo:rsid="00319134"/>
    </style:style>
    <style:style style:name="T41" style:family="text">
      <style:text-properties style:font-name="Courier" officeooo:rsid="003334ad"/>
    </style:style>
    <style:style style:name="T42" style:family="text">
      <style:text-properties style:font-name="Courier" officeooo:rsid="0034a33e"/>
    </style:style>
    <style:style style:name="T43" style:family="text">
      <style:text-properties fo:font-style="italic" style:font-style-asian="italic" style:font-style-complex="italic"/>
    </style:style>
    <style:style style:name="T44" style:family="text">
      <style:text-properties officeooo:rsid="002f2399"/>
    </style:style>
    <style:style style:name="T45" style:family="text">
      <style:text-properties officeooo:rsid="002fded0"/>
    </style:style>
    <style:style style:name="T46" style:family="text">
      <style:text-properties officeooo:rsid="002fef0e"/>
    </style:style>
    <style:style style:name="T47" style:family="text">
      <style:text-properties officeooo:rsid="00319134"/>
    </style:style>
    <style:style style:name="T48" style:family="text">
      <style:text-properties officeooo:rsid="003334ad"/>
    </style:style>
    <style:style style:name="T49" style:family="text">
      <style:text-properties officeooo:rsid="0034a33e"/>
    </style:style>
    <style:style style:name="T50" style:family="text">
      <style:text-properties officeooo:rsid="00357025"/>
    </style:style>
    <style:style style:name="T51" style:family="text">
      <style:text-properties officeooo:rsid="0036edb5"/>
    </style:style>
    <style:style style:name="T52" style:family="text">
      <style:text-properties officeooo:rsid="00388ed8"/>
    </style:style>
    <style:style style:name="T53" style:family="text">
      <style:text-properties officeooo:rsid="00390f02"/>
    </style:style>
    <style:style style:name="T54" style:family="text">
      <style:text-properties style:font-name="Courier"/>
    </style:style>
    <style:style style:name="T55" style:family="text">
      <style:text-properties style:font-name="Courier" officeooo:rsid="00319134"/>
    </style:style>
    <style:style style:name="T56" style:family="text">
      <style:text-properties style:font-name="Courier" officeooo:rsid="0039b4d0"/>
    </style:style>
    <style:style style:name="T57" style:family="text">
      <style:text-properties style:font-name="Courier" officeooo:rsid="003f257a"/>
    </style:style>
    <style:style style:name="T58" style:family="text">
      <style:text-properties style:font-name="Courier" officeooo:rsid="004580d3"/>
    </style:style>
    <style:style style:name="T59" style:family="text">
      <style:text-properties style:font-name="Courier" officeooo:rsid="00477476"/>
    </style:style>
    <style:style style:name="T60" style:family="text">
      <style:text-properties style:font-name="Courier" officeooo:rsid="0048aa87"/>
    </style:style>
    <style:style style:name="T61" style:family="text">
      <style:text-properties officeooo:rsid="0039b4d0"/>
    </style:style>
    <style:style style:name="T62" style:family="text">
      <style:text-properties officeooo:rsid="003bdb6a"/>
    </style:style>
    <style:style style:name="T63" style:family="text">
      <style:text-properties fo:font-weight="normal" style:font-weight-asian="normal"/>
    </style:style>
    <style:style style:name="T64" style:family="text">
      <style:text-properties fo:font-weight="normal" style:font-weight-asian="normal" style:font-weight-complex="normal"/>
    </style:style>
    <style:style style:name="T65" style:family="text">
      <style:text-properties fo:font-weight="normal" officeooo:rsid="003dc749" style:font-weight-asian="normal" style:font-weight-complex="normal"/>
    </style:style>
    <style:style style:name="T66" style:family="text">
      <style:text-properties officeooo:rsid="003dc749"/>
    </style:style>
    <style:style style:name="T67" style:family="text">
      <style:text-properties officeooo:rsid="003ebbe1"/>
    </style:style>
    <style:style style:name="T68" style:family="text">
      <style:text-properties officeooo:rsid="003f257a"/>
    </style:style>
    <style:style style:name="T69" style:family="text">
      <style:text-properties officeooo:rsid="00411411"/>
    </style:style>
    <style:style style:name="T70" style:family="text">
      <style:text-properties officeooo:rsid="0042fbb6"/>
    </style:style>
    <style:style style:name="T71" style:family="text">
      <style:text-properties officeooo:rsid="004580d3"/>
    </style:style>
    <style:style style:name="T72" style:family="text">
      <style:text-properties officeooo:rsid="00477476"/>
    </style:style>
    <style:style style:name="T73" style:family="text">
      <style:text-properties officeooo:rsid="0048aa87"/>
    </style:style>
    <style:style style:name="T74" style:family="text">
      <style:text-properties style:font-name="Arial" officeooo:rsid="0048aa87"/>
    </style:style>
    <style:style style:name="T75" style:family="text">
      <style:text-properties style:font-name="Arial1"/>
    </style:style>
    <style:style style:name="T76" style:family="text">
      <style:text-properties style:font-name="Arial1" fo:font-size="9pt" style:font-size-asian="9pt"/>
    </style:style>
    <style:style style:name="T77" style:family="text">
      <style:text-properties style:font-name="Arial1" fo:font-size="9pt" fo:font-weight="bold" style:font-size-asian="9pt" style:font-weight-asian="bold"/>
    </style:style>
    <style:style style:name="T78" style:family="text">
      <style:text-properties style:font-name="Arial1" fo:font-size="12pt" fo:font-weight="bold" style:font-size-asian="12pt" style:font-weight-asian="bold"/>
    </style:style>
    <style:style style:name="T79" style:family="text">
      <style:text-properties style:font-name="Arial1" fo:font-weight="bold" style:font-weight-asian="bold"/>
    </style:style>
    <style:style style:name="T80" style:family="text">
      <style:text-properties style:font-name="Arial1" fo:font-size="10pt" style:font-size-asian="10pt"/>
    </style:style>
    <style:style style:name="T81" style:family="text">
      <style:text-properties style:font-name="Arial1" fo:font-size="10pt" fo:font-style="italic" style:font-size-asian="10pt" style:font-style-asian="italic"/>
    </style:style>
    <style:style style:name="T82" style:family="text">
      <style:text-properties style:font-name="Arial1" fo:font-size="10pt" fo:font-weight="bold" style:font-size-asian="10pt" style:font-weight-asian="bold"/>
    </style:style>
    <style:style style:name="T83" style:family="text">
      <style:text-properties style:font-name="Arial1" fo:font-size="10pt" style:text-underline-style="none" style:font-size-asian="10pt"/>
    </style:style>
    <style:style style:name="T84" style:family="text">
      <style:text-properties style:font-name="Arial1" fo:font-size="16pt" fo:font-weight="bold" style:font-size-asian="16pt" style:font-weight-asian="bold"/>
    </style:style>
    <style:style style:name="T85" style:family="text">
      <style:text-properties fo:color="#0000ff" style:font-name="Arial1" fo:font-size="10pt" style:text-underline-style="solid" style:text-underline-width="auto" style:text-underline-color="font-color" fo:font-weight="bold" style:font-size-asian="10pt" style:font-weight-asian="bold"/>
    </style:style>
    <style:style style:name="T86" style:family="text">
      <style:text-properties fo:color="#0000ff" style:font-name="Courier New2" style:text-underline-style="solid" style:text-underline-width="auto" style:text-underline-color="font-color" fo:font-weight="bold" style:font-weight-asian="bold"/>
    </style:style>
    <style:style style:name="T87" style:family="text">
      <style:text-properties fo:color="#0000ff" style:font-name="Courier New2" style:text-underline-style="solid" style:text-underline-width="auto" style:text-underline-color="font-color" fo:font-weight="normal" style:font-weight-asian="normal"/>
    </style:style>
    <style:style style:name="T88" style:family="text">
      <style:text-properties fo:color="#0000ff" style:font-name="Courier New2" style:text-underline-style="solid" style:text-underline-width="auto" style:text-underline-color="font-color"/>
    </style:style>
    <style:style style:name="T89" style:family="text">
      <style:text-properties fo:color="#0000ff" style:font-name="Courier New2" fo:font-size="7pt" style:text-underline-style="solid" style:text-underline-width="auto" style:text-underline-color="font-color" style:font-size-asian="7pt"/>
    </style:style>
    <style:style style:name="T90" style:family="text">
      <style:text-properties style:font-name="Courier New2"/>
    </style:style>
    <style:style style:name="T91" style:family="text">
      <style:text-properties style:font-name="Courier New2" fo:font-size="7pt" style:font-size-asian="7pt"/>
    </style:style>
    <style:style style:name="T92" style:family="text">
      <style:text-properties style:font-name="Courier New2" fo:font-size="7pt" style:text-underline-style="none" style:font-size-asian="7pt"/>
    </style:style>
    <style:style style:name="T93" style:family="text">
      <style:text-properties style:font-name="Courier New2" fo:font-size="9pt" style:font-size-asian="9pt"/>
    </style:style>
    <style:style style:name="T94" style:family="text">
      <style:text-properties style:font-name="Courier New2" fo:font-size="9pt" fo:font-weight="normal" style:font-size-asian="9pt" style:font-weight-asian="normal"/>
    </style:style>
    <style:style style:name="T95" style:family="text">
      <style:text-properties style:font-name="Courier New2" style:text-underline-style="none" fo:font-weight="normal" style:font-weight-asian="normal"/>
    </style:style>
    <style:style style:name="T96" style:family="text">
      <style:text-properties style:text-underline-style="none"/>
    </style:style>
    <style:style style:name="T97" style:family="text">
      <style:text-properties style:text-underline-style="none" fo:font-weight="normal" style:font-weight-asian="normal"/>
    </style:style>
    <style:style style:name="T98" style:family="text">
      <style:text-properties style:text-underline-style="none" fo:font-weight="bold" style:font-weight-asian="bold"/>
    </style:style>
    <style:style style:name="T99" style:family="text">
      <style:text-properties fo:color="#808080" style:font-name="Verdana" fo:font-size="7pt" style:font-size-asian="7pt"/>
    </style:style>
    <style:style style:name="T100" style:family="text">
      <style:text-properties fo:color="#808080" style:font-name="Verdana" fo:font-size="7pt" style:text-underline-style="none" style:font-size-asian="7pt"/>
    </style:style>
    <style:style style:name="T101" style:family="text">
      <style:text-properties style:font-name="Verdana" fo:font-size="7pt" style:font-size-asian="7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209632848" text:id="ct105553209632848">
          <text:insertion>
            <office:change-info>
              <dc:creator>Unknown Author</dc:creator>
              <dc:date>2019-09-19T18:45:56</dc:date>
            </office:change-info>
          </text:insertion>
        </text:changed-region>
        <text:changed-region xml:id="ct105553209665376" text:id="ct105553209665376">
          <text:insertion>
            <office:change-info>
              <dc:creator>Unknown Author</dc:creator>
              <dc:date>2019-09-19T18:46:00</dc:date>
            </office:change-info>
          </text:insertion>
        </text:changed-region>
        <text:changed-region xml:id="ct105553209797408" text:id="ct105553209797408">
          <text:insertion>
            <office:change-info>
              <dc:creator>Unknown Author</dc:creator>
              <dc:date>2019-09-19T18:46:08</dc:date>
            </office:change-info>
          </text:insertion>
        </text:changed-region>
        <text:changed-region xml:id="ct105553143162960" text:id="ct105553143162960">
          <text:insertion>
            <office:change-info>
              <dc:creator>Unknown Author</dc:creator>
              <dc:date>2019-09-18T15:25:17</dc:date>
            </office:change-info>
          </text:insertion>
        </text:changed-region>
        <text:changed-region xml:id="ct105553142552432" text:id="ct105553142552432">
          <text:insertion>
            <office:change-info>
              <dc:creator>Unknown Author</dc:creator>
              <dc:date>2019-09-18T15:25:50</dc:date>
            </office:change-info>
          </text:insertion>
        </text:changed-region>
        <text:changed-region xml:id="ct105553143392576" text:id="ct105553143392576">
          <text:insertion>
            <office:change-info>
              <dc:creator>Unknown Author</dc:creator>
              <dc:date>2019-09-18T15:26:00</dc:date>
            </office:change-info>
          </text:insertion>
        </text:changed-region>
        <text:changed-region xml:id="ct105553142585920" text:id="ct105553142585920">
          <text:insertion>
            <office:change-info>
              <dc:creator>Unknown Author</dc:creator>
              <dc:date>2019-09-18T15:27:03</dc:date>
            </office:change-info>
          </text:insertion>
        </text:changed-region>
        <text:changed-region xml:id="ct105553143394496" text:id="ct105553143394496">
          <text:insertion>
            <office:change-info>
              <dc:creator>Unknown Author</dc:creator>
              <dc:date>2019-09-18T15:28:11</dc:date>
            </office:change-info>
          </text:insertion>
        </text:changed-region>
        <text:changed-region xml:id="ct105553143384176" text:id="ct105553143384176">
          <text:insertion>
            <office:change-info>
              <dc:creator>Unknown Author</dc:creator>
              <dc:date>2019-09-18T15:35:30</dc:date>
            </office:change-info>
          </text:insertion>
        </text:changed-region>
        <text:changed-region xml:id="ct105553143175024" text:id="ct105553143175024">
          <text:insertion>
            <office:change-info>
              <dc:creator>Unknown Author</dc:creator>
              <dc:date>2019-09-19T17:43:39</dc:date>
            </office:change-info>
          </text:insertion>
        </text:changed-region>
        <text:changed-region xml:id="ct105553143475696" text:id="ct105553143475696">
          <text:insertion>
            <office:change-info>
              <dc:creator>Unknown Author</dc:creator>
              <dc:date>2019-09-19T17:43:46</dc:date>
            </office:change-info>
          </text:insertion>
        </text:changed-region>
        <text:changed-region xml:id="ct105553143150896" text:id="ct105553143150896">
          <text:format-change>
            <office:change-info>
              <dc:creator>Unknown Author</dc:creator>
              <dc:date>2019-09-18T15:37:31</dc:date>
            </office:change-info>
          </text:format-change>
        </text:changed-region>
        <text:changed-region xml:id="ct105553142586880" text:id="ct105553142586880">
          <text:insertion>
            <office:change-info>
              <dc:creator>Unknown Author</dc:creator>
              <dc:date>2019-09-18T15:36:16</dc:date>
            </office:change-info>
          </text:insertion>
        </text:changed-region>
        <text:changed-region xml:id="ct105553143263664" text:id="ct105553143263664">
          <text:insertion>
            <office:change-info>
              <dc:creator>Unknown Author</dc:creator>
              <dc:date>2019-09-18T15:37:47</dc:date>
            </office:change-info>
          </text:insertion>
        </text:changed-region>
        <text:changed-region xml:id="ct105553143397616" text:id="ct105553143397616">
          <text:insertion>
            <office:change-info>
              <dc:creator>Unknown Author</dc:creator>
              <dc:date>2019-09-18T15:38:02</dc:date>
            </office:change-info>
          </text:insertion>
        </text:changed-region>
        <text:changed-region xml:id="ct105553143162240" text:id="ct105553143162240">
          <text:insertion>
            <office:change-info>
              <dc:creator>Unknown Author</dc:creator>
              <dc:date>2019-09-18T15:39:47</dc:date>
            </office:change-info>
          </text:insertion>
        </text:changed-region>
        <text:changed-region xml:id="ct105553142533408" text:id="ct105553142533408">
          <text:insertion>
            <office:change-info>
              <dc:creator>Unknown Author</dc:creator>
              <dc:date>2019-09-18T15:40:19</dc:date>
            </office:change-info>
          </text:insertion>
        </text:changed-region>
        <text:changed-region xml:id="ct105553143195968" text:id="ct105553143195968">
          <text:insertion>
            <office:change-info>
              <dc:creator>Unknown Author</dc:creator>
              <dc:date>2019-09-18T15:41:34</dc:date>
            </office:change-info>
          </text:insertion>
        </text:changed-region>
        <text:changed-region xml:id="ct105553143340304" text:id="ct105553143340304">
          <text:insertion>
            <office:change-info>
              <dc:creator>Unknown Author</dc:creator>
              <dc:date>2019-09-18T15:58:07</dc:date>
            </office:change-info>
          </text:insertion>
        </text:changed-region>
        <text:changed-region xml:id="ct105553142586160" text:id="ct105553142586160">
          <text:insertion>
            <office:change-info>
              <dc:creator>Unknown Author</dc:creator>
              <dc:date>2019-09-18T15:59:00</dc:date>
            </office:change-info>
          </text:insertion>
        </text:changed-region>
        <text:changed-region xml:id="ct105553143349248" text:id="ct105553143349248">
          <text:insertion>
            <office:change-info>
              <dc:creator>Unknown Author</dc:creator>
              <dc:date>2019-09-18T16:00:00</dc:date>
            </office:change-info>
          </text:insertion>
        </text:changed-region>
        <text:changed-region xml:id="ct105553142586400" text:id="ct105553142586400">
          <text:insertion>
            <office:change-info>
              <dc:creator>Unknown Author</dc:creator>
              <dc:date>2019-09-18T16:05:23</dc:date>
            </office:change-info>
          </text:insertion>
        </text:changed-region>
        <text:changed-region xml:id="ct105553143342224" text:id="ct105553143342224">
          <text:insertion>
            <office:change-info>
              <dc:creator>Unknown Author</dc:creator>
              <dc:date>2019-09-18T16:06:00</dc:date>
            </office:change-info>
          </text:insertion>
        </text:changed-region>
        <text:changed-region xml:id="ct105553143351648" text:id="ct105553143351648">
          <text:insertion>
            <office:change-info>
              <dc:creator>Unknown Author</dc:creator>
              <dc:date>2019-09-18T16:07:00</dc:date>
            </office:change-info>
          </text:insertion>
        </text:changed-region>
        <text:changed-region xml:id="ct105553143301296" text:id="ct105553143301296">
          <text:insertion>
            <office:change-info>
              <dc:creator>Unknown Author</dc:creator>
              <dc:date>2019-09-18T16:09:56</dc:date>
            </office:change-info>
          </text:insertion>
        </text:changed-region>
        <text:changed-region xml:id="ct105553143393296" text:id="ct105553143393296">
          <text:insertion>
            <office:change-info>
              <dc:creator>Unknown Author</dc:creator>
              <dc:date>2019-09-18T16:10:02</dc:date>
            </office:change-info>
          </text:insertion>
        </text:changed-region>
        <text:changed-region xml:id="ct105553143151856" text:id="ct105553143151856">
          <text:insertion>
            <office:change-info>
              <dc:creator>Unknown Author</dc:creator>
              <dc:date>2019-09-18T16:11:00</dc:date>
            </office:change-info>
          </text:insertion>
        </text:changed-region>
        <text:changed-region xml:id="ct105553143359568" text:id="ct105553143359568">
          <text:insertion>
            <office:change-info>
              <dc:creator>Unknown Author</dc:creator>
              <dc:date>2019-09-18T16:12:00</dc:date>
            </office:change-info>
          </text:insertion>
        </text:changed-region>
        <text:changed-region xml:id="ct105553143267328" text:id="ct105553143267328">
          <text:insertion>
            <office:change-info>
              <dc:creator>Unknown Author</dc:creator>
              <dc:date>2019-09-18T16:13:00</dc:date>
            </office:change-info>
          </text:insertion>
        </text:changed-region>
        <text:changed-region xml:id="ct105553143323440" text:id="ct105553143323440">
          <text:insertion>
            <office:change-info>
              <dc:creator>Unknown Author</dc:creator>
              <dc:date>2019-09-18T16:14:00</dc:date>
            </office:change-info>
          </text:insertion>
        </text:changed-region>
        <text:changed-region xml:id="ct105553143276928" text:id="ct105553143276928">
          <text:insertion>
            <office:change-info>
              <dc:creator>Unknown Author</dc:creator>
              <dc:date>2019-09-18T16:14:22</dc:date>
            </office:change-info>
          </text:insertion>
        </text:changed-region>
        <text:changed-region xml:id="ct105553143353568" text:id="ct105553143353568">
          <text:insertion>
            <office:change-info>
              <dc:creator>Unknown Author</dc:creator>
              <dc:date>2019-09-18T16:15:01</dc:date>
            </office:change-info>
          </text:insertion>
        </text:changed-region>
        <text:changed-region xml:id="ct105553143285392" text:id="ct105553143285392">
          <text:insertion>
            <office:change-info>
              <dc:creator>Unknown Author</dc:creator>
              <dc:date>2019-09-18T16:16:00</dc:date>
            </office:change-info>
          </text:insertion>
        </text:changed-region>
        <text:changed-region xml:id="ct105553143301536" text:id="ct105553143301536">
          <text:insertion>
            <office:change-info>
              <dc:creator>Unknown Author</dc:creator>
              <dc:date>2019-09-18T16:08:01</dc:date>
            </office:change-info>
          </text:insertion>
        </text:changed-region>
        <text:changed-region xml:id="ct105553143290432" text:id="ct105553143290432">
          <text:insertion>
            <office:change-info>
              <dc:creator>Unknown Author</dc:creator>
              <dc:date>2019-09-19T18:02:43</dc:date>
            </office:change-info>
          </text:insertion>
        </text:changed-region>
        <text:changed-region xml:id="ct105553143517408" text:id="ct105553143517408">
          <text:insertion>
            <office:change-info>
              <dc:creator>Unknown Author</dc:creator>
              <dc:date>2019-09-19T18:03:00</dc:date>
            </office:change-info>
          </text:insertion>
        </text:changed-region>
        <text:changed-region xml:id="ct105553142587120" text:id="ct105553142587120">
          <text:insertion>
            <office:change-info>
              <dc:creator>Unknown Author</dc:creator>
              <dc:date>2019-09-19T18:04:00</dc:date>
            </office:change-info>
          </text:insertion>
        </text:changed-region>
        <text:changed-region xml:id="ct105553143484640" text:id="ct105553143484640">
          <text:insertion>
            <office:change-info>
              <dc:creator>Unknown Author</dc:creator>
              <dc:date>2019-09-19T18:05:01</dc:date>
            </office:change-info>
          </text:insertion>
        </text:changed-region>
        <text:changed-region xml:id="ct105553143471376" text:id="ct105553143471376">
          <text:insertion>
            <office:change-info>
              <dc:creator>Unknown Author</dc:creator>
              <dc:date>2019-09-19T17:49:32</dc:date>
            </office:change-info>
          </text:insertion>
        </text:changed-region>
        <text:changed-region xml:id="ct105553143521248" text:id="ct105553143521248">
          <text:insertion>
            <office:change-info>
              <dc:creator>Unknown Author</dc:creator>
              <dc:date>2019-09-19T17:50:00</dc:date>
            </office:change-info>
          </text:insertion>
        </text:changed-region>
        <text:changed-region xml:id="ct105553143291392" text:id="ct105553143291392">
          <text:insertion>
            <office:change-info>
              <dc:creator>Unknown Author</dc:creator>
              <dc:date>2019-09-19T17:58:13</dc:date>
            </office:change-info>
          </text:insertion>
        </text:changed-region>
        <text:changed-region xml:id="ct105553143482480" text:id="ct105553143482480">
          <text:insertion>
            <office:change-info>
              <dc:creator>Unknown Author</dc:creator>
              <dc:date>2019-09-19T17:59:44</dc:date>
            </office:change-info>
          </text:insertion>
        </text:changed-region>
        <text:changed-region xml:id="ct105553143514768" text:id="ct105553143514768">
          <text:insertion>
            <office:change-info>
              <dc:creator>Unknown Author</dc:creator>
              <dc:date>2019-09-19T18:00:05</dc:date>
            </office:change-info>
          </text:insertion>
        </text:changed-region>
        <text:changed-region xml:id="ct105553143380272" text:id="ct105553143380272">
          <text:insertion>
            <office:change-info>
              <dc:creator>Unknown Author</dc:creator>
              <dc:date>2019-09-19T16:05:04</dc:date>
            </office:change-info>
          </text:insertion>
        </text:changed-region>
        <text:changed-region xml:id="ct105553143506784" text:id="ct105553143506784">
          <text:insertion>
            <office:change-info>
              <dc:creator>Unknown Author</dc:creator>
              <dc:date>2019-09-19T16:07:22</dc:date>
            </office:change-info>
          </text:insertion>
        </text:changed-region>
        <text:changed-region xml:id="ct105553143526048" text:id="ct105553143526048">
          <text:insertion>
            <office:change-info>
              <dc:creator>Unknown Author</dc:creator>
              <dc:date>2019-09-19T17:23:31</dc:date>
            </office:change-info>
          </text:insertion>
        </text:changed-region>
        <text:changed-region xml:id="ct105553143400320" text:id="ct105553143400320">
          <text:insertion>
            <office:change-info>
              <dc:creator>Unknown Author</dc:creator>
              <dc:date>2019-09-19T18:44:58</dc:date>
            </office:change-info>
          </text:insertion>
        </text:changed-region>
        <text:changed-region xml:id="ct105553143528208" text:id="ct105553143528208">
          <text:insertion>
            <office:change-info>
              <dc:creator>Unknown Author</dc:creator>
              <dc:date>2019-09-19T17:24: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2" draw:name="graphics3" text:anchor-type="paragraph" svg:width="7in" svg:height="3.1075in" draw:z-index="0"><draw:image xlink:href="Pictures/1000020100000427000001D80231D6ACC263EE0A.png" xlink:type="simple" xlink:show="embed" xlink:actuate="onLoad" loext:mime-type="image/png"/></draw:frame></text:p>
      <text:p text:style-name="P12"><text:user-defined style:data-style-name="N0" text:name="RFC Title">RFC-244 Type Safe Eventing</text:user-defined></text:p>
      <text:p text:style-name="P12"><text:span text:style-name="T2">Draft<text:line-break/><text:line-break/></text:span><text:span text:style-name="T2"><text:page-count style:num-format="1">31</text:page-count></text:span><text:span text:style-name="T2"> Pages</text:span></text:p>
      <text:p text:style-name="P12"/>
      <text:p text:style-name="P9">Abstract</text:p>
      <text:p text:style-name="Abstract">Th<text:span text:style-name="T14">is RFC aims to update, or supersede,</text:span> <text:span text:style-name="T14">the </text:span>OSGi Event Admin <text:span text:style-name="T14">specification to make the specification more reliable and natural for application code to use. Specific areas of improvement include the type safety of event data, monitoring of event flow, and tracking of undelivered events. These features are necessary enhancements if the Event Admin pattern is to remain used by modern applications in the future.</text:span></text:p>
      <text:h text:style-name="P151" text:outline-level="1" text:restart-numbering="true" text:start-value="-1">Document Information</text:h>
      <text:h text:style-name="P93" text:outline-level="2">License</text:h>
      <text:p text:style-name="P20">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6">I HEREBY ACKNOWLEDGE AND AGREE TO THE TERMS AND CONDITIONS DELINEATED ABOVE.</text:p>
      <text:h text:style-name="P94"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4" text:outline-level="2">Feedback</text:h>
      <text:p text:style-name="P15"><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9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8"/>
      <text:h text:style-name="P95"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13">Source code is shown in this typeface</text:span>.</text:p>
      <text:h text:style-name="P92"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text:span text:style-name="T15">Sep</text:span> <text:span text:style-name="T15">16</text:span> <text:span text:style-name="T15">2019</text:span></text:p>
          </table:table-cell>
          <table:table-cell table:style-name="Table1.C1" office:value-type="string">
            <text:p text:style-name="CellBody"><text:span text:style-name="T15">Initial Revision</text:span> </text:p>
            <text:p text:style-name="CellBody"><text:span text:style-name="T15">Tim Ward</text:span>, <text:span text:style-name="T15">Paremus,</text:span> <text:span text:style-name="T15">tim.ward@paremus.com</text:span></text:p>
          </table:table-cell>
        </table:table-row>
        <table:table-row table:style-name="Table1.2">
          <table:table-cell table:style-name="Table1.A3" office:value-type="string">
            <text:p text:style-name="P51"><text:change-start text:change-id="ct105553209632848"/>0.1<text:change-end text:change-id="ct105553209632848"/></text:p>
          </table:table-cell>
          <table:table-cell table:style-name="Table1.A3" office:value-type="string">
            <text:p text:style-name="P51"><text:change-start text:change-id="ct105553209665376"/>Sep 19 2019<text:change-end text:change-id="ct105553209665376"/></text:p>
          </table:table-cell>
          <table:table-cell table:style-name="Table1.C3" office:value-type="string">
            <text:p text:style-name="P51"><text:change-start text:change-id="ct105553209797408"/>Updates from the Sofia F2F meeting, additions to monitoring and unhandled events<text:change-end text:change-id="ct105553209797408"/></text:p>
          </table:table-cell>
        </table:table-row>
      </table:table>
      <text:p text:style-name="P18"/>
      <text:h text:style-name="P150" text:outline-level="1">Introduction</text:h>
      <text:p text:style-name="P25">The OSGi Event Admin <text:span text:style-name="T14">specification is one of the earliest specifications defined by the Compendium. It provides a useful, flexible model for exchanging events between modules. The design and usage of Event Admin, however, shows evidence of the specification’s age.</text:span></text:p>
      <text:list xml:id="list457481820" text:style-name="L1">
        <text:list-item>
          <text:p text:style-name="P107">Events are sent and received as opaque maps of key-value pairs. The “schema” of an event is therefore ill-defined and relies on “magic strings” being used correctly</text:p>
        </text:list-item>
        <text:list-item>
          <text:p text:style-name="P107">Events <text:span text:style-name="T16">that </text:span>are sent <text:span text:style-name="T16">but have no Event Handlers are silently discarded with</text:span> no way to know <text:span text:style-name="T16">that the event went unhandled</text:span></text:p>
        </text:list-item>
        <text:list-item>
          <text:p text:style-name="P107"><text:soft-page-break/><text:span text:style-name="T16">There is no simple way to monitor the flow of events through the system</text:span> </text:p>
        </text:list-item>
      </text:list>
      <text:p text:style-name="Body">The BRAIN-IoT Horizon 2020 project<text:bookmark-ref text:reference-format="number" text:ref-name="__RefNumPara__1128_3914644498">[3].</text:bookmark-ref> is an example of a modern OSGi application that could have used Event Admin, except for the above issues.</text:p>
      <text:p text:style-name="P26">The limitations of Event Admin are made even more obvious by the OSGi R7 release, which includes specifications for Data conversion (using the OSGi converter<text:bookmark-ref text:reference-format="number" text:ref-name="__RefNumPara__1259_3914644498">[4].</text:bookmark-ref>) and stream processing for typed data objects (using PushStreams<text:bookmark-ref text:reference-format="number" text:ref-name="__RefNumPara__1261_3914644498">[5].</text:bookmark-ref>). <text:span text:style-name="T36">The simplicity and developer-friendly APIs provided by these models provide a reasonable goal for the future usability of any solution proposed by this RFP.</text:span></text:p>
      <text:h text:style-name="P150" text:outline-level="1">Application Domain</text:h>
      <text:p text:style-name="P21">Eventing systems are <text:span text:style-name="T16">a common part of software programs, used to distribute information between parts of an application.</text:span></text:p>
      <text:h text:style-name="P97" text:outline-level="2">Event Admin in OSGi</text:h>
      <text:p text:style-name="P21"/>
      <text:p text:style-name="P40"><text:span text:style-name="T17">The standard </text:span><text:span text:style-name="T18">OSGi Event Admin</text:span><text:span text:style-name="T17"> listener pattern </text:span><text:span text:style-name="T18">requires that event handlers are registered in the OSGi service registry. These services are called </text:span><text:span text:style-name="T19">by Event Admin </text:span><text:span text:style-name="T18">whenever an appropriate Event is </text:span><text:span text:style-name="T19">delivered using the Event Admin service. The Event Handler API is not type safe, in that it receives an Event containing String keys mapped to Object values. </text:span></text:p>
      <text:p text:style-name="P37"/>
      <text:p text:style-name="P37">Similarly, an Event Source must correctly construct an Event from String keys and Object values, then sent out with a named topic. This can lead to problems if more than one Event Source sends to the same topic, as they may differ slightly in the keys and value types that they use.</text:p>
      <text:p text:style-name="P37"/>
      <text:p text:style-name="P38">If an Event Source sends an event then there is no feedback about whether any Event Handler received the Event. Furthermore there is no way to determine what events are being sent. Systems using Event Admin can therefore end up with failure modes which are very difficult to diagnose.</text:p>
      <text:p text:style-name="P37"/>
      <text:p text:style-name="P39"/>
      <text:h text:style-name="P96" text:outline-level="2">Terminology + Abbreviations</text:h>
      <text:list xml:id="list223954290" text:style-name="L2">
        <text:list-item>
          <text:p text:style-name="P109"><text:span text:style-name="T10">Event </text:span><text:span text:style-name="T11">– A set of data </text:span><text:span text:style-name="T12">created by an Event Source,</text:span><text:span text:style-name="T11"> encapsulated as an object and delivered to one or more Event Handers</text:span></text:p>
        </text:list-item>
        <text:list-item>
          <text:p text:style-name="P110"><text:span text:style-name="T10">Event Topic</text:span><text:span text:style-name="T11"> – A String identifying the “topic” of an Event, effectively defining the schema and purpose of the event</text:span></text:p>
        </text:list-item>
        <text:list-item>
          <text:p text:style-name="P110"><text:span text:style-name="T10">Event Source</text:span><text:span text:style-name="T11"> – A software component which creates and sends events</text:span></text:p>
        </text:list-item>
        <text:list-item>
          <text:p text:style-name="P109"><text:span text:style-name="T10">Event Handler </text:span><text:span text:style-name="T11">– A software component which receives events</text:span></text:p>
        </text:list-item>
        <text:list-item>
          <text:p text:style-name="P109"><text:soft-page-break/><text:span text:style-name="T10">DTO</text:span><text:span text:style-name="T4"> – A Data Transfer Object as per the OSGi DTO Specification</text:span></text:p>
        </text:list-item>
        <text:list-item>
          <text:p text:style-name="P108"><text:span text:style-name="T26">Event Bus</text:span> – A software component used by an Event Source and responsible for delivering Events to Event Handers. For example The OSGi Event Admin service.</text:p>
        </text:list-item>
      </text:list>
      <text:h text:style-name="P150" text:outline-level="1">Problem Description</text:h>
      <text:p text:style-name="P41"><text:span text:style-name="T19">T</text:span><text:span text:style-name="T17">he Event Admin Specification exists to solve the issue of Eventing within an OSGi framework, so why is it now insufficient?</text:span></text:p>
      <text:h text:style-name="P98" text:outline-level="2">Event Schemas and Type Safety</text:h>
      <text:p text:style-name="P42"/>
      <text:p text:style-name="P43"><text:span text:style-name="T28">O</text:span><text:span text:style-name="T29">ne of the primary problems with Event Admin is the inability to reliably and safely consume Events. </text:span>To understand the data in <text:span text:style-name="T30">an Event </text:span>the Event Handler must defensively check for the existence of propert<text:span text:style-name="T30">y keys</text:span>, and then for the type of the value associated with a given key. <text:span text:style-name="T30">This is because there is no concept of “schema” or “contract” for an Event Topic and the messages are untyped, so each participant has to continually work out what kind of message it has received, validate it, handle errors and missing info, work out what it should send in response. </text:span></text:p>
      <text:p text:style-name="P43">Use of the OSGi <text:span text:style-name="T30">DTO and </text:span>Converter <text:span text:style-name="T30">specifications</text:span> <text:span text:style-name="T30">can improve this model, however it significantly increases the amount of boilerplate needed to write both an Event Source and an Event Handler.</text:span></text:p>
      <text:p text:style-name="P43"><text:span text:style-name="T31">Using “schemaless” events</text:span> is fine if we don't want to go to the trouble of defining a contract for a particular interaction, but the risk is that modules become *more* tightly coupled because of hidden assumptions about the form of events they exchange.</text:p>
      <text:h text:style-name="P98" text:outline-level="2">Event Monitoring</text:h>
      <text:p text:style-name="P44"/>
      <text:p text:style-name="P44">The current Event Admin only specifies how to send and receive events, but not how to monitor the flow of events in the system. The best that can be achieved is to register an Event Handler which listens to all Event Topics, however this does not <text:span text:style-name="T32">allow for easy filtering of data, nor does it provide information about the source of the event. Tools that wish to analyze the flow of event data through the system are therefore unable to simply do so.</text:span></text:p>
      <text:h text:style-name="P98" text:outline-level="2">Unhandled Events</text:h>
      <text:p text:style-name="P22"/>
      <text:p text:style-name="P17"><text:span text:style-name="T20">If an event is sent by an Event Source it is typically expected that there will be at least one listener for the event. </text:span><text:span text:style-name="T21">If there are no listeners then the current Event Admin Behaviour is to silently discard the event. In many systems the correct response to an unhandled event is to halt processing, or at least to warn a user/operator of the unhandled event.</text:span></text:p>
      <text:h text:style-name="P150" text:outline-level="1"><text:soft-page-break/>Requirements</text:h>
      <text:p text:style-name="P25"><text:span text:style-name="T27">TSE</text:span><text:span text:style-name="T26">-</text:span><text:span text:style-name="T27">0</text:span><text:span text:style-name="T26">1</text:span><text:span text:style-name="T27">0</text:span> – <text:span text:style-name="T33">The solution MUST enable Event Sources and Event Handlers to work with Type Safe Event objects without requiring the use of an intermediate Map object in application code</text:span></text:p>
      <text:p text:style-name="P23"><text:span text:style-name="T26">TSE-020</text:span> – The solution SHOULD allow the use of Map structures in Event Handlers and Event Sources to cope with “reflective” operations such as rolling average and debouncing.</text:p>
      <text:p text:style-name="P23"><text:span text:style-name="T26">TSE-030</text:span> – The solution MUST provide a way for an operator to monitor the events being sent by Event Sources</text:p>
      <text:p text:style-name="P23"><text:span text:style-name="T26">TSE-040</text:span> – The solution MUST provide a way for a bundle to be notified when there are no suitable Event Handlers to process an Event</text:p>
      <text:p text:style-name="P24"><text:span text:style-name="T26">TSE-050</text:span> – The solution MUST allow an Event Handler to consume an Event <text:span text:style-name="T34">as</text:span> a Type Safe Event object which is different from the <text:span text:style-name="T34">Type Safe Event Object</text:span> <text:span text:style-name="T34">produced by the Event Source. The Event Handler’s Type Safe Object MAY be required to be</text:span> <text:span text:style-name="T34">a partial match for the Event Source’s Type Safe Object, </text:span><text:span text:style-name="T23">i.e.</text:span><text:span text:style-name="T34"> the Event Bus is not necessarily required to perform schema transformations such as changing field names.</text:span></text:p>
      <text:p text:style-name="Body"><text:span text:style-name="T26">TSE-060</text:span> – The solution SHOULD allow an Event Handler to declare a minimum version for the schema of events that it consumes. The aim of this requirement is to prevent errors if two Event Sources deliver events to the same topic using different schema versions.</text:p>
      <text:h text:style-name="P150" text:outline-level="1">Technical Solution</text:h>
      <text:p text:style-name="P27">The following technical solution is proposed to extend the Event Admin Model with the necessary features</text:p>
      <text:h text:style-name="P99" text:outline-level="2">API Separation</text:h>
      <text:p text:style-name="Body"><text:span text:style-name="T36">The Type Safe </text:span>Ev<text:span text:style-name="T36">enting Service will, by necessity, be a significant change from the existing Event Admin API. The proposed changes will therefore be targeted at a different package (</text:span><text:span text:style-name="T38">org.osgi.service.event.typed</text:span><text:span text:style-name="T36">), rather than the existing Event Admin package (</text:span><text:span text:style-name="T38">org.osgi.service.event</text:span><text:span text:style-name="T36">). </text:span></text:p>
      <text:h text:style-name="P101" text:outline-level="2">Event Structure</text:h>
      <text:p text:style-name="P118"><text:change-start text:change-id="ct105553143162960"/><text:span text:style-name="T52">Type Safe </text:span><text:change-end text:change-id="ct105553143162960"/>Event objects are expected to conform to OSGi DTO<text:span text:style-name="T35"><text:bookmark-ref text:reference-format="number" text:ref-name="__RefNumPara__1261_3914644498">[5].</text:bookmark-ref></text:span> rules. All methods, all static fields, and any non public instance fields must be ignored by the Type Safe Eventing Service when processing the Event data.</text:p>
      <text:h text:style-name="P140" text:outline-level="3">Nested Data Structures</text:h>
      <text:p text:style-name="P118">The OSGi Event Admin specification recommends (although does not prohibit) that events do not contain nested data structures more complex than Lists or Sets. The Type Safe Event Service is <text:span text:style-name="T44">different, in that DTO-type </text:span><text:soft-page-break/><text:span text:style-name="T44">events may contain arbitrarily deep data structures. The only requirement is that the DTO structure contains no cycles.</text:span></text:p>
      <text:p text:style-name="P114">When sending an untyped event with a nested structure each nested DTO value should be provided as another Map with string keys, and so on, until the leaf data is reached.</text:p>
      <text:h text:style-name="P143" text:outline-level="3"><text:change-start text:change-id="ct105553142552432"/>Non-standard Event <text:span text:style-name="T53">Types</text:span></text:h>
      <text:p text:style-name="P116"><text:change-end text:change-id="ct105553142552432"/><text:change-start text:change-id="ct105553143392576"/>Some Event schemas may be represented by a<text:span text:style-name="T53">n existing</text:span> type which does not match the OSGi DTO rules. In this case the<text:change-end text:change-id="ct105553143392576"/><text:change-start text:change-id="ct105553142585920"/>re are two main options</text:p>
      <text:list xml:id="list182878143" text:style-name="L4">
        <text:list-item>
          <text:p text:style-name="P117">Create a DTO representation of the event schema, and convert <text:span text:style-name="T53">from the existing type </text:span>in code<text:change-end text:change-id="ct105553142585920"/><text:change-start text:change-id="ct105553143394496"/></text:p>
        </text:list-item>
        <text:list-item>
          <text:p text:style-name="P117">Create a custom converter capable of <text:change-end text:change-id="ct105553143394496"/><text:change-start text:change-id="ct105553143384176"/><text:span text:style-name="T53">transforming the event data</text:span><text:change-end text:change-id="ct105553143384176"/></text:p>
        </text:list-item>
      </text:list>
      <text:h text:style-name="P100" text:outline-level="2">Sending Events</text:h>
      <text:p text:style-name="P131"><text:change-start text:change-id="ct105553143175024"/><text:span text:style-name="T43">Event Sources</text:span> are able to send events using the Type Safe Eventing Service, which is registered as a service in the OSGi service registry<text:change-end text:change-id="ct105553143175024"/> <text:span text:style-name="T71">using the </text:span><text:change-start text:change-id="ct105553143475696"/><text:span text:style-name="T58">TypeSafeEventBus</text:span><text:span text:style-name="T71"> interface</text:span><text:change-end text:change-id="ct105553143475696"/>. Event delivery is always asynchronous, meaning that there is no guarantee that any Event Handlers have received the event data before control is returned to the Event Source.</text:p>
      <text:h text:style-name="P138" text:outline-level="3">Event Topics</text:h>
      <text:p text:style-name="P28">As with OSGi’s Event Admin, Events are sent to a topic. This topic defines both the Event’s schema, and <text:span text:style-name="T46">also provides a coarse scale hierarchy for the event data.</text:span></text:p>
      <text:h text:style-name="P139" text:outline-level="3">Sending Typed Events</text:h>
      <text:p text:style-name="P29">Typed event data is sent using <text:span text:style-name="T46">on of the two </text:span><text:span text:style-name="T39">deliver</text:span><text:span text:style-name="T45"> methods:</text:span></text:p>
      <text:list xml:id="list4234020167" text:style-name="L3">
        <text:list-item>
          <text:p text:style-name="P111"><text:span text:style-name="T46">The first deliver method takes a </text:span><text:span text:style-name="T39">String</text:span><text:span text:style-name="T45"> topic name and an </text:span><text:span text:style-name="T39">Object</text:span><text:span text:style-name="T45"> event.</text:span></text:p>
        </text:list-item>
        <text:list-item>
          <text:p text:style-name="P112">The second deliver method takes only an Object. The topic name is set to the fully qualified class name of the event class</text:p>
        </text:list-item>
      </text:list>
      <text:p text:style-name="P30">The first method is familiar to those who have used the OSGi Event Admin service, but the second will be unfamiliar as it has no corresponding method. In the case where there is no meaningful topic hierarchy, and/or there is no reuse of the Event Schema across multiple topics then creating an arbitrary topic name is simply an opaque string value that must be carefully copied or used as a constant. In this eventuality the fully qualified class name of the Event object provides a suitable topic name which cannot be accidentally mistyped</text:p>
      <text:h text:style-name="P138" text:outline-level="3">Sending Untyped Events</text:h>
      <text:p text:style-name="P30">Untyped Event Data is also important as some Event consumers will wish to operate on the event data without necessarily having <text:span text:style-name="T47">compile-time </text:span>access to the <text:span text:style-name="T47">Event Class Definition. At this point the Event data must be gathered in a map data structure with </text:span><text:span text:style-name="T40">String</text:span><text:span text:style-name="T47"> keys mirroring the Event schema defined by the DTO that would be used to send a Typed Event. The </text:span><text:span text:style-name="T40">Map</text:span><text:span text:style-name="T47"> is then sent using the </text:span><text:change-start text:change-id="ct105553143150896"/><text:span text:style-name="T40">deliverUntyped</text:span><text:change-end text:change-id="ct105553143150896"/><text:span text:style-name="T47"> method which takes a </text:span><text:span text:style-name="T40">String</text:span><text:span text:style-name="T47"> topic name and the </text:span><text:span text:style-name="T40">Map</text:span><text:span text:style-name="T47"> containing the event data.</text:span></text:p>
      <text:p text:style-name="P115">It is obviously not possible for untyped events to be sent without supplying a topic name as there is no sensible default to provide which defines the schema.</text:p>
      <text:h text:style-name="P144" text:outline-level="3"><text:change-start text:change-id="ct105553142586880"/>Sending Custom Event Data</text:h>
      <text:p text:style-name="P119"><text:change-end text:change-id="ct105553142586880"/><text:change-start text:change-id="ct105553143263664"/>Custom Event Data is Event Data <text:span text:style-name="T22">which</text:span> does not<text:change-end text:change-id="ct105553143263664"/><text:change-start text:change-id="ct105553143397616"/> fit OSGi DTO rules<text:change-end text:change-id="ct105553143397616"/><text:change-start text:change-id="ct105553143162240"/>, <text:span text:style-name="T61">and therefore cannot be automatically </text:span><text:change-end text:change-id="ct105553143162240"/><text:change-start text:change-id="ct105553142533408"/><text:span text:style-name="T61">type converted by the Event Bus. If Custom Event Data must be sent by the </text:span><text:change-end text:change-id="ct105553142533408"/><text:change-start text:change-id="ct105553143195968"/><text:span text:style-name="T61">Event Source then the </text:span><text:span text:style-name="T56">deliverCustom</text:span><text:span text:style-name="T61"> </text:span><text:soft-page-break/><text:span text:style-name="T61">method, which takes a </text:span><text:span text:style-name="T56">String</text:span><text:span text:style-name="T61"> topic</text:span><text:change-end text:change-id="ct105553143195968"/><text:change-start text:change-id="ct105553143340304"/><text:span text:style-name="T61">, </text:span><text:span text:style-name="T56">Object</text:span><text:span text:style-name="T61"> event data and a Converter suitable for converting the Event Data into:</text:span></text:p>
      <text:list xml:id="list3302769811" text:style-name="L5">
        <text:list-item>
          <text:p text:style-name="P120">A nested Map <text:change-end text:change-id="ct105553143340304"/><text:change-start text:change-id="ct105553142586160"/>structure, suitable for use by Untyped Event Handlers</text:p>
        </text:list-item>
        <text:list-item>
          <text:p text:style-name="P120">A DTO structure, suitable for use in “standard” views of the Event Schema</text:p>
        </text:list-item>
        <text:list-item>
          <text:p text:style-name="P120">Any other Data Structures which are supported ways to receive the custom Event Data type<text:change-end text:change-id="ct105553142586160"/><text:change-start text:change-id="ct105553143349248"/>. </text:p>
        </text:list-item>
      </text:list>
      <text:h text:style-name="P145" text:outline-level="3">Error Handling</text:h>
      <text:p text:style-name="P121">It is not possible to know that an Event cannot be delivered <text:span text:style-name="T62">until delivery is attempted. </text:span><text:change-end text:change-id="ct105553143349248"/><text:change-start text:change-id="ct105553142586400"/><text:span text:style-name="T62">It is therefore not possible (or acceptable, given the asynchronous nature of delivery) to throw an exception to the </text:span><text:change-end text:change-id="ct105553142586400"/><text:change-start text:change-id="ct105553143342224"/><text:span text:style-name="T62">sender of an event if the event cannot be converted into the relevant target type</text:span></text:p>
      <text:h text:style-name="P104" text:outline-level="2">Event Top<text:change-end text:change-id="ct105553143342224"/><text:change-start text:change-id="ct105553143351648"/>ics</text:h>
      <text:p text:style-name="P122">Each Event is sent to a topic. The topic defines the schema of an event, and potentially context about the event. The Event Topic syntax<text:change-end text:change-id="ct105553143351648"/><text:change-start text:change-id="ct105553143301296"/> i<text:change-end text:change-id="ct105553143301296"/><text:change-start text:change-id="ct105553143393296"/>s a String following bundle symbolic name rules</text:p>
      <text:h text:style-name="P146" text:outline-level="3">Topic Hierarchies</text:h>
      <text:p text:style-name="P122">Topics can be made h<text:change-end text:change-id="ct105553143393296"/><text:change-start text:change-id="ct105553143151856"/>ierarchical by adding a sub-topic to an existing topic name, using a `/` as a separator character. A sub-topic is distinct<text:change-end text:change-id="ct105553143151856"/><text:change-start text:change-id="ct105553143359568"/> from its parent topic, and may have different rules, however it is expected that the schema of a sub-topic is compatible with the schema of the parent topic (<text:span text:style-name="T22">i.e.</text:span> that an Event Handler can consume events from a<text:change-end text:change-id="ct105553143359568"/><text:change-start text:change-id="ct105553143267328"/> sub-topic using the schema of the parent topic). Therefore sub-topic schemas may contain additional data, but should not remove data from the schema of the parent topic<text:change-end text:change-id="ct105553143267328"/><text:change-start text:change-id="ct105553143323440"/>.<text:change-end text:change-id="ct105553143323440"/></text:p>
      <text:h text:style-name="P102" text:outline-level="2">Receiving Events</text:h>
      <text:p text:style-name="P31">Receiving an Event is performed by registering an appropriate Event Handler Service in the Service Registry. Events are then delivered using the whiteboard pattern.</text:p>
      <text:h text:style-name="P141" text:outline-level="3">Receiving Typed Events</text:h>
      <text:p text:style-name="P31">Typed Events are received by registering a <text:span text:style-name="T37">TypedEventHandler</text:span> implementation. This service has a single method <text:span text:style-name="T37">notify</text:span> which receives the <text:span text:style-name="T37">String</text:span> topic name and <text:span text:style-name="T37">Object</text:span> event data. <text:span text:style-name="T50">The TypedEventHandler implementation must be registered as a service in the service registry using the TypedEventHandler interface.</text:span></text:p>
      <text:p text:style-name="P31">The TypedEventHandler interface is parameterized, and so it is expected that the implementation reifies the type parameter into a specific type. In this case the Type Safe Event Service must adapt the Event object into the type defined by the TypedEventHandler implementation.</text:p>
      <text:p text:style-name="P31">If the TypedEventHandler <text:span text:style-name="T50">implementation </text:span>is <text:span text:style-name="T49">unable to reify the type, or the required type is more specific than the reified type, then the Typed Event Handler must be registered with the </text:span><text:span text:style-name="T42">event.type</text:span><text:span text:style-name="T49"> property. This property has a string value containing the fully-qualified type name of the type that the Event Handler expects to receive. This type must be loaded from the bundle which registered the Event Handler service, and used as the target type when converting events.</text:span></text:p>
      <text:p text:style-name="P32">By default the reified type of the TypedEventHandler will be used as the target topic for the Event Handler. If the <text:span text:style-name="T37">event.type</text:span> property is set then this is used as the default instead of the reified type. To use a different topic the Event Handler service may register the service with an <text:span text:style-name="T37">event.topics</text:span> property specify<text:span text:style-name="T51">ing the topic(s) as a String+ value.</text:span></text:p>
      <text:h text:style-name="P142" text:outline-level="3"><text:soft-page-break/>Receiving Untyped Events</text:h>
      <text:p text:style-name="P33">Untyped Events are received by registering an UntypedEventHandler implementation. <text:span text:style-name="T48">This service has a single method </text:span><text:span text:style-name="T41">notify</text:span><text:span text:style-name="T37">Untyped</text:span><text:span text:style-name="T48"> which receives the </text:span><text:span text:style-name="T41">String</text:span><text:span text:style-name="T48"> topic name and </text:span><text:span text:style-name="T37">Map</text:span><text:span text:style-name="T48"> event data. The </text:span>Unt<text:span text:style-name="T48">ypedEventHandler implementation must be registered as a service in the service registry using the </text:span>Unt<text:span text:style-name="T48">ypedEventHandler interface.</text:span></text:p>
      <text:p text:style-name="P33">When delivering an event to an UntypedEventHandler the Typed Event Service must convert the event data to a nested map structure.</text:p>
      <text:p text:style-name="P33">The <text:span text:style-name="T37">event.topics</text:span> property must be used when registering an UntypedEventHander service. If it is not then no events will be delivered to the Event Handler service<text:change-start text:change-id="ct105553143276928"/></text:p>
      <text:h text:style-name="P146" text:outline-level="3">Wildcard Topics</text:h>
      <text:p text:style-name="P122">The event.topics property may contain one or more <text:change-end text:change-id="ct105553143276928"/><text:change-start text:change-id="ct105553143353568"/><text:span text:style-name="T26">wildcard</text:span><text:span text:style-name="T64"> topics. These are </text:span><text:span text:style-name="T65">Strings which contain a topic name and append “/*”</text:span><text:change-end text:change-id="ct105553143353568"/><text:change-start text:change-id="ct105553143285392"/><text:span text:style-name="T65">. This value means that the Event Handler must be called for Events in the named topic and all sub-topics</text:span></text:p>
      <text:h text:style-name="P148" text:outline-level="3"><text:span text:style-name="T66">E</text:span>vent Filtering</text:h>
      <text:p text:style-name="P125"><text:span text:style-name="T64">TODO – is this needed?</text:span><text:change-end text:change-id="ct105553143285392"/><text:change-start text:change-id="ct105553143301536"/></text:p>
      <text:h text:style-name="P147" text:outline-level="3"><text:span text:style-name="T62">Error Handling</text:span></text:h>
      <text:p text:style-name="P125">There are several possible error scenarios <text:span text:style-name="T68">for Event Handlers</text:span>:</text:p>
      <text:list xml:id="list4163652992" text:style-name="L6">
        <text:list-item>
          <text:p text:style-name="P126"><text:span text:style-name="T68">TypedEventHandler, </text:span>Event Type not discoverable – <text:span text:style-name="T68">in this case there is no reified type information, nor is there an </text:span><text:span text:style-name="T57">event.type</text:span><text:span text:style-name="T68"> property, and therefore the target type for the event is not known. In this situation there is no way for the Event Bus to correctly target an event schema, and the Event Handler must be ignored.</text:span></text:p>
        </text:list-item>
        <text:list-item>
          <text:p text:style-name="P127"><text:span text:style-name="T68">TypedEventHandler, </text:span>Event type discoverable but not loadable – <text:span text:style-name="T69">in this case the type information is discoverable (either via the reified type or the event.type property) but the classloader of the bundle which registered the service is unable to load it. In this situation there is no way for the Event Bus to correctly target an event schema, and the Event Handler must be ignored.</text:span></text:p>
        </text:list-item>
        <text:list-item>
          <text:p text:style-name="P126"><text:span text:style-name="T70">All Handler Types, </text:span>Event cannot be converted to the target type – <text:span text:style-name="T70">in this case a specific Event cannot be submitted to the Handler. If this error occurs repeatedly then the Event Bus may choose to ignore the Event Handler service</text:span></text:p>
        </text:list-item>
        <text:list-item>
          <text:p text:style-name="P127"><text:span text:style-name="T70">All Handler Types, </text:span>Invalid event.topic <text:span text:style-name="T67">String – in this case one or more Event Topics declared in the event.topics property is syntactically invalid. In this situation the Event Handler must be ignored.</text:span></text:p>
        </text:list-item>
      </text:list>
      <text:p text:style-name="P123"><text:change-end text:change-id="ct105553143301536"/></text:p>
      <text:h text:style-name="P103" text:outline-level="2">Monitoring Events</text:h>
      <text:p text:style-name="P134"><text:change-start text:change-id="ct105553143290432"/>An important part of a software system is the ability to monitor<text:change-end text:change-id="ct105553143290432"/><text:change-start text:change-id="ct105553143517408"/> it appropriately to determine whether it is functioning correctly, without having the measurements disrupt the system. To this end the Type Safe<text:change-end text:change-id="ct105553143517408"/><text:change-start text:change-id="ct105553142587120"/> Event Specification defines a <text:span text:style-name="T37">TypeSafeEventMonitor</text:span> service which can be used to monitor the flow of events through the Event Bus<text:change-end text:change-id="ct105553142587120"/><text:change-start text:change-id="ct105553143484640"/>.</text:p>
      <text:h text:style-name="P149" text:outline-level="3">Monitoring the Events</text:h>
      <text:p text:style-name="Body">Events flowing through the Event Bus can be monitored us<text:span text:style-name="T73">i</text:span>ng <text:span text:style-name="T73">one of </text:span>th<text:span text:style-name="T73">e </text:span><text:span text:style-name="T60">monitorEvents</text:span><text:span text:style-name="T73"> methods from the</text:span> <text:span text:style-name="T37">TypeSafeEventMonitor</text:span> service. <text:span text:style-name="T73">These methods return a </text:span><text:span text:style-name="T60">PushStream</text:span><text:span text:style-name="T73"> which delivers </text:span><text:span text:style-name="T60">MonitorEvent</text:span><text:span text:style-name="T73"> </text:span><text:soft-page-break/><text:span text:style-name="T73">instances each time an event is sent via the </text:span><text:span text:style-name="T60">TypeSafeEventBus</text:span><text:span text:style-name="T74">. The monitor events contain the event topic, the event data, and a timestamp indicating when the event was sent</text:span></text:p>
      <text:h text:style-name="P149" text:outline-level="3">Event History</text:h>
      <text:p text:style-name="P135">In a running system <text:span text:style-name="T73">it is often useful to be able to connect monitoring to replay recent data immediately after a problem has occurred. For that reason TypeSafeEventMonitor instances may store past events so that they can be replayed if requested. There are two <text:s/></text:span><text:span text:style-name="T60">monitorEvents</text:span><text:span text:style-name="T73"> methods capable of replaying history</text:span></text:p>
      <text:list xml:id="list2696537391" text:style-name="L7">
        <text:list-item>
          <text:p text:style-name="P136">The first method takes an int representing the number of past events that should be replayed from the cached history</text:p>
        </text:list-item>
        <text:list-item>
          <text:p text:style-name="P136">The second method takes an Instant, representing the time from which monitoring events should start.</text:p>
        </text:list-item>
      </text:list>
      <text:p text:style-name="P137">Note that storing Event History is considered a best-effort option and it is not required that the implementation supply the full set of requested events. If insufficient past events are available then the implementation must provide the maximum amount of history available.</text:p>
      <text:p text:style-name="P137">When a stored event is discarded then the oldest event must be discarded before any newer events. This avoids a monitor seeing gaps in the history that they do receive.<text:change-end text:change-id="ct105553143484640"/></text:p>
      <text:h text:style-name="P103" text:outline-level="2">Unhandled Events</text:h>
      <text:p text:style-name="P132"><text:change-start text:change-id="ct105553143471376"/>Unhandled Events are events sent by an Event Source but which have no registered Event Handler in the service <text:change-end text:change-id="ct105553143471376"/><text:change-start text:change-id="ct105553143521248"/>registry<text:change-end text:change-id="ct105553143521248"/><text:change-start text:change-id="ct105553143291392"/>. <text:span text:style-name="T72">Rather than these events being discarded, the TypeSafeEventBus will search the registry for</text:span><text:change-end text:change-id="ct105553143291392"/><text:change-start text:change-id="ct105553143482480"/><text:span text:style-name="T72"> services implementing </text:span><text:span text:style-name="T59">UnhandledEventHandler</text:span><text:span text:style-name="T72">.</text:span><text:change-end text:change-id="ct105553143482480"/><text:change-start text:change-id="ct105553143514768"/></text:p>
      <text:p text:style-name="P133">If any services are found then the TypeSafeEventBus will call the <text:span text:style-name="T37">notifyUnhandled</text:span> method passing the topic and event data to the UnhandledEventHandler.<text:change-end text:change-id="ct105553143514768"/><text:change-start text:change-id="ct105553143380272"/></text:p>
      <text:h text:style-name="P105" text:outline-level="2">Runtime Service</text:h>
      <text:p text:style-name="P128">TODO – other whiteboard specs (e.g. the HTTP/JAX-RS whiteboards) have a Runtime Service, should<text:change-end text:change-id="ct105553143380272"/><text:change-start text:change-id="ct105553143506784"/> this specification?<text:change-end text:change-id="ct105553143506784"/><text:change-start text:change-id="ct105553143526048"/></text:p>
      <text:h text:style-name="P106" text:outline-level="2">Event Filtering</text:h>
      <text:p text:style-name="P129">TODO – Do we want to support filtering?<text:change-end text:change-id="ct105553143526048"/></text:p>
      <text:h text:style-name="P150"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text:soft-page-break/>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150" text:outline-level="1">Javadoc</text:h>
      <text:change-start text:change-id="ct105553143400320"/>
      <text:section text:style-name="Sect2" text:name="Section1" text:protected="true">
        <text:section-source xlink:href="../javadoc.rtf" text:filter-name="Rich Text Format"/>
        <text:p text:style-name="P158"><text:span text:style-name="T75">OSGi Javadoc</text:span></text:p>
        <text:p text:style-name="P56"><text:span text:style-name="T76">9/19/19 6:42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0"><text:span text:style-name="Summary_20_Heading_20_Font"><text:span text:style-name="T78">Package Summary</text:span></text:span></text:p>
            </table:table-cell>
            <table:covered-table-cell/>
            <table:table-cell table:style-name="Table3.A1" office:value-type="string">
              <text:p text:style-name="P62"><text:span text:style-name="Page_20_Reference_20_Font"><text:span text:style-name="T79">Page</text:span></text:span></text:p>
            </table:table-cell>
          </table:table-row>
          <table:table-row table:style-name="Table3.1">
            <table:table-cell table:style-name="Table3.A2" office:value-type="string">
              <text:p text:style-name="P60"><text:a xlink:type="simple" xlink:href="file:///l%22r3" text:style-name="ListLabel_20_1" text:visited-style-name="ListLabel_20_1"><text:span text:style-name="Internet_20_link"><text:span text:style-name="T85">org.osgi.service.event.typed</text:span></text:span></text:a></text:p>
            </table:table-cell>
            <table:table-cell table:style-name="Table3.B2" office:value-type="string">
              <text:p text:style-name="P60"><text:span text:style-name="T80">Type Safe Event Package Version 1.0.</text:span></text:p>
            </table:table-cell>
            <table:table-cell table:style-name="Table3.C2" office:value-type="string">
              <text:p text:style-name="P62"><text:bookmark-ref text:reference-format="page" text:ref-name="r3">14</text:bookmark-ref></text:p>
            </table:table-cell>
          </table:table-row>
          <table:table-row table:style-name="Table3.1">
            <table:table-cell table:style-name="Table3.A3" office:value-type="string">
              <text:p text:style-name="P59"><text:a xlink:type="simple" xlink:href="file:///l%22r22" text:style-name="ListLabel_20_1" text:visited-style-name="ListLabel_20_1"><text:span text:style-name="Internet_20_link"><text:span text:style-name="T85">org.osgi.service.event.typed.annotations</text:span></text:span></text:a></text:p>
            </table:table-cell>
            <table:table-cell table:style-name="Table3.B3" office:value-type="string">
              <text:p text:style-name="P59"><text:span text:style-name="T80">Type Safe Event Annotations Package Version 1.0.</text:span></text:p>
            </table:table-cell>
            <table:table-cell table:style-name="Table3.C3" office:value-type="string">
              <text:p text:style-name="P61"><text:bookmark-ref text:reference-format="page" text:ref-name="r22">21</text:bookmark-ref></text:p>
            </table:table-cell>
          </table:table-row>
          <table:table-row table:style-name="Table3.1">
            <table:table-cell table:style-name="Table3.A4" office:value-type="string">
              <text:p text:style-name="P59"><text:a xlink:type="simple" xlink:href="file:///l%22r25" text:style-name="ListLabel_20_1" text:visited-style-name="ListLabel_20_1"><text:span text:style-name="Internet_20_link"><text:span text:style-name="T85">org.osgi.service.event.typed.monitor</text:span></text:span></text:a></text:p>
            </table:table-cell>
            <table:table-cell table:style-name="Table3.B4" office:value-type="string">
              <text:p text:style-name="P59"><text:span text:style-name="T80">Type Safe Event Monitoring Package Version 1.0.</text:span></text:p>
            </table:table-cell>
            <table:table-cell table:style-name="Table3.C4" office:value-type="string">
              <text:p text:style-name="P61"><text:bookmark-ref text:reference-format="page" text:ref-name="r25">23</text:bookmark-ref></text:p>
            </table:table-cell>
          </table:table-row>
          <table:table-row table:style-name="Table3.1">
            <table:table-cell table:style-name="Table3.A5" office:value-type="string">
              <text:p text:style-name="P59"><text:a xlink:type="simple" xlink:href="file:///l%22r36" text:style-name="ListLabel_20_1" text:visited-style-name="ListLabel_20_1"><text:span text:style-name="Internet_20_link"><text:span text:style-name="T85">org.osgi.service.event.typed.propertytypes</text:span></text:span></text:a></text:p>
            </table:table-cell>
            <table:table-cell table:style-name="Table3.B5" office:value-type="string">
              <text:p text:style-name="P59"><text:span text:style-name="T80">Type Safe Event Component Property Types Package Version 1.0.</text:span></text:p>
            </table:table-cell>
            <table:table-cell table:style-name="Table3.C5" office:value-type="string">
              <text:p text:style-name="P61"><text:bookmark-ref text:reference-format="page" text:ref-name="r36">28</text:bookmark-ref></text:p>
            </table:table-cell>
          </table:table-row>
        </table:table>
        <text:p text:style-name="P169"><text:bookmark text:name="r3"/><text:span text:style-name="T24">Package org.osgi.service.event.typed</text:span></text:p>
        <text:p text:style-name="P65"><text:span text:style-name="Code_20_Small">@org.osgi.annotation.versioning.Version(value="1.0.0")</text:span></text:p>
        <text:p text:style-name="P65"><text:span text:style-name="T80">Type Safe Event Package Version 1.0.</text:span></text:p>
        <text:p text:style-name="P65"><text:span text:style-name="T82">See:</text:span></text:p>
        <text:p text:style-name="P68"><text:a xlink:type="simple" xlink:href="file:///l%22r2" text:style-name="ListLabel_20_2" text:visited-style-name="ListLabel_20_2"><text:span text:style-name="Internet_20_link"><text:span text:style-name="T82">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60"><text:span text:style-name="Summary_20_Heading_20_Font1"><text:span text:style-name="T78">Interface Summary</text:span></text:span></text:p>
            </table:table-cell>
            <table:covered-table-cell/>
            <table:table-cell table:style-name="Table4.A1" office:value-type="string">
              <text:p text:style-name="P62"><text:span text:style-name="Page_20_Reference_20_Font"><text:span text:style-name="T79">Page</text:span></text:span></text:p>
            </table:table-cell>
          </table:table-row>
          <table:table-row table:style-name="Table4.1">
            <table:table-cell table:style-name="Table4.A2" office:value-type="string">
              <text:p text:style-name="P60"><text:a xlink:type="simple" xlink:href="file:///l%22r8" text:style-name="ListLabel_20_1" text:visited-style-name="ListLabel_20_1"><text:span text:style-name="Internet_20_link"><text:span text:style-name="T85">EventConstants</text:span></text:span></text:a></text:p>
            </table:table-cell>
            <table:table-cell table:style-name="Table4.B2" office:value-type="string">
              <text:p text:style-name="P60"><text:span text:style-name="T80">Defines standard names for Type Safe Event properties.</text:span></text:p>
            </table:table-cell>
            <table:table-cell table:style-name="Table4.C2" office:value-type="string">
              <text:p text:style-name="P62"><text:bookmark-ref text:reference-format="page" text:ref-name="r8">15</text:bookmark-ref></text:p>
            </table:table-cell>
          </table:table-row>
          <table:table-row table:style-name="Table4.1">
            <table:table-cell table:style-name="Table4.A3" office:value-type="string">
              <text:p text:style-name="P59"><text:a xlink:type="simple" xlink:href="file:///l%22r11" text:style-name="ListLabel_20_1" text:visited-style-name="ListLabel_20_1"><text:span text:style-name="Internet_20_link"><text:span text:style-name="T85">TypedEventHandler</text:span></text:span></text:a></text:p>
            </table:table-cell>
            <table:table-cell table:style-name="Table4.B3" office:value-type="string">
              <text:p text:style-name="P59"><text:span text:style-name="T80">Listener for Typed Events.</text:span></text:p>
            </table:table-cell>
            <table:table-cell table:style-name="Table4.C3" office:value-type="string">
              <text:p text:style-name="P61"><text:bookmark-ref text:reference-format="page" text:ref-name="r11">16</text:bookmark-ref></text:p>
            </table:table-cell>
          </table:table-row>
          <table:table-row table:style-name="Table4.1">
            <table:table-cell table:style-name="Table4.A4" office:value-type="string">
              <text:p text:style-name="P59"><text:a xlink:type="simple" xlink:href="file:///l%22r16" text:style-name="ListLabel_20_1" text:visited-style-name="ListLabel_20_1"><text:span text:style-name="Internet_20_link"><text:span text:style-name="T85">TypeSafeEventBus</text:span></text:span></text:a></text:p>
            </table:table-cell>
            <table:table-cell table:style-name="Table4.B4" office:value-type="string">
              <text:p text:style-name="P59"><text:span text:style-name="T80">The Type Safe Event service.</text:span></text:p>
            </table:table-cell>
            <table:table-cell table:style-name="Table4.C4" office:value-type="string">
              <text:p text:style-name="P61"><text:bookmark-ref text:reference-format="page" text:ref-name="r16">17</text:bookmark-ref></text:p>
            </table:table-cell>
          </table:table-row>
          <table:table-row table:style-name="Table4.1">
            <table:table-cell table:style-name="Table4.A5" office:value-type="string">
              <text:p text:style-name="P59"><text:a xlink:type="simple" xlink:href="file:///l%22r18" text:style-name="ListLabel_20_1" text:visited-style-name="ListLabel_20_1"><text:span text:style-name="Internet_20_link"><text:span text:style-name="T85">UnhandledEventHandler</text:span></text:span></text:a></text:p>
            </table:table-cell>
            <table:table-cell table:style-name="Table4.B5" office:value-type="string">
              <text:p text:style-name="P59"><text:span text:style-name="T80">Listener for Unhandled Events.</text:span></text:p>
            </table:table-cell>
            <table:table-cell table:style-name="Table4.C5" office:value-type="string">
              <text:p text:style-name="P61"><text:bookmark-ref text:reference-format="page" text:ref-name="r18">19</text:bookmark-ref></text:p>
            </table:table-cell>
          </table:table-row>
          <table:table-row table:style-name="Table4.1">
            <table:table-cell table:style-name="Table4.A6" office:value-type="string">
              <text:p text:style-name="P59"><text:a xlink:type="simple" xlink:href="file:///l%22r20" text:style-name="ListLabel_20_1" text:visited-style-name="ListLabel_20_1"><text:span text:style-name="Internet_20_link"><text:span text:style-name="T85">UntypedEventHandler</text:span></text:span></text:a></text:p>
            </table:table-cell>
            <table:table-cell table:style-name="Table4.B6" office:value-type="string">
              <text:p text:style-name="P59"><text:span text:style-name="T80">Listener for Untyped Events.</text:span></text:p>
            </table:table-cell>
            <table:table-cell table:style-name="Table4.C6" office:value-type="string">
              <text:p text:style-name="P61"><text:bookmark-ref text:reference-format="page" text:ref-name="r20">20</text:bookmark-ref></text:p>
            </table:table-cell>
          </table:table-row>
        </table:table>
        <text:p text:style-name="P72"><text:bookmark text:name="r2"/><text:span text:style-name="T84">Package org.osgi.service.event.typed Description</text:span></text:p>
        <text:p text:style-name="P73"><text:span text:style-name="T80">Type Safe Event Package Version 1.0.</text:span></text:p>
        <text:p text:style-name="P73"><text:span text:style-name="T80">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73"><text:span text:style-name="T80">Example import for consumers using the API in this package:</text:span></text:p>
        <text:p text:style-name="P73"><text:span text:style-name="Code1">Import-Package: org.osgi.service.event.typed; version="[1.0,2.0)"</text:span></text:p>
        <text:p text:style-name="P73"><text:span text:style-name="T80">Example import for providers implementing the API in this package:</text:span></text:p>
        <text:p text:style-name="Standard"><text:span text:style-name="Code1">Import-Package: org.osgi.service.even.typed; version="[1.0,1.1)"</text:span></text:p>
        <text:p text:style-name="P159"><text:bookmark text:name="r8"/><text:span text:style-name="T24">Interface EventConstants</text:span></text:p>
        <text:p text:style-name="P74"><text:a xlink:type="simple" xlink:href="file:///l%22r3" text:style-name="ListLabel_20_3" text:visited-style-name="ListLabel_20_3"><text:span text:style-name="Internet_20_link"><text:span text:style-name="T77">org.osgi.service.event.typed</text:span></text:span></text:a></text:p>
        <text:p text:style-name="P66"/>
        <text:p text:style-name="P76"><text:span text:style-name="Code_20_Small1">@org.osgi.annotation.versioning.ProviderType</text:span><text:line-break/><text:span text:style-name="Code2">public interface </text:span><text:span text:style-name="Code2"><text:span text:style-name="T25">EventConstants</text:span></text:span></text:p>
        <text:p text:style-name="Standard"><text:span text:style-name="T80">Defines standard names for Type Safe Event properties.</text:span></text:p>
        <text:p text:style-name="P77"/>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8"><text:span text:style-name="Summary_20_Heading_20_Font2"><text:span text:style-name="T78">Field Summary</text:span></text:span></text:p>
            </table:table-cell>
            <table:covered-table-cell/>
            <table:table-cell table:style-name="Table5.A1" office:value-type="string">
              <text:p text:style-name="P80"><text:span text:style-name="Page_20_Reference_20_Font"><text:span text:style-name="T79">Page</text:span></text:span></text:p>
            </table:table-cell>
          </table:table-row>
          <table:table-row table:style-name="Table5.1">
            <table:table-cell table:style-name="Table5.A2" office:value-type="string">
              <text:p text:style-name="P82"><text:span text:style-name="Code_20_Small1"><text:span text:style-name="T91">String</text:span></text:span></text:p>
            </table:table-cell>
            <table:table-cell table:style-name="Table5.B2" office:value-type="string">
              <text:p text:style-name="P84"><text:a xlink:type="simple" xlink:href="file:///l%22r6" text:style-name="ListLabel_20_4" text:visited-style-name="ListLabel_20_4"><text:span text:style-name="Internet_20_link"><text:span text:style-name="T86">TYPE_SAFE_EVENT_IMPLEMENTATION</text:span></text:span></text:a></text:p>
              <text:p text:style-name="P86"><text:span text:style-name="T80">The name of the implementation capability for the Event Admin specification</text:span></text:p>
            </table:table-cell>
            <table:table-cell table:style-name="Table5.C2" office:value-type="string">
              <text:p text:style-name="P80"><text:bookmark-ref text:reference-format="page" text:ref-name="r6">15</text:bookmark-ref></text:p>
            </table:table-cell>
          </table:table-row>
          <table:table-row table:style-name="Table5.1">
            <table:table-cell table:style-name="Table5.A3" office:value-type="string">
              <text:p text:style-name="P81"><text:span text:style-name="Code_20_Small1"><text:span text:style-name="T91">String</text:span></text:span></text:p>
            </table:table-cell>
            <table:table-cell table:style-name="Table5.B3" office:value-type="string">
              <text:p text:style-name="P83"><text:a xlink:type="simple" xlink:href="file:///l%22r7" text:style-name="ListLabel_20_4" text:visited-style-name="ListLabel_20_4"><text:span text:style-name="Internet_20_link"><text:span text:style-name="T86">TYPE_SAFE_EVENT_SPECIFICATION_VERSION</text:span></text:span></text:a></text:p>
              <text:p text:style-name="P85"><text:span text:style-name="T80">The version of the implementation capability for the Event Admin specification</text:span></text:p>
            </table:table-cell>
            <table:table-cell table:style-name="Table5.C3" office:value-type="string">
              <text:p text:style-name="P79"><text:bookmark-ref text:reference-format="page" text:ref-name="r7">15</text:bookmark-ref></text:p>
            </table:table-cell>
          </table:table-row>
          <table:table-row table:style-name="Table5.1">
            <table:table-cell table:style-name="Table5.A4" office:value-type="string">
              <text:p text:style-name="P81"><text:span text:style-name="Code_20_Small1"><text:span text:style-name="T91">String</text:span></text:span></text:p>
            </table:table-cell>
            <table:table-cell table:style-name="Table5.B4" office:value-type="string">
              <text:p text:style-name="P83"><text:a xlink:type="simple" xlink:href="file:///l%22r5" text:style-name="ListLabel_20_4" text:visited-style-name="ListLabel_20_4"><text:span text:style-name="Internet_20_link"><text:span text:style-name="T86">TYPE_SAFE_EVENT_TOPICS</text:span></text:span></text:a></text:p>
              <text:p text:style-name="P85"><text:span text:style-name="T80">The name of the implementation capability for the Event Admin specification</text:span></text:p>
            </table:table-cell>
            <table:table-cell table:style-name="Table5.C4" office:value-type="string">
              <text:p text:style-name="P79"><text:bookmark-ref text:reference-format="page" text:ref-name="r5">15</text:bookmark-ref></text:p>
            </table:table-cell>
          </table:table-row>
          <table:table-row table:style-name="Table5.1">
            <table:table-cell table:style-name="Table5.A5" office:value-type="string">
              <text:p text:style-name="P81"><text:span text:style-name="Code_20_Small1"><text:span text:style-name="T91">String</text:span></text:span></text:p>
            </table:table-cell>
            <table:table-cell table:style-name="Table5.B5" office:value-type="string">
              <text:p text:style-name="P83"><text:a xlink:type="simple" xlink:href="file:///l%22r4" text:style-name="ListLabel_20_4" text:visited-style-name="ListLabel_20_4"><text:span text:style-name="Internet_20_link"><text:span text:style-name="T86">TYPE_SAFE_EVENT_TYPE</text:span></text:span></text:a></text:p>
              <text:p text:style-name="P85"><text:span text:style-name="T80">The name of the implementation capability for the Event Admin specification</text:span></text:p>
            </table:table-cell>
            <table:table-cell table:style-name="Table5.C5" office:value-type="string">
              <text:p text:style-name="P79"><text:bookmark-ref text:reference-format="page" text:ref-name="r4">15</text:bookmark-ref></text:p>
            </table:table-cell>
          </table:table-row>
        </table:table>
        <text:p text:style-name="P156"><text:span text:style-name="T24">Field Detail</text:span></text:p>
        <text:p text:style-name="P152"><text:bookmark text:name="r4"/><text:span text:style-name="T24">TYPE_SAFE_EVENT_TYPE</text:span></text:p>
        <text:p text:style-name="P57"><text:span text:style-name="Code2">public static final String </text:span><text:span text:style-name="Code2"><text:span text:style-name="T25">TYPE_SAFE_EVENT_TYPE</text:span></text:span><text:span text:style-name="Code2"><text:span text:style-name="T63"> = "event.type"</text:span></text:span></text:p>
        <text:p text:style-name="P68"><text:span text:style-name="T80">The name of the implementation capability for the Event Admin specification</text:span></text:p>
        <text:p text:style-name="P87"/>
        <text:p text:style-name="P153"><text:bookmark text:name="r5"/><text:span text:style-name="T24">TYPE_SAFE_EVENT_TOPICS</text:span></text:p>
        <text:p text:style-name="P57"><text:span text:style-name="Code2">public static final String </text:span><text:span text:style-name="Code2"><text:span text:style-name="T25">TYPE_SAFE_EVENT_TOPICS</text:span></text:span><text:span text:style-name="Code2"><text:span text:style-name="T63"> = "event.topics"</text:span></text:span></text:p>
        <text:p text:style-name="P68"><text:span text:style-name="T80">The name of the implementation capability for the Event Admin specification</text:span></text:p>
        <text:p text:style-name="P87"/>
        <text:p text:style-name="P153"><text:bookmark text:name="r6"/><text:span text:style-name="T24">TYPE_SAFE_EVENT_IMPLEMENTATION</text:span></text:p>
        <text:p text:style-name="P57"><text:span text:style-name="Code2">public static final String </text:span><text:span text:style-name="Code2"><text:span text:style-name="T25">TYPE_SAFE_EVENT_IMPLEMENTATION</text:span></text:span><text:span text:style-name="Code2"><text:span text:style-name="T63"> = "osgi.event.typed"</text:span></text:span></text:p>
        <text:p text:style-name="P68"><text:span text:style-name="T80">The name of the implementation capability for the Event Admin specification</text:span></text:p>
        <text:p text:style-name="P87"/>
        <text:p text:style-name="P153"><text:bookmark text:name="r7"/><text:span text:style-name="T24">TYPE_SAFE_EVENT_SPECIFICATION_VERSION</text:span></text:p>
        <text:p text:style-name="P57"><text:span text:style-name="Code2">public static final String </text:span><text:span text:style-name="Code2"><text:span text:style-name="T25">TYPE_SAFE_EVENT_SPECIFICATION_VERSION</text:span></text:span><text:span text:style-name="Code2"><text:span text:style-name="T63"> = "1.0.0"</text:span></text:span></text:p>
        <text:p text:style-name="P68"><text:span text:style-name="T80">The version of the implementation capability for the Event Admin specification</text:span></text:p>
        <text:p text:style-name="P160"><text:bookmark text:name="r11"/><text:span text:style-name="T24">Interface TypedEventHandler</text:span></text:p>
        <text:p text:style-name="P58"><text:a xlink:type="simple" xlink:href="file:///l%22r3" text:style-name="ListLabel_20_3" text:visited-style-name="ListLabel_20_3"><text:span text:style-name="Internet_20_link"><text:span text:style-name="T77">org.osgi.service.event.typed</text:span></text:span></text:a></text:p>
        <text:p text:style-name="P74"><text:span text:style-name="T82">Type Parameters:</text:span></text:p>
        <text:p text:style-name="P69"><text:bookmark text:name="r9"/><text:span text:style-name="Code2">T</text:span><text:span text:style-name="Default_20_Paragraph_20_Font"><text:span text:style-name="T80"> - The type of the event to be received</text:span></text:span></text:p>
        <text:p text:style-name="P66"/>
        <text:p text:style-name="P76"><text:span text:style-name="Code_20_Small1">@org.osgi.annotation.versioning.ConsumerType</text:span><text:line-break/><text:span text:style-name="Code2">public interface </text:span><text:span text:style-name="Code2"><text:span text:style-name="T25">TypedEventHandler</text:span></text:span></text:p>
        <text:p text:style-name="P73"><text:span text:style-name="T80">Listener for Typed Events.</text:span></text:p>
        <text:p text:style-name="P73"><text:span text:style-name="Code2">TypedEventHandler</text:span><text:span text:style-name="Default_20_Paragraph_20_Font"><text:span text:style-name="T80"> objects are registered with the Framework service registry and are notified with an event object when an event is sent.</text:span></text:span></text:p>
        <text:p text:style-name="P73"><text:span text:style-name="Code2">TypedEventHandler</text:span><text:span text:style-name="Default_20_Paragraph_20_Font"><text:span text:style-name="T80"> objects are expected to reify the type parameter </text:span></text:span><text:span text:style-name="Code2">T</text:span><text:span text:style-name="Default_20_Paragraph_20_Font"><text:span text:style-name="T80"> with the type of object they wish to receive when implementing this interface. This type can be overridden using the </text:span></text:span><text:a xlink:type="simple" xlink:href="file:///l%22r5" text:style-name="ListLabel_20_5" text:visited-style-name="ListLabel_20_5"><text:span text:style-name="Internet_20_link"><text:span text:style-name="T93">EventConstants.TYPE_SAFE_EVENT_TOPICS</text:span></text:span></text:a><text:span text:style-name="Default_20_Paragraph_20_Font"><text:span text:style-name="T83"> service property.</text:span></text:span></text:p>
        <text:p text:style-name="P73"><text:span text:style-name="Code2">TypedEventHandler</text:span><text:span text:style-name="Default_20_Paragraph_20_Font"><text:span text:style-name="T80"> objects may be registered with a service property </text:span></text:span><text:a xlink:type="simple" xlink:href="file:///l%22r5" text:style-name="ListLabel_20_5" text:visited-style-name="ListLabel_20_5"><text:span text:style-name="Internet_20_link"><text:span text:style-name="T93">EventConstants.TYPE_SAFE_EVENT_TOPICS</text:span></text:span></text:a><text:span text:style-name="Default_20_Paragraph_20_Font"><text:span text:style-name="T83"> whose value is the list of topics in which the event handler is interested.</text:span></text:span></text:p>
        <text:p text:style-name="P73"><text:span text:style-name="T80">For example:</text:span></text:p>
        <text:p text:style-name="P56"><text:span text:style-name="T93"> String[] topics = new String[] {</text:span><text:line-break/><text:span text:style-name="T93">   "com/isv/*"</text:span><text:line-break/><text:span text:style-name="T93"> };</text:span><text:line-break/><text:span text:style-name="T93"> Hashtable ht = new Hashtable();</text:span><text:line-break/><text:span text:style-name="T93"> ht.put(EventConstants.TYPE_SAFE_EVENT_TOPICS, topics);</text:span><text:line-break/><text:span text:style-name="T93"> context.registerService(TypedEventHandler.class, this, ht);</text:span></text:p>
        <text:p text:style-name="P74"><text:span text:style-name="T82">ThreadSafe</text:span></text:p>
        <text:p text:style-name="P7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8"><text:span text:style-name="Summary_20_Heading_20_Font2"><text:span text:style-name="T78">Method Summary</text:span></text:span></text:p>
            </table:table-cell>
            <table:covered-table-cell/>
            <table:table-cell table:style-name="Table6.A1" office:value-type="string">
              <text:p text:style-name="P80"><text:span text:style-name="Page_20_Reference_20_Font"><text:span text:style-name="T79">Page</text:span></text:span></text:p>
            </table:table-cell>
          </table:table-row>
          <table:table-row table:style-name="Table6.1">
            <table:table-cell table:style-name="Table6.A2" office:value-type="string">
              <text:p text:style-name="P82"><text:span text:style-name="Code_20_Small1"><text:span text:style-name="T91">void</text:span></text:span></text:p>
            </table:table-cell>
            <table:table-cell table:style-name="Table6.B2" office:value-type="string">
              <text:p text:style-name="P84"><text:a xlink:type="simple" xlink:href="file:///l%22r10" text:style-name="ListLabel_20_4" text:visited-style-name="ListLabel_20_4"><text:span text:style-name="Internet_20_link"><text:span text:style-name="T86">notify</text:span></text:span></text:a><text:span text:style-name="Code2"><text:span text:style-name="T95">(String topic, </text:span></text:span><text:a xlink:type="simple" xlink:href="file:///l%22r9" text:style-name="ListLabel_20_6" text:visited-style-name="ListLabel_20_6"><text:span text:style-name="Internet_20_link"><text:span text:style-name="T87">T</text:span></text:span></text:a><text:span text:style-name="Code2"><text:span text:style-name="T95"> event)</text:span></text:span></text:p>
              <text:p text:style-name="P86"><text:span text:style-name="T80">Called by the </text:span><text:a xlink:type="simple" xlink:href="file:///l%22r16" text:style-name="ListLabel_20_7" text:visited-style-name="ListLabel_20_7"><text:span text:style-name="Internet_20_link"><text:span text:style-name="T88">TypeSafeEventBus</text:span></text:span></text:a><text:span text:style-name="Default_20_Paragraph_20_Font"><text:span text:style-name="T83"> service to notify the listener of an event.</text:span></text:span></text:p>
            </table:table-cell>
            <table:table-cell table:style-name="Table6.C2" office:value-type="string">
              <text:p text:style-name="P80"><text:bookmark-ref text:reference-format="page" text:ref-name="r10">16</text:bookmark-ref></text:p>
            </table:table-cell>
          </table:table-row>
        </table:table>
        <text:p text:style-name="P156"><text:span text:style-name="T24">Method Detail</text:span></text:p>
        <text:p text:style-name="P152"><text:bookmark text:name="r10"/><text:span text:style-name="T24">notify</text:span></text:p>
        <text:p text:style-name="P57"><text:span text:style-name="Code2">void </text:span><text:span text:style-name="Code2"><text:span text:style-name="T25">notify</text:span></text:span><text:span text:style-name="Code2"><text:span text:style-name="T63">(String topic,</text:span></text:span><text:line-break/><text:span text:style-name="Code2"><text:span text:style-name="T63">            </text:span></text:span><text:a xlink:type="simple" xlink:href="file:///l%22r9" text:style-name="ListLabel_20_8" text:visited-style-name="ListLabel_20_8"><text:span text:style-name="Internet_20_link"><text:span text:style-name="T94">T</text:span></text:span></text:a><text:span text:style-name="Code2"><text:span text:style-name="T97"> event)</text:span></text:span></text:p>
        <text:p text:style-name="P68"><text:span text:style-name="T80">Called by the </text:span><text:a xlink:type="simple" xlink:href="file:///l%22r16" text:style-name="ListLabel_20_5" text:visited-style-name="ListLabel_20_5"><text:span text:style-name="Internet_20_link"><text:span text:style-name="T93">TypeSafeEventBus</text:span></text:span></text:a><text:span text:style-name="Default_20_Paragraph_20_Font"><text:span text:style-name="T83"> service to notify the listener of an event.</text:span></text:span></text:p>
        <text:p text:style-name="P69"><text:span text:style-name="T82">Parameters:</text:span></text:p>
        <text:p text:style-name="P88"><text:span text:style-name="Code2">topic</text:span><text:span text:style-name="Default_20_Paragraph_20_Font"><text:span text:style-name="T80"> - The topic to which the event was sent</text:span></text:span></text:p>
        <text:p text:style-name="P88"><text:span text:style-name="Code2">event</text:span><text:span text:style-name="Default_20_Paragraph_20_Font"><text:span text:style-name="T80"> - The event that occurred.</text:span></text:span></text:p>
        <text:p text:style-name="P161"><text:bookmark text:name="r16"/><text:span text:style-name="T24">Interface TypeSafeEventBus</text:span></text:p>
        <text:p text:style-name="P74"><text:a xlink:type="simple" xlink:href="file:///l%22r3" text:style-name="ListLabel_20_3" text:visited-style-name="ListLabel_20_3"><text:span text:style-name="Internet_20_link"><text:span text:style-name="T77">org.osgi.service.event.typed</text:span></text:span></text:a></text:p>
        <text:p text:style-name="P66"/>
        <text:p text:style-name="P76"><text:span text:style-name="Code_20_Small1">@org.osgi.annotation.versioning.ProviderType</text:span><text:line-break/><text:span text:style-name="Code2">public interface </text:span><text:span text:style-name="Code2"><text:span text:style-name="T25">TypeSafeEventBus</text:span></text:span></text:p>
        <text:p text:style-name="P56"><text:span text:style-name="T80">The Type Safe Event service. Bundles wishing to publish events must obtain this service and call one of the event delivery methods.</text:span></text:p>
        <text:p text:style-name="P74"><text:span text:style-name="T82">ThreadSafe</text:span></text:p>
        <text:p text:style-name="P7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8"><text:span text:style-name="Summary_20_Heading_20_Font2"><text:span text:style-name="T78">Method Summary</text:span></text:span></text:p>
            </table:table-cell>
            <table:covered-table-cell/>
            <table:table-cell table:style-name="Table7.A1" office:value-type="string">
              <text:p text:style-name="P80"><text:span text:style-name="Page_20_Reference_20_Font"><text:span text:style-name="T79">Page</text:span></text:span></text:p>
            </table:table-cell>
          </table:table-row>
          <table:table-row table:style-name="Table7.1">
            <table:table-cell table:style-name="Table7.A2" office:value-type="string">
              <text:p text:style-name="P82"><text:span text:style-name="Code_20_Small1"><text:span text:style-name="T91">void</text:span></text:span></text:p>
            </table:table-cell>
            <table:table-cell table:style-name="Table7.B2" office:value-type="string">
              <text:p text:style-name="P84"><text:a xlink:type="simple" xlink:href="file:///l%22r12" text:style-name="ListLabel_20_4" text:visited-style-name="ListLabel_20_4"><text:span text:style-name="Internet_20_link"><text:span text:style-name="T86">deliver</text:span></text:span></text:a><text:span text:style-name="Code2"><text:span text:style-name="T95">(Object event)</text:span></text:span></text:p>
              <text:p text:style-name="P86"><text:span text:style-name="T80">Initiate asynchronous, ordered delivery of an event.</text:span></text:p>
            </table:table-cell>
            <table:table-cell table:style-name="Table7.C2" office:value-type="string">
              <text:p text:style-name="P80"><text:bookmark-ref text:reference-format="page" text:ref-name="r12">17</text:bookmark-ref></text:p>
            </table:table-cell>
          </table:table-row>
          <table:table-row table:style-name="Table7.1">
            <table:table-cell table:style-name="Table7.A3" office:value-type="string">
              <text:p text:style-name="P81"><text:span text:style-name="Code_20_Small1"><text:span text:style-name="T91">void</text:span></text:span></text:p>
            </table:table-cell>
            <table:table-cell table:style-name="Table7.B3" office:value-type="string">
              <text:p text:style-name="P83"><text:a xlink:type="simple" xlink:href="file:///l%22r13" text:style-name="ListLabel_20_4" text:visited-style-name="ListLabel_20_4"><text:span text:style-name="Internet_20_link"><text:span text:style-name="T86">deliver</text:span></text:span></text:a><text:span text:style-name="Code2"><text:span text:style-name="T95">(String topic, Object event)</text:span></text:span></text:p>
              <text:p text:style-name="P85"><text:span text:style-name="T80">Initiate asynchronous, ordered delivery of an event.</text:span></text:p>
            </table:table-cell>
            <table:table-cell table:style-name="Table7.C3" office:value-type="string">
              <text:p text:style-name="P79"><text:bookmark-ref text:reference-format="page" text:ref-name="r13">17</text:bookmark-ref></text:p>
            </table:table-cell>
          </table:table-row>
          <table:table-row table:style-name="Table7.1">
            <table:table-cell table:style-name="Table7.A4" office:value-type="string">
              <text:p text:style-name="P81"><text:span text:style-name="Code_20_Small1"><text:span text:style-name="T91">void</text:span></text:span></text:p>
            </table:table-cell>
            <table:table-cell table:style-name="Table7.B4" office:value-type="string">
              <text:p text:style-name="P83"><text:a xlink:type="simple" xlink:href="file:///l%22r15" text:style-name="ListLabel_20_4" text:visited-style-name="ListLabel_20_4"><text:span text:style-name="Internet_20_link"><text:span text:style-name="T86">deliverCustom</text:span></text:span></text:a><text:span text:style-name="Code2"><text:span text:style-name="T95">(String topic, Object event, org.osgi.util.converter.Converter converter)</text:span></text:span></text:p>
              <text:p text:style-name="P85"><text:span text:style-name="T80">Initiate asynchronous, ordered delivery of event data.</text:span></text:p>
            </table:table-cell>
            <table:table-cell table:style-name="Table7.C4" office:value-type="string">
              <text:p text:style-name="P79"><text:bookmark-ref text:reference-format="page" text:ref-name="r15">18</text:bookmark-ref></text:p>
            </table:table-cell>
          </table:table-row>
          <table:table-row table:style-name="Table7.1">
            <table:table-cell table:style-name="Table7.A5" office:value-type="string">
              <text:p text:style-name="P81"><text:span text:style-name="Code_20_Small1"><text:span text:style-name="T91">void</text:span></text:span></text:p>
            </table:table-cell>
            <table:table-cell table:style-name="Table7.B5" office:value-type="string">
              <text:p text:style-name="P83"><text:a xlink:type="simple" xlink:href="file:///l%22r14" text:style-name="ListLabel_20_4" text:visited-style-name="ListLabel_20_4"><text:span text:style-name="Internet_20_link"><text:span text:style-name="T86">deliverUntyped</text:span></text:span></text:a><text:span text:style-name="Code2"><text:span text:style-name="T95">(String topic, Map&lt;String,?&gt; event)</text:span></text:span></text:p>
              <text:p text:style-name="P85"><text:span text:style-name="T80">Initiate asynchronous, ordered delivery of event data.</text:span></text:p>
            </table:table-cell>
            <table:table-cell table:style-name="Table7.C5" office:value-type="string">
              <text:p text:style-name="P79"><text:bookmark-ref text:reference-format="page" text:ref-name="r14">18</text:bookmark-ref></text:p>
            </table:table-cell>
          </table:table-row>
        </table:table>
        <text:p text:style-name="P156"><text:span text:style-name="T24">Method Detail</text:span></text:p>
        <text:p text:style-name="P152"><text:bookmark text:name="r12"/><text:span text:style-name="T24">deliver</text:span></text:p>
        <text:p text:style-name="P57"><text:span text:style-name="Code2">void </text:span><text:span text:style-name="Code2"><text:span text:style-name="T25">deliver</text:span></text:span><text:span text:style-name="Code2"><text:span text:style-name="T63">(Object event)</text:span></text:span></text:p>
        <text:p text:style-name="P70"><text:span text:style-name="T80">Initiate asynchronous, ordered delivery of an event. This method returns to the caller before delivery of the event is completed. Events are delivered in the order that they are received by this method.</text:span></text:p>
        <text:p text:style-name="P70"><text:span text:style-name="T80">The topic for this event will be automatically set to the fully qualified type name for the supplied event object.</text:span></text:p>
        <text:p text:style-name="P68"><text:span text:style-name="T80">Logically equivalent to calling </text:span><text:span text:style-name="Code2">deliver(event.getClass().getName(), event)</text:span></text:p>
        <text:p text:style-name="P69"><text:span text:style-name="T82">Parameters:</text:span></text:p>
        <text:p text:style-name="P88"><text:span text:style-name="Code2">event</text:span><text:span text:style-name="Default_20_Paragraph_20_Font"><text:span text:style-name="T80"> - The event to send to all listeners which subscribe to the topic of the event.</text:span></text:span></text:p>
        <text:p text:style-name="P89"/>
        <text:p text:style-name="P154"><text:bookmark text:name="r13"/><text:span text:style-name="T24">deliver</text:span></text:p>
        <text:p text:style-name="P57"><text:span text:style-name="Code2">void </text:span><text:span text:style-name="Code2"><text:span text:style-name="T25">deliver</text:span></text:span><text:span text:style-name="Code2"><text:span text:style-name="T63">(String topic,</text:span></text:span><text:line-break/><text:span text:style-name="Code2"><text:span text:style-name="T63">             Object event)</text:span></text:span></text:p>
        <text:p text:style-name="P68"><text:span text:style-name="T80">Initiate asynchronous, ordered delivery of an event. This method returns to the caller before delivery of the event is completed. Events are delivered in the order that they are received by this method.</text:span></text:p>
        <text:p text:style-name="P69"><text:span text:style-name="T82">Parameters:</text:span></text:p>
        <text:p text:style-name="P88"><text:span text:style-name="Code2">topic</text:span><text:span text:style-name="Default_20_Paragraph_20_Font"><text:span text:style-name="T80"> - The topic to which this event should be sent.</text:span></text:span></text:p>
        <text:p text:style-name="P88"><text:span text:style-name="Code2">event</text:span><text:span text:style-name="Default_20_Paragraph_20_Font"><text:span text:style-name="T80"> - The event to send to all listeners which subscribe to the topic.</text:span></text:span></text:p>
        <text:p text:style-name="P89"/>
        <text:p text:style-name="P154"><text:bookmark text:name="r14"/><text:soft-page-break/><text:span text:style-name="T24">deliverUntyped</text:span></text:p>
        <text:p text:style-name="P57"><text:span text:style-name="Code2">void </text:span><text:span text:style-name="Code2"><text:span text:style-name="T25">deliverUntyped</text:span></text:span><text:span text:style-name="Code2"><text:span text:style-name="T63">(String topic,</text:span></text:span><text:line-break/><text:span text:style-name="Code2"><text:span text:style-name="T63">                    Map&lt;String,?&gt; event)</text:span></text:span></text:p>
        <text:p text:style-name="P68"><text:span text:style-name="T80">Initiate asynchronous, ordered delivery of event data. This method returns to the caller before delivery of the event is completed. Events are delivered in the order that they are received by this method.</text:span></text:p>
        <text:p text:style-name="P69"><text:span text:style-name="T82">Parameters:</text:span></text:p>
        <text:p text:style-name="P88"><text:span text:style-name="Code2">topic</text:span><text:span text:style-name="Default_20_Paragraph_20_Font"><text:span text:style-name="T80"> - The topic to which this event should be sent.</text:span></text:span></text:p>
        <text:p text:style-name="P88"><text:span text:style-name="Code2">event</text:span><text:span text:style-name="Default_20_Paragraph_20_Font"><text:span text:style-name="T80"> - A Map representation of the event data to send to all listeners which subscribe to the topic.</text:span></text:span></text:p>
        <text:p text:style-name="P89"/>
        <text:p text:style-name="P154"><text:bookmark text:name="r15"/><text:span text:style-name="T24">deliverCustom</text:span></text:p>
        <text:p text:style-name="P57"><text:span text:style-name="Code2">void </text:span><text:span text:style-name="Code2"><text:span text:style-name="T25">deliverCustom</text:span></text:span><text:span text:style-name="Code2"><text:span text:style-name="T63">(String topic,</text:span></text:span><text:line-break/><text:span text:style-name="Code2"><text:span text:style-name="T63">                   Object event,</text:span></text:span><text:line-break/><text:span text:style-name="Code2"><text:span text:style-name="T63">                   org.osgi.util.converter.Converter converter)</text:span></text:span></text:p>
        <text:p text:style-name="P68"><text:span text:style-name="T80">Initiate asynchronous, ordered delivery of event data. This method returns to the caller before delivery of the event is completed. Events are delivered in the order that they are received by this method.</text:span></text:p>
        <text:p text:style-name="P69"><text:span text:style-name="T82">Parameters:</text:span></text:p>
        <text:p text:style-name="P88"><text:span text:style-name="Code2">topic</text:span><text:span text:style-name="Default_20_Paragraph_20_Font"><text:span text:style-name="T80"> - The topic to which this event should be sent.</text:span></text:span></text:p>
        <text:p text:style-name="P88"><text:span text:style-name="Code2">event</text:span><text:span text:style-name="Default_20_Paragraph_20_Font"><text:span text:style-name="T80"> - A Map representation of the event data to send to all listeners which subscribe to the topic.</text:span></text:span></text:p>
        <text:p text:style-name="P88"><text:span text:style-name="Code2">converter</text:span><text:span text:style-name="Default_20_Paragraph_20_Font"><text:span text:style-name="T80"> - A converter which can be used to convert the event object into the necessary target types for Event Delivery and Monitoring</text:span></text:span></text:p>
        <text:p text:style-name="P162"><text:bookmark text:name="r18"/><text:span text:style-name="T24">Interface UnhandledEventHandler</text:span></text:p>
        <text:p text:style-name="P74"><text:a xlink:type="simple" xlink:href="file:///l%22r3" text:style-name="ListLabel_20_3" text:visited-style-name="ListLabel_20_3"><text:span text:style-name="Internet_20_link"><text:span text:style-name="T77">org.osgi.service.event.typed</text:span></text:span></text:a></text:p>
        <text:p text:style-name="P66"/>
        <text:p text:style-name="P76"><text:span text:style-name="Code_20_Small1">@org.osgi.annotation.versioning.ConsumerType</text:span><text:line-break/><text:span text:style-name="Code2">public interface </text:span><text:span text:style-name="Code2"><text:span text:style-name="T25">UnhandledEventHandler</text:span></text:span></text:p>
        <text:p text:style-name="P73"><text:span text:style-name="T80">Listener for Unhandled Events.</text:span></text:p>
        <text:p text:style-name="P56"><text:span text:style-name="Code2">UnhandledEventHandler</text:span><text:span text:style-name="Default_20_Paragraph_20_Font"><text:span text:style-name="T80"> objects are registered with the Framework service registry and are notified with an event object when an event is sent, but no other handler is found to receive the event</text:span></text:span></text:p>
        <text:p text:style-name="P74"><text:span text:style-name="T82">ThreadSafe</text:span></text:p>
        <text:p text:style-name="P7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8"><text:span text:style-name="Summary_20_Heading_20_Font2"><text:span text:style-name="T78">Method Summary</text:span></text:span></text:p>
            </table:table-cell>
            <table:covered-table-cell/>
            <table:table-cell table:style-name="Table8.A1" office:value-type="string">
              <text:p text:style-name="P80"><text:span text:style-name="Page_20_Reference_20_Font"><text:span text:style-name="T79">Page</text:span></text:span></text:p>
            </table:table-cell>
          </table:table-row>
          <table:table-row table:style-name="Table8.1">
            <table:table-cell table:style-name="Table8.A2" office:value-type="string">
              <text:p text:style-name="P82"><text:span text:style-name="Code_20_Small1"><text:span text:style-name="T91">void</text:span></text:span></text:p>
            </table:table-cell>
            <table:table-cell table:style-name="Table8.B2" office:value-type="string">
              <text:p text:style-name="P84"><text:a xlink:type="simple" xlink:href="file:///l%22r17" text:style-name="ListLabel_20_4" text:visited-style-name="ListLabel_20_4"><text:span text:style-name="Internet_20_link"><text:span text:style-name="T86">notifyUnhandled</text:span></text:span></text:a><text:span text:style-name="Code2"><text:span text:style-name="T95">(String topic, Map&lt;String,Object&gt; event)</text:span></text:span></text:p>
              <text:p text:style-name="P86"><text:span text:style-name="T80">Called by the </text:span><text:a xlink:type="simple" xlink:href="file:///l%22r16" text:style-name="ListLabel_20_7" text:visited-style-name="ListLabel_20_7"><text:span text:style-name="Internet_20_link"><text:span text:style-name="T88">TypeSafeEventBus</text:span></text:span></text:a><text:span text:style-name="Default_20_Paragraph_20_Font"><text:span text:style-name="T83"> service to notify the listener of an unhandled event.</text:span></text:span></text:p>
            </table:table-cell>
            <table:table-cell table:style-name="Table8.C2" office:value-type="string">
              <text:p text:style-name="P80"><text:bookmark-ref text:reference-format="page" text:ref-name="r17">19</text:bookmark-ref></text:p>
            </table:table-cell>
          </table:table-row>
        </table:table>
        <text:p text:style-name="P156"><text:span text:style-name="T24">Method Detail</text:span></text:p>
        <text:p text:style-name="P152"><text:bookmark text:name="r17"/><text:span text:style-name="T24">notifyUnhandled</text:span></text:p>
        <text:p text:style-name="P57"><text:span text:style-name="Code2">void </text:span><text:span text:style-name="Code2"><text:span text:style-name="T25">notifyUnhandled</text:span></text:span><text:span text:style-name="Code2"><text:span text:style-name="T63">(String topic,</text:span></text:span><text:line-break/><text:span text:style-name="Code2"><text:span text:style-name="T63">                     Map&lt;String,Object&gt; event)</text:span></text:span></text:p>
        <text:p text:style-name="P68"><text:span text:style-name="T80">Called by the </text:span><text:a xlink:type="simple" xlink:href="file:///l%22r16" text:style-name="ListLabel_20_5" text:visited-style-name="ListLabel_20_5"><text:span text:style-name="Internet_20_link"><text:span text:style-name="T93">TypeSafeEventBus</text:span></text:span></text:a><text:span text:style-name="Default_20_Paragraph_20_Font"><text:span text:style-name="T83"> service to notify the listener of an unhandled event.</text:span></text:span></text:p>
        <text:p text:style-name="P69"><text:span text:style-name="T82">Parameters:</text:span></text:p>
        <text:p text:style-name="P88"><text:span text:style-name="Code2">topic</text:span><text:span text:style-name="Default_20_Paragraph_20_Font"><text:span text:style-name="T80"> - The topic to which the event was sent</text:span></text:span></text:p>
        <text:p text:style-name="P88"><text:span text:style-name="Code2">event</text:span><text:span text:style-name="Default_20_Paragraph_20_Font"><text:span text:style-name="T80"> - The event that occurred.</text:span></text:span></text:p>
        <text:p text:style-name="P163"><text:bookmark text:name="r20"/><text:span text:style-name="T24">Interface UntypedEventHandler</text:span></text:p>
        <text:p text:style-name="P74"><text:a xlink:type="simple" xlink:href="file:///l%22r3" text:style-name="ListLabel_20_3" text:visited-style-name="ListLabel_20_3"><text:span text:style-name="Internet_20_link"><text:span text:style-name="T77">org.osgi.service.event.typed</text:span></text:span></text:a></text:p>
        <text:p text:style-name="P66"/>
        <text:p text:style-name="P76"><text:span text:style-name="Code_20_Small1">@org.osgi.annotation.versioning.ConsumerType</text:span><text:line-break/><text:span text:style-name="Code2">public interface </text:span><text:span text:style-name="Code2"><text:span text:style-name="T25">UntypedEventHandler</text:span></text:span></text:p>
        <text:p text:style-name="P73"><text:span text:style-name="T80">Listener for Untyped Events.</text:span></text:p>
        <text:p text:style-name="P73"><text:span text:style-name="Code2">UntypedEventHandler</text:span><text:span text:style-name="Default_20_Paragraph_20_Font"><text:span text:style-name="T80"> objects are registered with the Framework service registry and are notified with an event object when an event is sent.</text:span></text:span></text:p>
        <text:p text:style-name="P73"><text:span text:style-name="Code2">UntypedEventHandler</text:span><text:span text:style-name="Default_20_Paragraph_20_Font"><text:span text:style-name="T80"> objects must be registered with a service property </text:span></text:span><text:a xlink:type="simple" xlink:href="file:///l%22r5" text:style-name="ListLabel_20_5" text:visited-style-name="ListLabel_20_5"><text:span text:style-name="Internet_20_link"><text:span text:style-name="T93">EventConstants.TYPE_SAFE_EVENT_TOPICS</text:span></text:span></text:a><text:span text:style-name="Default_20_Paragraph_20_Font"><text:span text:style-name="T83"> whose value is the list of topics in which the event handler is interested.</text:span></text:span></text:p>
        <text:p text:style-name="P73"><text:span text:style-name="T80">For example:</text:span></text:p>
        <text:p text:style-name="P56"><text:span text:style-name="T93"> String[] topics = new String[] {</text:span><text:line-break/><text:span text:style-name="T93">   "com/isv/*"</text:span><text:line-break/><text:span text:style-name="T93"> };</text:span><text:line-break/><text:span text:style-name="T93"> Hashtable ht = new Hashtable();</text:span><text:line-break/><text:span text:style-name="T93"> ht.put(EventConstants.TYPE_SAFE_EVENT_TOPICS, topics);</text:span><text:line-break/><text:span text:style-name="T93"> context.registerService(UntypedEventHandler.class, this, ht);</text:span></text:p>
        <text:p text:style-name="P74"><text:span text:style-name="T82">ThreadSafe</text:span></text:p>
        <text:p text:style-name="P7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8"><text:span text:style-name="Summary_20_Heading_20_Font2"><text:span text:style-name="T78">Method Summary</text:span></text:span></text:p>
            </table:table-cell>
            <table:covered-table-cell/>
            <table:table-cell table:style-name="Table9.A1" office:value-type="string">
              <text:p text:style-name="P80"><text:span text:style-name="Page_20_Reference_20_Font"><text:span text:style-name="T79">Page</text:span></text:span></text:p>
            </table:table-cell>
          </table:table-row>
          <table:table-row table:style-name="Table9.1">
            <table:table-cell table:style-name="Table9.A2" office:value-type="string">
              <text:p text:style-name="P82"><text:span text:style-name="Code_20_Small1"><text:span text:style-name="T91">void</text:span></text:span></text:p>
            </table:table-cell>
            <table:table-cell table:style-name="Table9.B2" office:value-type="string">
              <text:p text:style-name="P84"><text:a xlink:type="simple" xlink:href="file:///l%22r19" text:style-name="ListLabel_20_4" text:visited-style-name="ListLabel_20_4"><text:span text:style-name="Internet_20_link"><text:span text:style-name="T86">notifyUntyped</text:span></text:span></text:a><text:span text:style-name="Code2"><text:span text:style-name="T95">(String topic, Map&lt;String,Object&gt; event)</text:span></text:span></text:p>
              <text:p text:style-name="P86"><text:span text:style-name="T80">Called by the </text:span><text:a xlink:type="simple" xlink:href="file:///l%22r16" text:style-name="ListLabel_20_7" text:visited-style-name="ListLabel_20_7"><text:span text:style-name="Internet_20_link"><text:span text:style-name="T88">TypeSafeEventBus</text:span></text:span></text:a><text:span text:style-name="Default_20_Paragraph_20_Font"><text:span text:style-name="T83"> service to notify the listener of an event.</text:span></text:span></text:p>
            </table:table-cell>
            <table:table-cell table:style-name="Table9.C2" office:value-type="string">
              <text:p text:style-name="P80"><text:bookmark-ref text:reference-format="page" text:ref-name="r19">20</text:bookmark-ref></text:p>
            </table:table-cell>
          </table:table-row>
        </table:table>
        <text:p text:style-name="P156"><text:span text:style-name="T24">Method Detail</text:span></text:p>
        <text:p text:style-name="P152"><text:bookmark text:name="r19"/><text:span text:style-name="T24">notifyUntyped</text:span></text:p>
        <text:p text:style-name="P57"><text:span text:style-name="Code2">void </text:span><text:span text:style-name="Code2"><text:span text:style-name="T25">notifyUntyped</text:span></text:span><text:span text:style-name="Code2"><text:span text:style-name="T63">(String topic,</text:span></text:span><text:line-break/><text:span text:style-name="Code2"><text:span text:style-name="T63">                   Map&lt;String,Object&gt; event)</text:span></text:span></text:p>
        <text:p text:style-name="P68"><text:span text:style-name="T80">Called by the </text:span><text:a xlink:type="simple" xlink:href="file:///l%22r16" text:style-name="ListLabel_20_5" text:visited-style-name="ListLabel_20_5"><text:span text:style-name="Internet_20_link"><text:span text:style-name="T93">TypeSafeEventBus</text:span></text:span></text:a><text:span text:style-name="Default_20_Paragraph_20_Font"><text:span text:style-name="T83"> service to notify the listener of an event.</text:span></text:span></text:p>
        <text:p text:style-name="P69"><text:span text:style-name="T82">Parameters:</text:span></text:p>
        <text:p text:style-name="P88"><text:span text:style-name="Code2">topic</text:span><text:span text:style-name="Default_20_Paragraph_20_Font"><text:span text:style-name="T80"> - The topic to which the event was sent</text:span></text:span></text:p>
        <text:p text:style-name="P88"><text:span text:style-name="Code2">event</text:span><text:span text:style-name="Default_20_Paragraph_20_Font"><text:span text:style-name="T80"> - The event that occurred.</text:span></text:span></text:p>
        <text:p text:style-name="P170"><text:bookmark text:name="r22"/><text:span text:style-name="T24">Package org.osgi.service.event.typed.annotations</text:span></text:p>
        <text:p text:style-name="P65"><text:span text:style-name="Code_20_Small">@org.osgi.annotation.versioning.Version(value="1.0.0")</text:span></text:p>
        <text:p text:style-name="P65"><text:span text:style-name="T80">Type Safe Event Annotations Package Version 1.0.</text:span></text:p>
        <text:p text:style-name="P65"><text:span text:style-name="T82">See:</text:span></text:p>
        <text:p text:style-name="P68"><text:a xlink:type="simple" xlink:href="file:///l%22r21" text:style-name="ListLabel_20_2" text:visited-style-name="ListLabel_20_2"><text:span text:style-name="Internet_20_link"><text:span text:style-name="T82">Description</text:span></text:span></text:a></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60"><text:span text:style-name="Summary_20_Heading_20_Font1"><text:span text:style-name="T78">Annotation Types Summary</text:span></text:span></text:p>
            </table:table-cell>
            <table:covered-table-cell/>
            <table:table-cell table:style-name="Table10.A1" office:value-type="string">
              <text:p text:style-name="P62"><text:span text:style-name="Page_20_Reference_20_Font"><text:span text:style-name="T79">Page</text:span></text:span></text:p>
            </table:table-cell>
          </table:table-row>
          <table:table-row table:style-name="Table10.1">
            <table:table-cell table:style-name="Table10.A2" office:value-type="string">
              <text:p text:style-name="P60"><text:a xlink:type="simple" xlink:href="file:///l%22r23" text:style-name="ListLabel_20_1" text:visited-style-name="ListLabel_20_1"><text:span text:style-name="Internet_20_link"><text:span text:style-name="T85">RequireTypeSafeEvents</text:span></text:span></text:a></text:p>
            </table:table-cell>
            <table:table-cell table:style-name="Table10.B2" office:value-type="string">
              <text:p text:style-name="P60"><text:span text:style-name="T80">This annotation can be used to require the Event Admin implementation.</text:span></text:p>
            </table:table-cell>
            <table:table-cell table:style-name="Table10.C2" office:value-type="string">
              <text:p text:style-name="P62"><text:bookmark-ref text:reference-format="page" text:ref-name="r23">22</text:bookmark-ref></text:p>
            </table:table-cell>
          </table:table-row>
        </table:table>
        <text:p text:style-name="P72"><text:bookmark text:name="r21"/><text:span text:style-name="T84">Package org.osgi.service.event.typed.annotations Description</text:span></text:p>
        <text:p text:style-name="P73"><text:span text:style-name="T80">Type Safe Event Annotations Package Version 1.0.</text:span></text:p>
        <text:p text:style-name="P73"><text:span text:style-name="T80">This package contains annotations that can be used to require the Type Safe Event implementation.</text:span></text:p>
        <text:p text:style-name="Standard"><text:span text:style-name="T80">Bundles should not normally need to import this package as the annotations are only used at build-time.</text:span></text:p>
        <text:p text:style-name="P165"><text:bookmark text:name="r23"/><text:span text:style-name="T24">Annotation Type RequireTypeSafeEvents</text:span></text:p>
        <text:p text:style-name="P74"><text:a xlink:type="simple" xlink:href="file:///l%22r22" text:style-name="ListLabel_20_3" text:visited-style-name="ListLabel_20_3"><text:span text:style-name="Internet_20_link"><text:span text:style-name="T77">org.osgi.service.event.typed.annotations</text:span></text:span></text:a></text:p>
        <text:p text:style-name="P66"/>
        <text:p text:style-name="P76"><text:span text:style-name="Code_20_Small1">@Documented</text:span><text:line-break/><text:span text:style-name="Code_20_Small1">@Retention(value=RetentionPolicy.CLASS)</text:span><text:line-break/><text:span text:style-name="Code_20_Small1">@Target(value={</text:span><text:line-break/><text:span text:style-name="Code_20_Small1">  ElementType.TYPE,</text:span><text:line-break/><text:span text:style-name="Code_20_Small1">  ElementType.PACKAGE</text:span><text:line-break/><text:span text:style-name="Code_20_Small1">})</text:span><text:line-break/><text:span text:style-name="Code_20_Small1">@org.osgi.annotation.bundle.Requirement(namespace="osgi.implementation",</text:span><text:line-break/><text:span text:style-name="Code_20_Small1">             name="osgi.event.typed",</text:span><text:line-break/><text:span text:style-name="Code_20_Small1">             version="1.0.0")</text:span><text:line-break/><text:span text:style-name="Code2">public @interface </text:span><text:span text:style-name="Code2"><text:span text:style-name="T25">RequireTypeSafeEvents</text:span></text:span></text:p>
        <text:p text:style-name="P73"><text:span text:style-name="T80">This annotation can be used to require the Event Admin implementation. It can be used directly, or as a meta-annotation.</text:span></text:p>
        <text:p text:style-name="P56"><text:span text:style-name="T80">This annotation is applied to several of the Event Admin component property type annotations meaning that it does not normally need to be applied to Declarative Services components which use the Event Admin.</text:span></text:p>
        <text:p text:style-name="P74"><text:span text:style-name="T82">Since:</text:span></text:p>
        <text:p text:style-name="P71"><text:span text:style-name="T80">1.4</text:span></text:p>
        <text:p text:style-name="P172"><text:bookmark text:name="r25"/><text:span text:style-name="T24">Package org.osgi.service.event.typed.monitor</text:span></text:p>
        <text:p text:style-name="P65"><text:span text:style-name="Code_20_Small">@org.osgi.annotation.versioning.Version(value="1.0.0")</text:span></text:p>
        <text:p text:style-name="P65"><text:span text:style-name="T80">Type Safe Event Monitoring Package Version 1.0.</text:span></text:p>
        <text:p text:style-name="P65"><text:span text:style-name="T82">See:</text:span></text:p>
        <text:p text:style-name="P68"><text:a xlink:type="simple" xlink:href="file:///l%22r24" text:style-name="ListLabel_20_2" text:visited-style-name="ListLabel_20_2"><text:span text:style-name="Internet_20_link"><text:span text:style-name="T82">Description</text:span></text:span></text:a></text:p>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60"><text:span text:style-name="Summary_20_Heading_20_Font1"><text:span text:style-name="T78">Interface Summary</text:span></text:span></text:p>
            </table:table-cell>
            <table:covered-table-cell/>
            <table:table-cell table:style-name="Table11.A1" office:value-type="string">
              <text:p text:style-name="P62"><text:span text:style-name="Page_20_Reference_20_Font"><text:span text:style-name="T79">Page</text:span></text:span></text:p>
            </table:table-cell>
          </table:table-row>
          <table:table-row table:style-name="Table11.1">
            <table:table-cell table:style-name="Table11.A2" office:value-type="string">
              <text:p text:style-name="P60"><text:a xlink:type="simple" xlink:href="file:///l%22r34" text:style-name="ListLabel_20_1" text:visited-style-name="ListLabel_20_1"><text:span text:style-name="Internet_20_link"><text:span text:style-name="T85">TypeSafeEventMonitor</text:span></text:span></text:a></text:p>
            </table:table-cell>
            <table:table-cell table:style-name="Table11.B2" office:value-type="string">
              <text:p text:style-name="P60"><text:span text:style-name="T80">The EventMonitor service can be used to monitor the events that are sent using the EventBus, and that are received from remote EventBus instances</text:span></text:p>
            </table:table-cell>
            <table:table-cell table:style-name="Table11.C2" office:value-type="string">
              <text:p text:style-name="P62"><text:bookmark-ref text:reference-format="page" text:ref-name="r34">26</text:bookmark-ref></text:p>
            </table:table-cell>
          </table:table-row>
        </table:table>
        <text:p text:style-name="P5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60"><text:span text:style-name="Summary_20_Heading_20_Font1"><text:span text:style-name="T78">Class Summary</text:span></text:span></text:p>
            </table:table-cell>
            <table:covered-table-cell/>
            <table:table-cell table:style-name="Table12.A1" office:value-type="string">
              <text:p text:style-name="P62"><text:span text:style-name="Page_20_Reference_20_Font"><text:span text:style-name="T79">Page</text:span></text:span></text:p>
            </table:table-cell>
          </table:table-row>
          <table:table-row table:style-name="Table12.1">
            <table:table-cell table:style-name="Table12.A2" office:value-type="string">
              <text:p text:style-name="P60"><text:a xlink:type="simple" xlink:href="file:///l%22r30" text:style-name="ListLabel_20_1" text:visited-style-name="ListLabel_20_1"><text:span text:style-name="Internet_20_link"><text:span text:style-name="T85">MonitorEvent</text:span></text:span></text:a></text:p>
            </table:table-cell>
            <table:table-cell table:style-name="Table12.B2" office:value-type="string">
              <text:p text:style-name="P60"><text:span text:style-name="T80">A monitoring event.</text:span></text:p>
            </table:table-cell>
            <table:table-cell table:style-name="Table12.C2" office:value-type="string">
              <text:p text:style-name="P62"><text:bookmark-ref text:reference-format="page" text:ref-name="r30">24</text:bookmark-ref></text:p>
            </table:table-cell>
          </table:table-row>
        </table:table>
        <text:p text:style-name="P72"><text:bookmark text:name="r24"/><text:span text:style-name="T84">Package org.osgi.service.event.typed.monitor Description</text:span></text:p>
        <text:p text:style-name="P73"><text:span text:style-name="T80">Type Safe Event Monitoring Package Version 1.0.</text:span></text:p>
        <text:p text:style-name="P73"><text:span text:style-name="T80">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73"><text:span text:style-name="T80">Example import for consumers using the API in this package:</text:span></text:p>
        <text:p text:style-name="P73"><text:span text:style-name="Code1">Import-Package: org.osgi.service.event.typed.monitor; version="[1.0,2.0)"</text:span></text:p>
        <text:p text:style-name="P73"><text:span text:style-name="T80">Example import for providers implementing the API in this package:</text:span></text:p>
        <text:p text:style-name="Standard"><text:span text:style-name="Code1">Import-Package: org.osgi.service.even.typed.monitor; version="[1.0,1.1)"</text:span></text:p>
        <text:p text:style-name="P166"><text:bookmark text:name="r30"/><text:span text:style-name="T24">Class MonitorEvent</text:span></text:p>
        <text:p text:style-name="P74"><text:a xlink:type="simple" xlink:href="file:///l%22r25" text:style-name="ListLabel_20_3" text:visited-style-name="ListLabel_20_3"><text:span text:style-name="Internet_20_link"><text:span text:style-name="T77">org.osgi.service.event.typed.monitor</text:span></text:span></text:a></text:p>
        <text:p text:style-name="P67"><text:span text:style-name="Code2">java.lang.Object</text:span></text:p>
        <text:p text:style-name="P75"><text:span text:style-name="Code2">  </text:span><draw:frame draw:style-name="fr3" draw:name="Image1" text:anchor-type="as-char" svg:width="0.1563in" svg:height="0.1457in" draw:z-index="13"><draw:image xlink:href="Pictures/100002000000000F0000000ED3A4069C610A9F54.png" xlink:type="simple" xlink:show="embed" xlink:actuate="onLoad" loext:mime-type="image/png"/></draw:frame><text:span text:style-name="Code2">org.osgi.dto.DTO</text:span></text:p>
        <text:p text:style-name="P55"><text:span text:style-name="Code2">      </text:span><draw:frame draw:style-name="fr3" draw:name="Image2" text:anchor-type="as-char" svg:width="0.1563in" svg:height="0.1457in" draw:z-index="14"><draw:image xlink:href="Pictures/100002000000000F0000000ED3A4069C610A9F54.png" xlink:type="simple" xlink:show="embed" xlink:actuate="onLoad" loext:mime-type="image/png"/></draw:frame><text:span text:style-name="Code2"><text:span text:style-name="T25">org.osgi.service.event.typed.monitor.MonitorEvent</text:span></text:span></text:p>
        <text:p text:style-name="P66"/>
        <text:p text:style-name="P90"><text:span text:style-name="Code_20_Small1">@org.osgi.annotation.versioning.ProviderType</text:span><text:line-break/><text:span text:style-name="Code2">public class </text:span><text:span text:style-name="Code2"><text:span text:style-name="T25">MonitorEvent</text:span></text:span></text:p>
        <text:p text:style-name="P57"><text:span text:style-name="Code2">extends org.osgi.dto.DTO</text:span></text:p>
        <text:p text:style-name="Standard"><text:span text:style-name="T80">A monitoring event.</text:span></text:p>
        <text:p text:style-name="P7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8"><text:span text:style-name="Summary_20_Heading_20_Font2"><text:span text:style-name="T78">Field Summary</text:span></text:span></text:p>
            </table:table-cell>
            <table:covered-table-cell/>
            <table:table-cell table:style-name="Table13.A1" office:value-type="string">
              <text:p text:style-name="P80"><text:span text:style-name="Page_20_Reference_20_Font"><text:span text:style-name="T79">Page</text:span></text:span></text:p>
            </table:table-cell>
          </table:table-row>
          <table:table-row table:style-name="Table13.1">
            <table:table-cell table:style-name="Table13.A2" office:value-type="string">
              <text:p text:style-name="P82"><text:span text:style-name="Code_20_Small1"><text:span text:style-name="T91">Map&lt;String,Object&gt;</text:span></text:span></text:p>
            </table:table-cell>
            <table:table-cell table:style-name="Table13.B2" office:value-type="string">
              <text:p text:style-name="P84"><text:a xlink:type="simple" xlink:href="file:///l%22r27" text:style-name="ListLabel_20_4" text:visited-style-name="ListLabel_20_4"><text:span text:style-name="Internet_20_link"><text:span text:style-name="T86">eventData</text:span></text:span></text:a></text:p>
              <text:p text:style-name="P86"><text:span text:style-name="T80">The Data from the Event in Map form</text:span></text:p>
            </table:table-cell>
            <table:table-cell table:style-name="Table13.C2" office:value-type="string">
              <text:p text:style-name="P80"><text:bookmark-ref text:reference-format="page" text:ref-name="r27">24</text:bookmark-ref></text:p>
            </table:table-cell>
          </table:table-row>
          <table:table-row table:style-name="Table13.1">
            <table:table-cell table:style-name="Table13.A3" office:value-type="string">
              <text:p text:style-name="P81"><text:span text:style-name="Code_20_Small1"><text:span text:style-name="T91">Instant</text:span></text:span></text:p>
            </table:table-cell>
            <table:table-cell table:style-name="Table13.B3" office:value-type="string">
              <text:p text:style-name="P83"><text:a xlink:type="simple" xlink:href="file:///l%22r28" text:style-name="ListLabel_20_4" text:visited-style-name="ListLabel_20_4"><text:span text:style-name="Internet_20_link"><text:span text:style-name="T86">publicationTime</text:span></text:span></text:a></text:p>
              <text:p text:style-name="P85"><text:span text:style-name="T80">The time at which the event was published</text:span></text:p>
            </table:table-cell>
            <table:table-cell table:style-name="Table13.C3" office:value-type="string">
              <text:p text:style-name="P79"><text:bookmark-ref text:reference-format="page" text:ref-name="r28">24</text:bookmark-ref></text:p>
            </table:table-cell>
          </table:table-row>
          <table:table-row table:style-name="Table13.1">
            <table:table-cell table:style-name="Table13.A4" office:value-type="string">
              <text:p text:style-name="P81"><text:span text:style-name="Code_20_Small1"><text:span text:style-name="T91">String</text:span></text:span></text:p>
            </table:table-cell>
            <table:table-cell table:style-name="Table13.B4" office:value-type="string">
              <text:p text:style-name="P83"><text:a xlink:type="simple" xlink:href="file:///l%22r26" text:style-name="ListLabel_20_4" text:visited-style-name="ListLabel_20_4"><text:span text:style-name="Internet_20_link"><text:span text:style-name="T86">topic</text:span></text:span></text:a></text:p>
              <text:p text:style-name="P85"><text:span text:style-name="T80">The Event Topic</text:span></text:p>
            </table:table-cell>
            <table:table-cell table:style-name="Table13.C4" office:value-type="string">
              <text:p text:style-name="P79"><text:bookmark-ref text:reference-format="page" text:ref-name="r26">24</text:bookmark-ref></text:p>
            </table:table-cell>
          </table:table-row>
        </table:table>
        <text:p text:style-name="P54"/>
        <table:table table:name="Table14" table:style-name="Table14">
          <table:table-column table:style-name="Table14.A"/>
          <table:table-column table:style-name="Table14.B"/>
          <table:table-row table:style-name="Table14.1">
            <table:table-cell table:style-name="Table14.A1" office:value-type="string">
              <text:p text:style-name="P78"><text:span text:style-name="Summary_20_Heading_20_Font2"><text:span text:style-name="T78">Constructor Summary</text:span></text:span></text:p>
            </table:table-cell>
            <table:table-cell table:style-name="Table14.A1" office:value-type="string">
              <text:p text:style-name="P80"><text:span text:style-name="Page_20_Reference_20_Font"><text:span text:style-name="T79">Page</text:span></text:span></text:p>
            </table:table-cell>
          </table:table-row>
          <table:table-row table:style-name="Table14.1">
            <table:table-cell table:style-name="Table14.A2" office:value-type="string">
              <text:p text:style-name="P78"><text:a xlink:type="simple" xlink:href="file:///l%22r29" text:style-name="ListLabel_20_4" text:visited-style-name="ListLabel_20_4"><text:span text:style-name="Internet_20_link"><text:span text:style-name="T86">MonitorEvent</text:span></text:span></text:a><text:span text:style-name="Code2"><text:span text:style-name="T95">()</text:span></text:span></text:p>
            </table:table-cell>
            <table:table-cell table:style-name="Table14.B2" office:value-type="string">
              <text:p text:style-name="P80"><text:bookmark-ref text:reference-format="page" text:ref-name="r29">25</text:bookmark-ref></text:p>
            </table:table-cell>
          </table:table-row>
        </table:table>
        <text:p text:style-name="P54"/>
        <table:table table:name="Table15" table:style-name="Table15">
          <table:table-column table:style-name="Table15.A"/>
          <table:table-row table:style-name="Table15.1">
            <table:table-cell table:style-name="Table15.A1" office:value-type="string">
              <text:p text:style-name="P63"><text:span text:style-name="T82">Methods inherited from class org.osgi.dto.DTO</text:span></text:p>
            </table:table-cell>
          </table:table-row>
          <table:table-row table:style-name="Table15.2">
            <table:table-cell table:style-name="Table15.A2" office:value-type="string">
              <text:p text:style-name="P60"><text:span text:style-name="Code2">toString</text:span></text:p>
            </table:table-cell>
          </table:table-row>
        </table:table>
        <text:p text:style-name="P156"><text:span text:style-name="T24">Field Detail</text:span></text:p>
        <text:p text:style-name="P152"><text:bookmark text:name="r26"/><text:span text:style-name="T24">topic</text:span></text:p>
        <text:p text:style-name="P57"><text:span text:style-name="Code2">public String </text:span><text:span text:style-name="Code2"><text:span text:style-name="T25">topic</text:span></text:span></text:p>
        <text:p text:style-name="P68"><text:span text:style-name="T80">The Event Topic</text:span></text:p>
        <text:p text:style-name="P87"/>
        <text:p text:style-name="P153"><text:bookmark text:name="r27"/><text:span text:style-name="T24">eventData</text:span></text:p>
        <text:p text:style-name="P57"><text:span text:style-name="Code2">public Map&lt;String,Object&gt; </text:span><text:span text:style-name="Code2"><text:span text:style-name="T25">eventData</text:span></text:span></text:p>
        <text:p text:style-name="P68"><text:span text:style-name="T80">The Data from the Event in Map form</text:span></text:p>
        <text:p text:style-name="P87"/>
        <text:p text:style-name="P153"><text:bookmark text:name="r28"/><text:span text:style-name="T24">publicationTime</text:span></text:p>
        <text:p text:style-name="P57"><text:span text:style-name="Code2">public Instant </text:span><text:span text:style-name="Code2"><text:span text:style-name="T25">publicationTime</text:span></text:span></text:p>
        <text:p text:style-name="P68"><text:span text:style-name="T80">The time at which the event was published</text:span></text:p>
        <text:p text:style-name="P157"><text:soft-page-break/><text:span text:style-name="T24">Constructor Detail</text:span></text:p>
        <text:p text:style-name="P155"><text:bookmark text:name="r29"/><text:span text:style-name="T24">MonitorEvent</text:span></text:p>
        <text:p text:style-name="P57"><text:span text:style-name="Code2">public </text:span><text:span text:style-name="Code2"><text:span text:style-name="T25">MonitorEvent</text:span></text:span><text:span text:style-name="Code2"><text:span text:style-name="T63">()</text:span></text:span></text:p>
        <text:p text:style-name="P167"><text:bookmark text:name="r34"/><text:span text:style-name="T24">Interface TypeSafeEventMonitor</text:span></text:p>
        <text:p text:style-name="P74"><text:a xlink:type="simple" xlink:href="file:///l%22r25" text:style-name="ListLabel_20_3" text:visited-style-name="ListLabel_20_3"><text:span text:style-name="Internet_20_link"><text:span text:style-name="T77">org.osgi.service.event.typed.monitor</text:span></text:span></text:a></text:p>
        <text:p text:style-name="P66"/>
        <text:p text:style-name="P76"><text:span text:style-name="Code_20_Small1">@org.osgi.annotation.versioning.ProviderType</text:span><text:line-break/><text:span text:style-name="Code2">public interface </text:span><text:span text:style-name="Code2"><text:span text:style-name="T25">TypeSafeEventMonitor</text:span></text:span></text:p>
        <text:p text:style-name="P56"><text:span text:style-name="T80">The EventMonitor service can be used to monitor the events that are sent using the EventBus, and that are received from remote EventBus instances</text:span></text:p>
        <text:p text:style-name="P74"><text:span text:style-name="T82">ThreadSafe</text:span></text:p>
        <text:p text:style-name="P7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8"><text:span text:style-name="Summary_20_Heading_20_Font2"><text:span text:style-name="T78">Method Summary</text:span></text:span></text:p>
            </table:table-cell>
            <table:covered-table-cell/>
            <table:table-cell table:style-name="Table16.A1" office:value-type="string">
              <text:p text:style-name="P80"><text:span text:style-name="Page_20_Reference_20_Font"><text:span text:style-name="T79">Page</text:span></text:span></text:p>
            </table:table-cell>
          </table:table-row>
          <table:table-row table:style-name="Table16.1">
            <table:table-cell table:style-name="Table16.A2" office:value-type="string">
              <text:p text:style-name="P82"><text:span text:style-name="Code_20_Small1"><text:span text:style-name="T91">org.osgi.util.pushstream.PushStream&lt;</text:span></text:span><text:a xlink:type="simple" xlink:href="file:///l%22r30" text:style-name="ListLabel_20_9" text:visited-style-name="ListLabel_20_9"><text:span text:style-name="Internet_20_link"><text:span text:style-name="T89">MonitorEvent</text:span></text:span></text:a><text:span text:style-name="Code_20_Small1"><text:span text:style-name="T92">&gt;</text:span></text:span></text:p>
            </table:table-cell>
            <table:table-cell table:style-name="Table16.B2" office:value-type="string">
              <text:p text:style-name="P84"><text:a xlink:type="simple" xlink:href="file:///l%22r31" text:style-name="ListLabel_20_4" text:visited-style-name="ListLabel_20_4"><text:span text:style-name="Internet_20_link"><text:span text:style-name="T86">monitorEvents</text:span></text:span></text:a><text:span text:style-name="Code2"><text:span text:style-name="T95">()</text:span></text:span></text:p>
              <text:p text:style-name="P86"><text:span text:style-name="T80">Get a stream of events, starting now.</text:span></text:p>
            </table:table-cell>
            <table:table-cell table:style-name="Table16.C2" office:value-type="string">
              <text:p text:style-name="P80"><text:bookmark-ref text:reference-format="page" text:ref-name="r31">26</text:bookmark-ref></text:p>
            </table:table-cell>
          </table:table-row>
          <table:table-row table:style-name="Table16.1">
            <table:table-cell table:style-name="Table16.A3" office:value-type="string">
              <text:p text:style-name="P81"><text:span text:style-name="Code_20_Small1"><text:span text:style-name="T91">org.osgi.util.pushstream.PushStream&lt;</text:span></text:span><text:a xlink:type="simple" xlink:href="file:///l%22r30" text:style-name="ListLabel_20_9" text:visited-style-name="ListLabel_20_9"><text:span text:style-name="Internet_20_link"><text:span text:style-name="T89">MonitorEvent</text:span></text:span></text:a><text:span text:style-name="Code_20_Small1"><text:span text:style-name="T92">&gt;</text:span></text:span></text:p>
            </table:table-cell>
            <table:table-cell table:style-name="Table16.B3" office:value-type="string">
              <text:p text:style-name="P83"><text:a xlink:type="simple" xlink:href="file:///l%22r32" text:style-name="ListLabel_20_4" text:visited-style-name="ListLabel_20_4"><text:span text:style-name="Internet_20_link"><text:span text:style-name="T86">monitorEvents</text:span></text:span></text:a><text:span text:style-name="Code2"><text:span text:style-name="T95">(int history)</text:span></text:span></text:p>
              <text:p text:style-name="P85"><text:span text:style-name="T80">Get a stream of events, including up to the requested number of historical data events.</text:span></text:p>
            </table:table-cell>
            <table:table-cell table:style-name="Table16.C3" office:value-type="string">
              <text:p text:style-name="P79"><text:bookmark-ref text:reference-format="page" text:ref-name="r32">26</text:bookmark-ref></text:p>
            </table:table-cell>
          </table:table-row>
          <table:table-row table:style-name="Table16.1">
            <table:table-cell table:style-name="Table16.A4" office:value-type="string">
              <text:p text:style-name="P81"><text:span text:style-name="Code_20_Small1"><text:span text:style-name="T91">org.osgi.util.pushstream.PushStream&lt;</text:span></text:span><text:a xlink:type="simple" xlink:href="file:///l%22r30" text:style-name="ListLabel_20_9" text:visited-style-name="ListLabel_20_9"><text:span text:style-name="Internet_20_link"><text:span text:style-name="T89">MonitorEvent</text:span></text:span></text:a><text:span text:style-name="Code_20_Small1"><text:span text:style-name="T92">&gt;</text:span></text:span></text:p>
            </table:table-cell>
            <table:table-cell table:style-name="Table16.B4" office:value-type="string">
              <text:p text:style-name="P83"><text:a xlink:type="simple" xlink:href="file:///l%22r33" text:style-name="ListLabel_20_4" text:visited-style-name="ListLabel_20_4"><text:span text:style-name="Internet_20_link"><text:span text:style-name="T86">monitorEvents</text:span></text:span></text:a><text:span text:style-name="Code2"><text:span text:style-name="T95">(Instant history)</text:span></text:span></text:p>
              <text:p text:style-name="P85"><text:span text:style-name="T80">Get a stream of events, including historical data events prior to the supplied time</text:span></text:p>
            </table:table-cell>
            <table:table-cell table:style-name="Table16.C4" office:value-type="string">
              <text:p text:style-name="P79"><text:bookmark-ref text:reference-format="page" text:ref-name="r33">26</text:bookmark-ref></text:p>
            </table:table-cell>
          </table:table-row>
        </table:table>
        <text:p text:style-name="P156"><text:span text:style-name="T24">Method Detail</text:span></text:p>
        <text:p text:style-name="P152"><text:bookmark text:name="r31"/><text:span text:style-name="T24">monitorEvents</text:span></text:p>
        <text:p text:style-name="P57"><text:span text:style-name="Code2">org.osgi.util.pushstream.PushStream&lt;</text:span><text:a xlink:type="simple" xlink:href="file:///l%22r30" text:style-name="ListLabel_20_5" text:visited-style-name="ListLabel_20_5"><text:span text:style-name="Internet_20_link"><text:span text:style-name="T93">MonitorEvent</text:span></text:span></text:a><text:span text:style-name="Code2"><text:span text:style-name="T96">&gt; </text:span></text:span><text:span text:style-name="Code2"><text:span text:style-name="T98">monitorEvents</text:span></text:span><text:span text:style-name="Code2"><text:span text:style-name="T97">()</text:span></text:span></text:p>
        <text:p text:style-name="P68"><text:span text:style-name="T80">Get a stream of events, starting now.</text:span></text:p>
        <text:p text:style-name="P69"><text:span text:style-name="T82">Returns:</text:span></text:p>
        <text:p text:style-name="P88"><text:span text:style-name="T80">A stream of event data</text:span></text:p>
        <text:p text:style-name="P89"/>
        <text:p text:style-name="P154"><text:bookmark text:name="r32"/><text:span text:style-name="T24">monitorEvents</text:span></text:p>
        <text:p text:style-name="P57"><text:span text:style-name="Code2">org.osgi.util.pushstream.PushStream&lt;</text:span><text:a xlink:type="simple" xlink:href="file:///l%22r30" text:style-name="ListLabel_20_5" text:visited-style-name="ListLabel_20_5"><text:span text:style-name="Internet_20_link"><text:span text:style-name="T93">MonitorEvent</text:span></text:span></text:a><text:span text:style-name="Code2"><text:span text:style-name="T96">&gt; </text:span></text:span><text:span text:style-name="Code2"><text:span text:style-name="T98">monitorEvents</text:span></text:span><text:span text:style-name="Code2"><text:span text:style-name="T97">(int history)</text:span></text:span></text:p>
        <text:p text:style-name="P68"><text:span text:style-name="T80">Get a stream of events, including up to the requested number of historical data events.</text:span></text:p>
        <text:p text:style-name="P69"><text:span text:style-name="T82">Parameters:</text:span></text:p>
        <text:p text:style-name="P88"><text:span text:style-name="Code2">history</text:span><text:span text:style-name="Default_20_Paragraph_20_Font"><text:span text:style-name="T80"> - The requested number of historical events, note that fewer than this number of events may be returned if history is unavailable, or if insufficient events have been sent.</text:span></text:span></text:p>
        <text:p text:style-name="P69"><text:span text:style-name="T82">Returns:</text:span></text:p>
        <text:p text:style-name="P88"><text:span text:style-name="T80">A stream of event data</text:span></text:p>
        <text:p text:style-name="P89"/>
        <text:p text:style-name="P154"><text:bookmark text:name="r33"/><text:span text:style-name="T24">monitorEvents</text:span></text:p>
        <text:p text:style-name="P57"><text:span text:style-name="Code2">org.osgi.util.pushstream.PushStream&lt;</text:span><text:a xlink:type="simple" xlink:href="file:///l%22r30" text:style-name="ListLabel_20_5" text:visited-style-name="ListLabel_20_5"><text:span text:style-name="Internet_20_link"><text:span text:style-name="T93">MonitorEvent</text:span></text:span></text:a><text:span text:style-name="Code2"><text:span text:style-name="T96">&gt; </text:span></text:span><text:span text:style-name="Code2"><text:span text:style-name="T98">monitorEvents</text:span></text:span><text:span text:style-name="Code2"><text:span text:style-name="T97">(Instant history)</text:span></text:span></text:p>
        <text:p text:style-name="P68"><text:soft-page-break/><text:span text:style-name="T80">Get a stream of events, including historical data events prior to the supplied time</text:span></text:p>
        <text:p text:style-name="P69"><text:span text:style-name="T82">Parameters:</text:span></text:p>
        <text:p text:style-name="P88"><text:span text:style-name="Code2">history</text:span><text:span text:style-name="Default_20_Paragraph_20_Font"><text:span text:style-name="T80"> - The requested time after which historical events, should be included. Note that events may have been discarded, or history unavailable.</text:span></text:span></text:p>
        <text:p text:style-name="P69"><text:span text:style-name="T82">Returns:</text:span></text:p>
        <text:p text:style-name="P88"><text:span text:style-name="T80">A stream of event data</text:span></text:p>
        <text:p text:style-name="P171"><text:bookmark text:name="r36"/><text:span text:style-name="T24">Package org.osgi.service.event.typed.propertytypes</text:span></text:p>
        <text:p text:style-name="P65"><text:span text:style-name="Code_20_Small">@org.osgi.annotation.versioning.Version(value="1.0.0")</text:span></text:p>
        <text:p text:style-name="P65"><text:span text:style-name="T80">Type Safe Event Component Property Types Package Version 1.0.</text:span></text:p>
        <text:p text:style-name="P65"><text:span text:style-name="T82">See:</text:span></text:p>
        <text:p text:style-name="P68"><text:a xlink:type="simple" xlink:href="file:///l%22r35" text:style-name="ListLabel_20_2" text:visited-style-name="ListLabel_20_2"><text:span text:style-name="Internet_20_link"><text:span text:style-name="T82">Description</text:spa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0"><text:span text:style-name="Summary_20_Heading_20_Font1"><text:span text:style-name="T78">Annotation Types Summary</text:span></text:span></text:p>
            </table:table-cell>
            <table:covered-table-cell/>
            <table:table-cell table:style-name="Table17.A1" office:value-type="string">
              <text:p text:style-name="P62"><text:span text:style-name="Page_20_Reference_20_Font"><text:span text:style-name="T79">Page</text:span></text:span></text:p>
            </table:table-cell>
          </table:table-row>
          <table:table-row table:style-name="Table17.1">
            <table:table-cell table:style-name="Table17.A2" office:value-type="string">
              <text:p text:style-name="P60"><text:a xlink:type="simple" xlink:href="file:///l%22r38" text:style-name="ListLabel_20_1" text:visited-style-name="ListLabel_20_1"><text:span text:style-name="Internet_20_link"><text:span text:style-name="T85">EventTopics</text:span></text:span></text:a></text:p>
            </table:table-cell>
            <table:table-cell table:style-name="Table17.B2" office:value-type="string">
              <text:p text:style-name="P60"><text:span text:style-name="T80">Component Property Type for the </text:span><text:a xlink:type="simple" xlink:href="file:///l%22r5" text:style-name="ListLabel_20_7" text:visited-style-name="ListLabel_20_7"><text:span text:style-name="Internet_20_link"><text:span text:style-name="T88">EventConstants.TYPE_SAFE_EVENT_TOPICS</text:span></text:span></text:a><text:span text:style-name="Default_20_Paragraph_20_Font"><text:span text:style-name="T83"> service property of a </text:span></text:span><text:a xlink:type="simple" xlink:href="file:///l%22r11" text:style-name="ListLabel_20_7" text:visited-style-name="ListLabel_20_7"><text:span text:style-name="Internet_20_link"><text:span text:style-name="T88">TypedEventHandler</text:span></text:span></text:a><text:span text:style-name="Default_20_Paragraph_20_Font"><text:span text:style-name="T83"> or </text:span></text:span><text:a xlink:type="simple" xlink:href="file:///l%22r20" text:style-name="ListLabel_20_7" text:visited-style-name="ListLabel_20_7"><text:span text:style-name="Internet_20_link"><text:span text:style-name="T88">UntypedEventHandler</text:span></text:span></text:a><text:span text:style-name="Default_20_Paragraph_20_Font"><text:span text:style-name="T83"> service.</text:span></text:span></text:p>
            </table:table-cell>
            <table:table-cell table:style-name="Table17.C2" office:value-type="string">
              <text:p text:style-name="P62"><text:bookmark-ref text:reference-format="page" text:ref-name="r38">29</text:bookmark-ref></text:p>
            </table:table-cell>
          </table:table-row>
          <table:table-row table:style-name="Table17.1">
            <table:table-cell table:style-name="Table17.A3" office:value-type="string">
              <text:p text:style-name="P59"><text:a xlink:type="simple" xlink:href="file:///l%22r40" text:style-name="ListLabel_20_1" text:visited-style-name="ListLabel_20_1"><text:span text:style-name="Internet_20_link"><text:span text:style-name="T85">EventType</text:span></text:span></text:a></text:p>
            </table:table-cell>
            <table:table-cell table:style-name="Table17.B3" office:value-type="string">
              <text:p text:style-name="P59"><text:span text:style-name="T80">Component Property Type for the </text:span><text:a xlink:type="simple" xlink:href="file:///l%22r4" text:style-name="ListLabel_20_7" text:visited-style-name="ListLabel_20_7"><text:span text:style-name="Internet_20_link"><text:span text:style-name="T88">EventConstants.TYPE_SAFE_EVENT_TYPE</text:span></text:span></text:a><text:span text:style-name="Default_20_Paragraph_20_Font"><text:span text:style-name="T83"> service property of an </text:span></text:span><text:a xlink:type="simple" xlink:href="file:///l%22r11" text:style-name="ListLabel_20_7" text:visited-style-name="ListLabel_20_7"><text:span text:style-name="Internet_20_link"><text:span text:style-name="T88">TypedEventHandler</text:span></text:span></text:a><text:span text:style-name="Default_20_Paragraph_20_Font"><text:span text:style-name="T83"> service.</text:span></text:span></text:p>
            </table:table-cell>
            <table:table-cell table:style-name="Table17.C3" office:value-type="string">
              <text:p text:style-name="P61"><text:bookmark-ref text:reference-format="page" text:ref-name="r40">30</text:bookmark-ref></text:p>
            </table:table-cell>
          </table:table-row>
        </table:table>
        <text:p text:style-name="P72"><text:bookmark text:name="r35"/><text:span text:style-name="T84">Package org.osgi.service.event.typed.propertytypes Description</text:span></text:p>
        <text:p text:style-name="P73"><text:span text:style-name="T80">Type Safe Event Component Property Types Package Version 1.0.</text:span></text:p>
        <text:p text:style-name="P73"><text:span text:style-name="T80">When used as annotations, component property types are processed by tools to generate Component Descriptions which are used at runtime.</text:span></text:p>
        <text:p text:style-name="P73"><text:span text:style-name="T80">Bundles wishing to use this package at runtime must list the package in the Import-Package header of the bundle's manifest.</text:span></text:p>
        <text:p text:style-name="P73"><text:span text:style-name="T80">Example import for consumers using the API in this package:</text:span></text:p>
        <text:p text:style-name="Standard"><text:span text:style-name="Code1">Import-Package: org.osgi.service.event.propertytypes; version="[1.0,2.0)"</text:span></text:p>
        <text:p text:style-name="P168"><text:bookmark text:name="r38"/><text:span text:style-name="T24">Annotation Type EventTopics</text:span></text:p>
        <text:p text:style-name="P74"><text:a xlink:type="simple" xlink:href="file:///l%22r36" text:style-name="ListLabel_20_3" text:visited-style-name="ListLabel_20_3"><text:span text:style-name="Internet_20_link"><text:span text:style-name="T77">org.osgi.service.event.typed.propertytypes</text:span></text:span></text:a></text:p>
        <text:p text:style-name="P66"/>
        <text:p text:style-name="P7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a xlink:type="simple" xlink:href="file:///l%22r23" text:style-name="ListLabel_20_10" text:visited-style-name="ListLabel_20_10"><text:span text:style-name="Internet_20_link"><text:span text:style-name="T91">@RequireTypeSafeEvents</text:span></text:span></text:a><text:line-break/><text:span text:style-name="Code2"><text:span text:style-name="T96">public @interface </text:span></text:span><text:span text:style-name="Code2"><text:span text:style-name="T98">EventTopics</text:span></text:span></text:p>
        <text:p text:style-name="P73"><text:span text:style-name="T80">Component Property Type for the </text:span><text:a xlink:type="simple" xlink:href="file:///l%22r5" text:style-name="ListLabel_20_5" text:visited-style-name="ListLabel_20_5"><text:span text:style-name="Internet_20_link"><text:span text:style-name="T93">EventConstants.TYPE_SAFE_EVENT_TOPICS</text:span></text:span></text:a><text:span text:style-name="Default_20_Paragraph_20_Font"><text:span text:style-name="T83"> service property of a </text:span></text:span><text:a xlink:type="simple" xlink:href="file:///l%22r11" text:style-name="ListLabel_20_5" text:visited-style-name="ListLabel_20_5"><text:span text:style-name="Internet_20_link"><text:span text:style-name="T93">TypedEventHandler</text:span></text:span></text:a><text:span text:style-name="Default_20_Paragraph_20_Font"><text:span text:style-name="T83"> or </text:span></text:span><text:a xlink:type="simple" xlink:href="file:///l%22r20" text:style-name="ListLabel_20_5" text:visited-style-name="ListLabel_20_5"><text:span text:style-name="Internet_20_link"><text:span text:style-name="T93">UntypedEventHandler</text:span></text:span></text:a><text:span text:style-name="Default_20_Paragraph_20_Font"><text:span text:style-name="T83"> service.</text:span></text:span></text:p>
        <text:p text:style-name="P56"><text:span text:style-name="T80">This annotation can be used on a component to declare the values of the </text:span><text:a xlink:type="simple" xlink:href="file:///l%22r5" text:style-name="ListLabel_20_5" text:visited-style-name="ListLabel_20_5"><text:span text:style-name="Internet_20_link"><text:span text:style-name="T93">EventConstants.TYPE_SAFE_EVENT_TOPICS</text:span></text:span></text:a><text:span text:style-name="Default_20_Paragraph_20_Font"><text:span text:style-name="T83"> service property.</text:span></text:span></text:p>
        <text:p text:style-name="P74"><text:span text:style-name="T82">See Also:</text:span></text:p>
        <text:p text:style-name="P71"><text:span text:style-name="T80">"Component Property Types"</text:span></text:p>
        <text:p text:style-name="P7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8"><text:span text:style-name="Summary_20_Heading_20_Font2"><text:span text:style-name="T78">Required Element Summary</text:span></text:span></text:p>
            </table:table-cell>
            <table:covered-table-cell/>
            <table:table-cell table:style-name="Table18.A1" office:value-type="string">
              <text:p text:style-name="P80"><text:span text:style-name="Page_20_Reference_20_Font"><text:span text:style-name="T79">Page</text:span></text:span></text:p>
            </table:table-cell>
          </table:table-row>
          <table:table-row table:style-name="Table18.1">
            <table:table-cell table:style-name="Table18.A2" office:value-type="string">
              <text:p text:style-name="P82"><text:span text:style-name="Code_20_Small1"><text:span text:style-name="T91">String[]</text:span></text:span></text:p>
            </table:table-cell>
            <table:table-cell table:style-name="Table18.B2" office:value-type="string">
              <text:p text:style-name="P84"><text:a xlink:type="simple" xlink:href="file:///l%22r37" text:style-name="ListLabel_20_4" text:visited-style-name="ListLabel_20_4"><text:span text:style-name="Internet_20_link"><text:span text:style-name="T86">value</text:span></text:span></text:a></text:p>
              <text:p text:style-name="P86"><text:span text:style-name="T80">Service property specifying the </text:span><text:span text:style-name="Code2"><text:span text:style-name="T90">Event</text:span></text:span><text:span text:style-name="Default_20_Paragraph_20_Font"><text:span text:style-name="T80"> topics of interest to an </text:span></text:span><text:span text:style-name="Code2"><text:span text:style-name="T90">EventHandler</text:span></text:span><text:span text:style-name="Default_20_Paragraph_20_Font"><text:span text:style-name="T80"> service.</text:span></text:span></text:p>
            </table:table-cell>
            <table:table-cell table:style-name="Table18.C2" office:value-type="string">
              <text:p text:style-name="P80"><text:bookmark-ref text:reference-format="page" text:ref-name="r37">29</text:bookmark-ref></text:p>
            </table:table-cell>
          </table:table-row>
        </table:table>
        <text:p text:style-name="P156"><text:span text:style-name="T24">Element Detail</text:span></text:p>
        <text:p text:style-name="P152"><text:bookmark text:name="r37"/><text:span text:style-name="T24">value</text:span></text:p>
        <text:p text:style-name="P57"><text:span text:style-name="Code2">public abstract String[] </text:span><text:span text:style-name="Code2"><text:span text:style-name="T25">value</text:span></text:span></text:p>
        <text:p text:style-name="P68"><text:span text:style-name="T80">Service property specifying the </text:span><text:span text:style-name="Code2">Event</text:span><text:span text:style-name="Default_20_Paragraph_20_Font"><text:span text:style-name="T80"> topics of interest to an </text:span></text:span><text:span text:style-name="Code2">EventHandler</text:span><text:span text:style-name="Default_20_Paragraph_20_Font"><text:span text:style-name="T80"> service.</text:span></text:span></text:p>
        <text:p text:style-name="P69"><text:span text:style-name="T82">Returns:</text:span></text:p>
        <text:p text:style-name="P88"><text:span text:style-name="T80">The event topics.</text:span></text:p>
        <text:p text:style-name="P69"><text:span text:style-name="T82">See Also:</text:span></text:p>
        <text:p text:style-name="P88"><text:a xlink:type="simple" xlink:href="file:///l%22r5" text:style-name="ListLabel_20_5" text:visited-style-name="ListLabel_20_5"><text:span text:style-name="Internet_20_link"><text:span text:style-name="T93">EventConstants.TYPE_SAFE_EVENT_TOPICS</text:span></text:span></text:a></text:p>
        <text:p text:style-name="P164"><text:bookmark text:name="r40"/><text:span text:style-name="T24">Annotation Type EventType</text:span></text:p>
        <text:p text:style-name="P74"><text:a xlink:type="simple" xlink:href="file:///l%22r36" text:style-name="ListLabel_20_3" text:visited-style-name="ListLabel_20_3"><text:span text:style-name="Internet_20_link"><text:span text:style-name="T77">org.osgi.service.event.typed.propertytypes</text:span></text:span></text:a></text:p>
        <text:p text:style-name="P66"/>
        <text:p text:style-name="P76"><text:span text:style-name="Code_20_Small1">@org.osgi.service.component.annotations.ComponentPropertyType</text:span><text:line-break/><text:span text:style-name="Code_20_Small1">@Retention(value=RetentionPolicy.CLASS)</text:span><text:line-break/><text:span text:style-name="Code_20_Small1">@Target(value=ElementType.TYPE)</text:span><text:line-break/><text:a xlink:type="simple" xlink:href="file:///l%22r23" text:style-name="ListLabel_20_10" text:visited-style-name="ListLabel_20_10"><text:span text:style-name="Internet_20_link"><text:span text:style-name="T91">@RequireTypeSafeEvents</text:span></text:span></text:a><text:line-break/><text:span text:style-name="Code2"><text:span text:style-name="T96">public @interface </text:span></text:span><text:span text:style-name="Code2"><text:span text:style-name="T98">EventType</text:span></text:span></text:p>
        <text:p text:style-name="P73"><text:span text:style-name="T80">Component Property Type for the </text:span><text:a xlink:type="simple" xlink:href="file:///l%22r4" text:style-name="ListLabel_20_5" text:visited-style-name="ListLabel_20_5"><text:span text:style-name="Internet_20_link"><text:span text:style-name="T93">EventConstants.TYPE_SAFE_EVENT_TYPE</text:span></text:span></text:a><text:span text:style-name="Default_20_Paragraph_20_Font"><text:span text:style-name="T83"> service property of an </text:span></text:span><text:a xlink:type="simple" xlink:href="file:///l%22r11" text:style-name="ListLabel_20_5" text:visited-style-name="ListLabel_20_5"><text:span text:style-name="Internet_20_link"><text:span text:style-name="T93">TypedEventHandler</text:span></text:span></text:a><text:span text:style-name="Default_20_Paragraph_20_Font"><text:span text:style-name="T83"> service.</text:span></text:span></text:p>
        <text:p text:style-name="P56"><text:span text:style-name="T80">This annotation can be used on an </text:span><text:a xlink:type="simple" xlink:href="file:///l%22r11" text:style-name="ListLabel_20_5" text:visited-style-name="ListLabel_20_5"><text:span text:style-name="Internet_20_link"><text:span text:style-name="T93">TypedEventHandler</text:span></text:span></text:a><text:span text:style-name="Default_20_Paragraph_20_Font"><text:span text:style-name="T83"> component to declare the value of the </text:span></text:span><text:a xlink:type="simple" xlink:href="file:///l%22r4" text:style-name="ListLabel_20_5" text:visited-style-name="ListLabel_20_5"><text:span text:style-name="Internet_20_link"><text:span text:style-name="T93">EventConstants.TYPE_SAFE_EVENT_TYPE</text:span></text:span></text:a><text:span text:style-name="Default_20_Paragraph_20_Font"><text:span text:style-name="T83"> service property.</text:span></text:span></text:p>
        <text:p text:style-name="P74"><text:span text:style-name="T82">See Also:</text:span></text:p>
        <text:p text:style-name="P71"><text:span text:style-name="T80">"Component Property Types"</text:span></text:p>
        <text:p text:style-name="P77"/>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8"><text:span text:style-name="Summary_20_Heading_20_Font2"><text:span text:style-name="T78">Required Element Summary</text:span></text:span></text:p>
            </table:table-cell>
            <table:covered-table-cell/>
            <table:table-cell table:style-name="Table19.A1" office:value-type="string">
              <text:p text:style-name="P80"><text:span text:style-name="Page_20_Reference_20_Font"><text:span text:style-name="T79">Page</text:span></text:span></text:p>
            </table:table-cell>
          </table:table-row>
          <table:table-row table:style-name="Table19.1">
            <table:table-cell table:style-name="Table19.A2" office:value-type="string">
              <text:p text:style-name="P82"><text:span text:style-name="Code_20_Small1"><text:span text:style-name="T91">String</text:span></text:span></text:p>
            </table:table-cell>
            <table:table-cell table:style-name="Table19.B2" office:value-type="string">
              <text:p text:style-name="P84"><text:a xlink:type="simple" xlink:href="file:///l%22r39" text:style-name="ListLabel_20_4" text:visited-style-name="ListLabel_20_4"><text:span text:style-name="Internet_20_link"><text:span text:style-name="T86">value</text:span></text:span></text:a></text:p>
              <text:p text:style-name="P86"><text:span text:style-name="T80">Service property specifying the </text:span><text:span text:style-name="Code2"><text:span text:style-name="T90">EventType</text:span></text:span><text:span text:style-name="Default_20_Paragraph_20_Font"><text:span text:style-name="T80"> for a </text:span></text:span><text:a xlink:type="simple" xlink:href="file:///l%22r11" text:style-name="ListLabel_20_7" text:visited-style-name="ListLabel_20_7"><text:span text:style-name="Internet_20_link"><text:span text:style-name="T88">TypedEventHandler</text:span></text:span></text:a><text:span text:style-name="Default_20_Paragraph_20_Font"><text:span text:style-name="T83"> service.</text:span></text:span></text:p>
            </table:table-cell>
            <table:table-cell table:style-name="Table19.C2" office:value-type="string">
              <text:p text:style-name="P80"><text:bookmark-ref text:reference-format="page" text:ref-name="r39">30</text:bookmark-ref></text:p>
            </table:table-cell>
          </table:table-row>
        </table:table>
        <text:p text:style-name="P156"><text:span text:style-name="T24">Element Detail</text:span></text:p>
        <text:p text:style-name="P152"><text:bookmark text:name="r39"/><text:span text:style-name="T24">value</text:span></text:p>
        <text:p text:style-name="P57"><text:span text:style-name="Code2">public abstract String </text:span><text:span text:style-name="Code2"><text:span text:style-name="T25">value</text:span></text:span></text:p>
        <text:p text:style-name="P68"><text:span text:style-name="T80">Service property specifying the </text:span><text:span text:style-name="Code2">EventType</text:span><text:span text:style-name="Default_20_Paragraph_20_Font"><text:span text:style-name="T80"> for a </text:span></text:span><text:a xlink:type="simple" xlink:href="file:///l%22r11" text:style-name="ListLabel_20_5" text:visited-style-name="ListLabel_20_5"><text:span text:style-name="Internet_20_link"><text:span text:style-name="T93">TypedEventHandler</text:span></text:span></text:a><text:span text:style-name="Default_20_Paragraph_20_Font"><text:span text:style-name="T83"> service.</text:span></text:span></text:p>
        <text:p text:style-name="P69"><text:span text:style-name="T82">Returns:</text:span></text:p>
        <text:p text:style-name="P88"><text:span text:style-name="T80">The event filter.</text:span></text:p>
        <text:p text:style-name="P69"><text:span text:style-name="T82">See Also:</text:span></text:p>
        <text:p text:style-name="P88"><text:a xlink:type="simple" xlink:href="file:///l%22r4" text:style-name="ListLabel_20_5" text:visited-style-name="ListLabel_20_5"><text:span text:style-name="Internet_20_link"><text:span text:style-name="T93">EventConstants.TYPE_SAFE_EVENT_TYPE</text:span></text:span></text:a></text:p>
        <text:section text:style-name="Sect1" text:name="TextSection">
          <text:p text:style-name="P91"><text:span text:style-name="T99">Java API documentation generated with </text:span><text:a xlink:type="simple" xlink:href="http://www.filigris.com/products/docflex_javadoc/#docflex-doclet" text:style-name="ListLabel_20_11" text:visited-style-name="ListLabel_20_11"><text:span text:style-name="Internet_20_link"><text:span text:style-name="T101">DocFlex/Doclet</text:span></text:span></text:a><text:span text:style-name="Default_20_Paragraph_20_Font"><text:span text:style-name="T100"> v1.5.6</text:span></text:span></text:p>
          <text:p text:style-name="Standard"><text:span text:style-name="T99">DocFlex/Doclet is both a multi-format Javadoc doclet and a free edition of </text:span><text:a xlink:type="simple" xlink:href="http://www.filigris.com/products/docflex_javadoc/" text:style-name="ListLabel_20_11" text:visited-style-name="ListLabel_20_11"><text:span text:style-name="Internet_20_link"><text:span text:style-name="T101">DocFlex/Javadoc</text:span></text:span></text:a><text:span text:style-name="Default_20_Paragraph_20_Font"><text:span text:style-name="T100">. If you need to customize your Javadoc without writing a full-blown doclet from scratch, DocFlex/Javadoc may be the only tool able to help you! Find out more at </text:span></text:span><text:a xlink:type="simple" xlink:href="http://www.docflex.com/" text:style-name="ListLabel_20_11" text:visited-style-name="ListLabel_20_11"><text:span text:style-name="Internet_20_link"><text:span text:style-name="T101">www.docflex.com</text:span></text:span></text:a></text:p>
        </text:section>
      </text:section>
      <text:p text:style-name="P5"><text:change-end text:change-id="ct105553143400320"/><text:span text:style-name="T3"/></text:p>
      <text:h text:style-name="P150"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h text:style-name="P150" text:outline-level="1"><text:soft-page-break/>Security Considerations</text:h>
      <text:p text:style-name="P130"><text:change-start text:change-id="ct105553143528208"/>Event Admin has TopicPermission, do we need an equivalent?<text:change-end text:change-id="ct105553143528208"/></text:p>
      <text:h text:style-name="P150" text:outline-level="1">Document Support</text:h>
      <text:h text:style-name="P92" text:outline-level="2">References</text:h>
      <text:list xml:id="list2721316193" text:style-name="WW8Num3">
        <text:list-item>
          <text:p text:style-name="P45"><text:bookmark-start text:name="_Ref493020620"/>Bradner, S., Key words for use in RFCs to Indicate Requirement Levels, RFC2119, March 1997.<text:bookmark-end text:name="_Ref493020620"/></text:p>
        </text:list-item>
        <text:list-item>
          <text:p text:style-name="P45">Software Requirements &amp; Specifications. Michael Jackson. ISBN 0-201-87712-0</text:p>
        </text:list-item>
        <text:list-item>
          <text:p text:style-name="P46"><text:bookmark-start text:name="__RefNumPara__1128_3914644498"/><text:span text:style-name="T6">The BRAIN-IoT Horizon 2020 project - </text:span><text:a xlink:type="simple" xlink:href="http://www.brain-iot.eu/" text:style-name="Internet_20_link" text:visited-style-name="Visited_20_Internet_20_Link"><text:span text:style-name="T6">http://www.brain-iot.eu/</text:span></text:a><text:bookmark-end text:name="__RefNumPara__1128_3914644498"/></text:p>
        </text:list-item>
        <text:list-item>
          <text:p text:style-name="P47"><text:bookmark-start text:name="__RefNumPara__1259_3914644498"/><text:span text:style-name="T7">OSGi Converter </text:span><text:span text:style-name="T8">Specification</text:span><text:span text:style-name="T6"> - </text:span><text:a xlink:type="simple" xlink:href="https://osgi.org/specification/osgi.cmpn/7.0.0/util.converter.html" text:style-name="Internet_20_link" text:visited-style-name="Visited_20_Internet_20_Link"><text:span text:style-name="T6">https://osgi.org/specification/osgi.cmpn/7.0.0/util.converter.html</text:span></text:a><text:bookmark-end text:name="__RefNumPara__1259_3914644498"/></text:p>
        </text:list-item>
        <text:list-item>
          <text:p text:style-name="P48"><text:bookmark-start text:name="__RefNumPara__1261_3914644498"/><text:span text:style-name="T8">OSGi PushStream Specification</text:span><text:span text:style-name="T6"> - </text:span><text:a xlink:type="simple" xlink:href="https://osgi.org/specification/osgi.cmpn/7.0.0/util.pushstream.html" text:style-name="Internet_20_link" text:visited-style-name="Visited_20_Internet_20_Link"><text:span text:style-name="T6">https://osgi.org/specification/osgi.cmpn/7.0.0/util.pushstream.html</text:span></text:a><text:bookmark-end text:name="__RefNumPara__1261_3914644498"/></text:p>
        </text:list-item>
        <text:list-item>
          <text:p text:style-name="P49"><text:span text:style-name="T8">OSGi </text:span><text:span text:style-name="T9">DTO</text:span><text:span text:style-name="T8"> Specification</text:span><text:span text:style-name="T6"> - </text:span><text:a xlink:type="simple" xlink:href="https://osgi.org/specification/osgi.core/7.0.0/framework.dto.html" text:style-name="Internet_20_link" text:visited-style-name="Visited_20_Internet_20_Link"><text:span text:style-name="T6">https://osgi.org/specification/osgi.core/7.0.0/framework.dto.html</text:span></text:a><text:span text:style-name="T6"> </text:span></text:p>
        </text:list-item>
      </text:list>
      <text:p text:style-name="P52"/>
      <text:h text:style-name="P92"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8">Tim Ward</text:p>
          </table:table-cell>
        </table:table-row>
        <table:table-row table:style-name="Table2.1">
          <table:table-cell table:style-name="Table2.A1" office:value-type="string">
            <text:p text:style-name="P7">Company</text:p>
          </table:table-cell>
          <table:table-cell table:style-name="Table2.B1" office:value-type="string">
            <text:p text:style-name="P8">Paremu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1">tim.ward@paremus.com</text:p>
          </table:table-cell>
        </table:table-row>
      </table:table>
      <text:p text:style-name="P18"/>
      <text:h text:style-name="P92" text:outline-level="2">Acronyms and Abbreviations</text:h>
      <text:p text:style-name="P18"/>
      <text:h text:style-name="P92"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Helvetica1" svg:font-family="Helvetic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 svg:font-family="Helvetica" style:font-family-generic="swiss" style:font-pitch="variable"/>
    <style:font-face style:name="Menlo" svg:font-family="Menlo"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ListLabel_20_1" style:display-name="ListLabel 1" style:family="text">
      <style:text-properties fo:color="#0000ff" style:font-name="Arial1" fo:font-family="Arial" style:font-family-generic="roman" style:font-pitch="variable" fo:font-size="10pt" style:text-underline-style="solid" style:text-underline-width="auto" style:text-underline-color="font-color" fo:font-weight="bold" style:font-size-asian="10pt" style:font-weight-asian="bold"/>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ListLabel_20_2" style:display-name="ListLabel 2" style:family="text">
      <style:text-properties style:font-name="Arial1" fo:font-family="Arial" style:font-family-generic="roman" style:font-pitch="variable" fo:font-size="10pt" fo:font-weight="bold" style:font-size-asian="10pt" style:font-weight-asian="bol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ListLabel_20_3" style:display-name="ListLabel 3" style:family="text">
      <style:text-properties style:font-name="Arial1" fo:font-family="Arial" style:font-family-generic="roman" style:font-pitch="variable" fo:font-size="9pt" fo:font-weight="bold" style:font-size-asian="9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ListLabel_20_4" style:display-name="ListLabel 4" style:family="text">
      <style:text-properties fo:color="#0000ff" style:font-name="Courier New2" fo:font-family="'Courier New'" style:font-family-generic="roman" style:font-pitch="variable" style:text-underline-style="solid" style:text-underline-width="auto" style:text-underline-color="font-color" fo:font-weight="bold" style:font-weight-asian="bold"/>
    </style:style>
    <style:style style:name="ListLabel_20_5" style:display-name="ListLabel 5" style:family="text">
      <style:text-properties style:font-name="Courier New2" fo:font-family="'Courier New'" style:font-family-generic="roman" style:font-pitch="variable" fo:font-size="9pt" style:font-size-asian="9pt"/>
    </style:style>
    <style:style style:name="ListLabel_20_6" style:display-name="ListLabel 6" style:family="text">
      <style:text-properties fo:color="#0000ff" style:font-name="Courier New2" fo:font-family="'Courier New'" style:font-family-generic="roman" style:font-pitch="variable" style:text-underline-style="solid" style:text-underline-width="auto" style:text-underline-color="font-color" fo:font-weight="normal" style:font-weight-asian="normal"/>
    </style:style>
    <style:style style:name="ListLabel_20_7" style:display-name="ListLabel 7" style:family="text">
      <style:text-properties fo:color="#0000ff" style:font-name="Courier New2" fo:font-family="'Courier New'" style:font-family-generic="roman" style:font-pitch="variable" style:text-underline-style="solid" style:text-underline-width="auto" style:text-underline-color="font-color"/>
    </style:style>
    <style:style style:name="ListLabel_20_8" style:display-name="ListLabel 8" style:family="text">
      <style:text-properties style:font-name="Courier New2" fo:font-family="'Courier New'" style:font-family-generic="roman" style:font-pitch="variable" fo:font-size="9pt" fo:font-weight="normal" style:font-size-asian="9pt" style:font-weight-asian="normal"/>
    </style:style>
    <style:style style:name="ListLabel_20_9" style:display-name="ListLabel 9" style:family="text">
      <style:text-properties fo:color="#0000ff" style:font-name="Courier New2" fo:font-family="'Courier New'" style:font-family-generic="roman" style:font-pitch="variable" fo:font-size="7pt" style:text-underline-style="solid" style:text-underline-width="auto" style:text-underline-color="font-color" style:font-size-asian="7pt"/>
    </style:style>
    <style:style style:name="ListLabel_20_10" style:display-name="ListLabel 10" style:family="text">
      <style:text-properties style:font-name="Courier New2" fo:font-family="'Courier New'"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0"/>
    </style:style>
    <style:style style:name="MT1" style:family="text">
      <style:text-properties officeooo:rsid="001febee"/>
    </style:style>
    <style:style style:name="MT2" style:family="text">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0231D6ACC263EE0A.png" xlink:type="simple" xlink:show="embed" xlink:actuate="onLoad" loext:mime-type="image/png"/></draw:frame><text:tab/><text:user-defined style:data-style-name="N0" text:name="RFC Title">RFC-244 Type Safe Eventing</text:user-defined><text:tab/>Page <text:page-number text:select-page="current">4</text:page-number><text:s/>of <text:page-count style:num-format="1">31</text:page-count></text:p>
        <text:p text:style-name="Header"/>
        <text:p text:style-name="Header"><text:tab/>Draft<text:tab/> <text:modification-date style:data-style-name="N76">September 19,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style:master-page style:name="Converted1" style:page-layout-name="Mpm2">
      <style:header>
        <text:p text:style-name="MP4"><text:span text:style-name="MT2">Package org.osgi.service.event.typed</text:span></text:p>
      </style:header>
      <style:footer>
        <text:p text:style-name="Footer"/>
      </style:footer>
    </style:master-page>
    <style:master-page style:name="Converted2" style:page-layout-name="Mpm2">
      <style:header>
        <text:p text:style-name="MP4"><text:span text:style-name="MT2">Interface EventConstants</text:span></text:p>
      </style:header>
      <style:footer>
        <text:p text:style-name="Footer"/>
      </style:footer>
    </style:master-page>
    <style:master-page style:name="Converted3" style:page-layout-name="Mpm2">
      <style:header>
        <text:p text:style-name="MP4"><text:span text:style-name="MT2">Interface TypedEventHandler</text:span></text:p>
      </style:header>
      <style:footer>
        <text:p text:style-name="Footer"/>
      </style:footer>
    </style:master-page>
    <style:master-page style:name="Converted4" style:page-layout-name="Mpm2">
      <style:header>
        <text:p text:style-name="MP4"><text:span text:style-name="MT2">Interface TypeSafeEventBus</text:span></text:p>
      </style:header>
      <style:footer>
        <text:p text:style-name="Footer"/>
      </style:footer>
    </style:master-page>
    <style:master-page style:name="Converted5" style:page-layout-name="Mpm2">
      <style:header>
        <text:p text:style-name="MP4"><text:span text:style-name="MT2">Interface UnhandledEventHandler</text:span></text:p>
      </style:header>
      <style:footer>
        <text:p text:style-name="Footer"/>
      </style:footer>
    </style:master-page>
    <style:master-page style:name="Converted6" style:page-layout-name="Mpm2">
      <style:header>
        <text:p text:style-name="MP4"><text:span text:style-name="MT2">Interface UntypedEventHandler</text:span></text:p>
      </style:header>
      <style:footer>
        <text:p text:style-name="Footer"/>
      </style:footer>
    </style:master-page>
    <style:master-page style:name="Converted7" style:page-layout-name="Mpm2">
      <style:header>
        <text:p text:style-name="MP4"><text:span text:style-name="MT2">Package org.osgi.service.event.typed.annotations</text:span></text:p>
      </style:header>
      <style:footer>
        <text:p text:style-name="Footer"/>
      </style:footer>
    </style:master-page>
    <style:master-page style:name="Converted8" style:page-layout-name="Mpm2">
      <style:header>
        <text:p text:style-name="MP4"><text:span text:style-name="MT2">Annotation Type RequireTypeSafeEvents</text:span></text:p>
      </style:header>
      <style:footer>
        <text:p text:style-name="Footer"/>
      </style:footer>
    </style:master-page>
    <style:master-page style:name="Converted9" style:page-layout-name="Mpm2">
      <style:header>
        <text:p text:style-name="MP4"><text:span text:style-name="MT2">Package org.osgi.service.event.typed.monitor</text:span></text:p>
      </style:header>
      <style:footer>
        <text:p text:style-name="Footer"/>
      </style:footer>
    </style:master-page>
    <style:master-page style:name="Converted10" style:page-layout-name="Mpm2">
      <style:header>
        <text:p text:style-name="MP4"><text:span text:style-name="MT2">Class MonitorEvent</text:span></text:p>
      </style:header>
      <style:footer>
        <text:p text:style-name="Footer"/>
      </style:footer>
    </style:master-page>
    <style:master-page style:name="Converted11" style:page-layout-name="Mpm2">
      <style:header>
        <text:p text:style-name="MP4"><text:span text:style-name="MT2">Interface TypeSafeEventMonitor</text:span></text:p>
      </style:header>
      <style:footer>
        <text:p text:style-name="Footer"/>
      </style:footer>
    </style:master-page>
    <style:master-page style:name="Converted12" style:page-layout-name="Mpm2">
      <style:header>
        <text:p text:style-name="MP4"><text:span text:style-name="MT2">Package org.osgi.service.event.typed.propertytypes</text:span></text:p>
      </style:header>
      <style:footer>
        <text:p text:style-name="Footer"/>
      </style:footer>
    </style:master-page>
    <style:master-page style:name="Converted13" style:page-layout-name="Mpm2">
      <style:header>
        <text:p text:style-name="MP4"><text:span text:style-name="MT2">Annotation Type EventTopics</text:span></text:p>
      </style:header>
      <style:footer>
        <text:p text:style-name="Footer"/>
      </style:footer>
    </style:master-page>
    <style:master-page style:name="Converted14" style:page-layout-name="Mpm2">
      <style:header>
        <text:p text:style-name="MP4"><text:span text:style-name="MT2">Annotation Type EventTyp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9-13T17:33:47.561274307</meta:creation-date>
    <meta:editing-cycles>14</meta:editing-cycles>
    <meta:editing-duration>P3DT20M15S</meta:editing-duration>
    <dc:date>2019-09-19T18:46:44.161335484</dc:date>
    <meta:document-statistic meta:table-count="19" meta:image-count="4" meta:object-count="0" meta:page-count="31" meta:paragraph-count="596" meta:word-count="6470" meta:character-count="44353" meta:non-whitespace-character-count="38331"/>
    <meta:user-defined meta:name="Info"/>
    <meta:user-defined meta:name="Info 3"/>
    <meta:user-defined meta:name="Info 4"/>
    <meta:user-defined meta:name="RFC Title">RFC-244 Type Safe Eventing</meta:user-defined>
  </office:meta>
</office:document-meta>
</file>